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715.66pt"/>
    </style:style>
    <style:style style:name="co3" style:family="table-column">
      <style:table-column-properties fo:break-before="auto" style:column-width="14.26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28.35pt"/>
    </style:style>
    <style:style style:name="co7" style:family="table-column">
      <style:table-column-properties fo:break-before="auto" style:column-width="80.84pt"/>
    </style:style>
    <style:style style:name="co8" style:family="table-column">
      <style:table-column-properties fo:break-before="auto" style:column-width="33.85pt"/>
    </style:style>
    <style:style style:name="co9" style:family="table-column">
      <style:table-column-properties fo:break-before="auto" style:column-width="26.79pt"/>
    </style:style>
    <style:style style:name="co10" style:family="table-column">
      <style:table-column-properties fo:break-before="auto" style:column-width="30.7pt"/>
    </style:style>
    <style:style style:name="co11" style:family="table-column">
      <style:table-column-properties fo:break-before="auto" style:column-width="22.11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145.9pt"/>
    </style:style>
    <style:style style:name="co14" style:family="table-column">
      <style:table-column-properties fo:break-before="auto" style:column-width="112.2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51.85pt"/>
    </style:style>
    <style:style style:name="co17" style:family="table-column">
      <style:table-column-properties fo:break-before="auto" style:column-width="31.49pt"/>
    </style:style>
    <style:style style:name="co18" style:family="table-column">
      <style:table-column-properties fo:break-before="auto" style:column-width="36.2pt"/>
    </style:style>
    <style:style style:name="co19" style:family="table-column">
      <style:table-column-properties fo:break-before="auto" style:column-width="18.14pt"/>
    </style:style>
    <style:style style:name="co20" style:family="table-column">
      <style:table-column-properties fo:break-before="auto" style:column-width="475.85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pas-Merg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d:\diplomamunka\spaceticket\copy\spactick_2017_09_11_13_24_47_503_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]=2; -1; IF([.D1]=[.C1];0;IF([.C1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98.11" calcext:value-type="float">
            <text:p>-98.11</text:p>
          </table:table-cell>
          <table:table-cell office:value-type="string" calcext:value-type="string">
            <text:p>Fit4C 89.63 90.41 0.83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Lw0_0.0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0_0.00</text:p>
          </table:table-cell>
          <table:table-cell office:value-type="float" office:value="3.86" calcext:value-type="float">
            <text:p>3.8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1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2.54" calcext:value-type="float">
            <text:p>2.5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209.000000;1660.000000;1434.000000;1687.000000;1461.000000;477.000000;237.000000;44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d:\diplomamunka\spaceticket\htc\copy_sok_fit_hiba\spactick_2017_10_09_16_00_42_034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]=2; -1; IF([.D2]=[.C2];0;IF([.C2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!!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38" calcext:value-type="float">
            <text:p>-63.38</text:p>
          </table:table-cell>
          <table:table-cell office:value-type="string" calcext:value-type="string">
            <text:p>Fit4C 89.75 90.25 0.52</text:p>
          </table:table-cell>
          <table:table-cell office:value-type="string" calcext:value-type="string">
            <text:p>ShC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ShC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ShC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ShC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Lw0_0.00</text:p>
          </table:table-cell>
          <table:table-cell office:value-type="float" office:value="1.2" calcext:value-type="float">
            <text:p>1.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Tr0_0.00</text:p>
          </table:table-cell>
          <table:table-cell office:value-type="float" office:value="1.81" calcext:value-type="float">
            <text:p>1.81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Tr1_0.00</text:p>
          </table:table-cell>
          <table:table-cell office:value-type="float" office:value="0.41" calcext:value-type="float">
            <text:p>0.41</text:p>
          </table:table-cell>
          <table:table-cell office:value-type="float" office:value="-1.59" calcext:value-type="float">
            <text:p>-1.59</text:p>
          </table:table-cell>
          <table:table-cell office:value-type="string" calcext:value-type="string">
            <text:p>Ci_Lw</text:p>
          </table:table-cell>
          <table:table-cell office:value-type="float" office:value="0.59" calcext:value-type="float">
            <text:p>0.59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228.000000;1638.000000;1395.000000;1638.000000;1394.000000;471.000000;233.000000;47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([.E1:.E959])" office:value-type="float" office:value="497" calcext:value-type="float">
            <text:p>497</text:p>
          </table:table-cell>
          <table:table-cell office:value-type="string" calcext:value-type="string">
            <text:p>d:\diplomamunka\spaceticket\htc\copy_sok_fit_hiba\spactick_2017_10_09_16_01_52_41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]=2; -1; IF([.D3]=[.C3];0;IF([.C3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21" calcext:value-type="float">
            <text:p>-64.21</text:p>
          </table:table-cell>
          <table:table-cell office:value-type="string" calcext:value-type="string">
            <text:p>Fit4C 89.91 90.10 0.43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ShC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Lw0_0.00</text:p>
          </table:table-cell>
          <table:table-cell office:value-type="float" office:value="1.1" calcext:value-type="float">
            <text:p>1.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Lw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Tr1_0.00</text:p>
          </table:table-cell>
          <table:table-cell office:value-type="float" office:value="0.26" calcext:value-type="float">
            <text:p>0.26</text:p>
          </table:table-cell>
          <table:table-cell office:value-type="float" office:value="-1.74" calcext:value-type="float">
            <text:p>-1.74</text:p>
          </table:table-cell>
          <table:table-cell office:value-type="string" calcext:value-type="string">
            <text:p>Ci_Lw</text:p>
          </table:table-cell>
          <table:table-cell office:value-type="float" office:value="0.68" calcext:value-type="float">
            <text:p>0.68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Ci</text:p>
          </table:table-cell>
          <table:table-cell office:value-type="float" office:value="0.84" calcext:value-type="float">
            <text:p>0.84</text:p>
          </table:table-cell>
          <table:table-cell office:value-type="float" office:value="-3.32" calcext:value-type="float">
            <text:p>-3.32</text:p>
          </table:table-cell>
          <table:table-cell office:value-type="string" calcext:value-type="string">
            <text:p>214.000000;1626.000000;1388.000000;1641.000000;1401.000000;473.000000;229.000000;45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d:\diplomamunka\spaceticket\htc\copy_sok_fit_hiba\spactick_2017_10_09_16_02_12_495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]=2; -1; IF([.D4]=[.C4];0;IF([.C4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02" calcext:value-type="float">
            <text:p>-64.02</text:p>
          </table:table-cell>
          <table:table-cell office:value-type="string" calcext:value-type="string">
            <text:p>Fit4C 89.76 90.39 0.60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ShC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r0_0.00</text:p>
          </table:table-cell>
          <table:table-cell office:value-type="float" office:value="2.02" calcext:value-type="float">
            <text:p>2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Lw1_0.0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1_0.00</text:p>
          </table:table-cell>
          <table:table-cell office:value-type="float" office:value="0.39" calcext:value-type="float">
            <text:p>0.39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Ci_Lw</text:p>
          </table:table-cell>
          <table:table-cell office:value-type="float" office:value="0.51" calcext:value-type="float">
            <text:p>0.51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Ci</text:p>
          </table:table-cell>
          <table:table-cell office:value-type="float" office:value="1.09" calcext:value-type="float">
            <text:p>1.09</text:p>
          </table:table-cell>
          <table:table-cell office:value-type="float" office:value="-2.83" calcext:value-type="float">
            <text:p>-2.83</text:p>
          </table:table-cell>
          <table:table-cell office:value-type="string" calcext:value-type="string">
            <text:p>234.000000;1640.000000;1395.000000;1645.000000;1398.000000;467.000000;240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0)" office:value-type="float" office:value="425" calcext:value-type="float">
            <text:p>425</text:p>
          </table:table-cell>
          <table:table-cell office:value-type="string" calcext:value-type="string">
            <text:p>d:\diplomamunka\spaceticket\htc\copy_sok_fit_hiba\spactick_2017_10_09_16_02_27_938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]=2; -1; IF([.D5]=[.C5];0;IF([.C5]=0;2;1)))" office:value-type="float" office:value="0" calcext:value-type="float">
            <text:p>0</text:p>
          </table:table-cell>
          <table:table-cell office:value-type="string" calcext:value-type="string">
            <text:p>Lw1_0.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[Bl]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46" calcext:value-type="float">
            <text:p>-64.46</text:p>
          </table:table-cell>
          <table:table-cell office:value-type="string" calcext:value-type="string">
            <text:p>Fit4C 89.85 90.25 0.43</text:p>
          </table:table-cell>
          <table:table-cell office:value-type="string" calcext:value-type="string">
            <text:p>ShC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ShC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ShC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ShC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Lw0_0.00</text:p>
          </table:table-cell>
          <table:table-cell office:value-type="float" office:value="1.12" calcext:value-type="float">
            <text:p>1.1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w1_0.00</text:p>
          </table:table-cell>
          <table:table-cell office:value-type="float" office:value="0.07" calcext:value-type="float">
            <text:p>0.07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Tr1_0.00</text:p>
          </table:table-cell>
          <table:table-cell office:value-type="float" office:value="0.24" calcext:value-type="float">
            <text:p>0.24</text:p>
          </table:table-cell>
          <table:table-cell office:value-type="float" office:value="-1.76" calcext:value-type="float">
            <text:p>-1.76</text:p>
          </table:table-cell>
          <table:table-cell office:value-type="string" calcext:value-type="string">
            <text:p>Ci_Lw</text:p>
          </table:table-cell>
          <table:table-cell office:value-type="float" office:value="0.12" calcext:value-type="float">
            <text:p>0.12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  <table:table-cell office:value-type="float" office:value="-3.19" calcext:value-type="float">
            <text:p>-3.19</text:p>
          </table:table-cell>
          <table:table-cell office:value-type="string" calcext:value-type="string">
            <text:p>230.000000;1648.000000;1403.000000;1638.000000;1391.000000;462.000000;223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03_48_75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]=2; -1; IF([.D6]=[.C6];0;IF([.C6]=0;2;1)))" office:value-type="float" office:value="0" calcext:value-type="float">
            <text:p>0</text:p>
          </table:table-cell>
          <table:table-cell office:value-type="string" calcext:value-type="string">
            <text:p>Lw1_0.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88" calcext:value-type="float">
            <text:p>-65.88</text:p>
          </table:table-cell>
          <table:table-cell office:value-type="string" calcext:value-type="string">
            <text:p>Fit4C 89.69 90.46 0.49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0_0.00</text:p>
          </table:table-cell>
          <table:table-cell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w1_0.00</text:p>
          </table:table-cell>
          <table:table-cell office:value-type="float" office:value="0.05" calcext:value-type="float">
            <text:p>0.05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Tr1_0.00</text:p>
          </table:table-cell>
          <table:table-cell office:value-type="float" office:value="0.48" calcext:value-type="float">
            <text:p>0.48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Ci_Lw</text:p>
          </table:table-cell>
          <table:table-cell office:value-type="float" office:value="0.71" calcext:value-type="float">
            <text:p>0.71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Ci</text:p>
          </table:table-cell>
          <table:table-cell office:value-type="float" office:value="0.94" calcext:value-type="float">
            <text:p>0.94</text:p>
          </table:table-cell>
          <table:table-cell office:value-type="float" office:value="-3.11" calcext:value-type="float">
            <text:p>-3.11</text:p>
          </table:table-cell>
          <table:table-cell office:value-type="string" calcext:value-type="string">
            <text:p>222.000000;1586.000000;1347.000000;1587.000000;1350.000000;468.000000;229.000000;47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dunno</text:p>
          </table:table-cell>
          <table:table-cell office:value-type="string" calcext:value-type="string">
            <text:p>d:\diplomamunka\spaceticket\htc\copy_sok_fit_hiba\spactick_2017_10_09_16_12_15_764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]=2; -1; IF([.D7]=[.C7];0;IF([.C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4" calcext:value-type="float">
            <text:p>-64.4</text:p>
          </table:table-cell>
          <table:table-cell office:value-type="string" calcext:value-type="string">
            <text:p>Fit4C 89.70 90.30 0.52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ShC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Lw0_0.00</text:p>
          </table:table-cell>
          <table:table-cell office:value-type="float" office:value="0.98" calcext:value-type="float">
            <text:p>0.98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Tr0_0.00</text:p>
          </table:table-cell>
          <table:table-cell office:value-type="float" office:value="0.96" calcext:value-type="float">
            <text:p>0.96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Lw1_0.00</text:p>
          </table:table-cell>
          <table:table-cell office:value-type="float" office:value="0.31" calcext:value-type="float">
            <text:p>0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Tr1_0.00</text:p>
          </table:table-cell>
          <table:table-cell office:value-type="float" office:value="0.76" calcext:value-type="float">
            <text:p>0.76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Ci_Lw</text:p>
          </table:table-cell>
          <table:table-cell office:value-type="float" office:value="0.6" calcext:value-type="float">
            <text:p>0.6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Ci</text:p>
          </table:table-cell>
          <table:table-cell office:value-type="float" office:value="0.94" calcext:value-type="float">
            <text:p>0.94</text:p>
          </table:table-cell>
          <table:table-cell office:value-type="float" office:value="-3.11" calcext:value-type="float">
            <text:p>-3.11</text:p>
          </table:table-cell>
          <table:table-cell office:value-type="string" calcext:value-type="string">
            <text:p>240.000000;1629.000000;1401.000000;1622.000000;1388.000000;463.000000;227.000000;47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-1)" office:value-type="float" office:value="54" calcext:value-type="float">
            <text:p>54</text:p>
          </table:table-cell>
          <table:table-cell office:value-type="string" calcext:value-type="string">
            <text:p>d:\diplomamunka\spaceticket\htc\copy_sok_fit_hiba\spactick_2017_10_09_16_19_46_03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]=2; -1; IF([.D8]=[.C8];0;IF([.C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72" calcext:value-type="float">
            <text:p>-56.72</text:p>
          </table:table-cell>
          <table:table-cell office:value-type="string" calcext:value-type="string">
            <text:p>Fit4C 89.90 90.10 0.26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Lw0_0.00</text:p>
          </table:table-cell>
          <table:table-cell office:value-type="float" office:value="0.82" calcext:value-type="float">
            <text:p>0.82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Tr0_0.00</text:p>
          </table:table-cell>
          <table:table-cell office:value-type="float" office:value="1.45" calcext:value-type="float">
            <text:p>1.45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Lw1_0.00</text:p>
          </table:table-cell>
          <table:table-cell office:value-type="float" office:value="0.06" calcext:value-type="float">
            <text:p>0.06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Tr1_0.00</text:p>
          </table:table-cell>
          <table:table-cell office:value-type="float" office:value="0.32" calcext:value-type="float">
            <text:p>0.32</text:p>
          </table:table-cell>
          <table:table-cell office:value-type="float" office:value="-1.68" calcext:value-type="float">
            <text:p>-1.68</text:p>
          </table:table-cell>
          <table:table-cell office:value-type="string" calcext:value-type="string">
            <text:p>Ci_Lw</text:p>
          </table:table-cell>
          <table:table-cell office:value-type="float" office:value="0.3" calcext:value-type="float">
            <text:p>0.3</text:p>
          </table:table-cell>
          <table:table-cell office:value-type="float" office:value="-1.78" calcext:value-type="float">
            <text:p>-1.78</text:p>
          </table:table-cell>
          <table:table-cell office:value-type="string" calcext:value-type="string">
            <text:p>Ci</text:p>
          </table:table-cell>
          <table:table-cell office:value-type="float" office:value="0.71" calcext:value-type="float">
            <text:p>0.71</text:p>
          </table:table-cell>
          <table:table-cell office:value-type="float" office:value="-3.58" calcext:value-type="float">
            <text:p>-3.58</text:p>
          </table:table-cell>
          <table:table-cell office:value-type="string" calcext:value-type="string">
            <text:p>239.000000;1635.000000;1411.000000;1649.000000;1426.000000;480.000000;255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21_54_881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]=2; -1; IF([.D9]=[.C9];0;IF([.C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35" calcext:value-type="float">
            <text:p>-56.35</text:p>
          </table:table-cell>
          <table:table-cell office:value-type="string" calcext:value-type="string">
            <text:p>Fit4C 89.85 90.15 0.42</text:p>
          </table:table-cell>
          <table:table-cell office:value-type="string" calcext:value-type="string">
            <text:p>ShC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hC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ShC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Lw0_0.00</text:p>
          </table:table-cell>
          <table:table-cell office:value-type="float" office:value="0.77" calcext:value-type="float">
            <text:p>0.77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Tr0_0.00</text:p>
          </table:table-cell>
          <table:table-cell office:value-type="float" office:value="1.39" calcext:value-type="float">
            <text:p>1.39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Lw1_0.00</text:p>
          </table:table-cell>
          <table:table-cell office:value-type="float" office:value="0.14" calcext:value-type="float">
            <text:p>0.14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Tr1_0.00</text:p>
          </table:table-cell>
          <table:table-cell office:value-type="float" office:value="0.13" calcext:value-type="float">
            <text:p>0.13</text:p>
          </table:table-cell>
          <table:table-cell office:value-type="float" office:value="-1.87" calcext:value-type="float">
            <text:p>-1.87</text:p>
          </table:table-cell>
          <table:table-cell office:value-type="string" calcext:value-type="string">
            <text:p>Ci_Lw</text:p>
          </table:table-cell>
          <table:table-cell office:value-type="float" office:value="0.47" calcext:value-type="float">
            <text:p>0.47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Ci</text:p>
          </table:table-cell>
          <table:table-cell office:value-type="float" office:value="0.56" calcext:value-type="float">
            <text:p>0.56</text:p>
          </table:table-cell>
          <table:table-cell office:value-type="float" office:value="-3.87" calcext:value-type="float">
            <text:p>-3.87</text:p>
          </table:table-cell>
          <table:table-cell office:value-type="string" calcext:value-type="string">
            <text:p>200.000000;1702.000000;1385.000000;1704.000000;1385.000000;525.000000;205.000000;52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d:\diplomamunka\spaceticket\htc\copy_sok_fit_hiba\spactick_2017_10_09_16_22_24_945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]=2; -1; IF([.D10]=[.C10];0;IF([.C1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4.73" calcext:value-type="float">
            <text:p>-54.73</text:p>
          </table:table-cell>
          <table:table-cell office:value-type="string" calcext:value-type="string">
            <text:p>Fit4C 89.71 90.19 0.51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Lw0_0.00</text:p>
          </table:table-cell>
          <table:table-cell office:value-type="float" office:value="0.84" calcext:value-type="float">
            <text:p>0.84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Tr0_0.00</text:p>
          </table:table-cell>
          <table:table-cell office:value-type="float" office:value="1.37" calcext:value-type="float">
            <text:p>1.37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Lw1_0.00</text:p>
          </table:table-cell>
          <table:table-cell office:value-type="float" office:value="0.15" calcext:value-type="float">
            <text:p>0.15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Tr1_0.00</text:p>
          </table:table-cell>
          <table:table-cell office:value-type="float" office:value="0.34" calcext:value-type="float">
            <text:p>0.34</text:p>
          </table:table-cell>
          <table:table-cell office:value-type="float" office:value="-1.66" calcext:value-type="float">
            <text:p>-1.66</text:p>
          </table:table-cell>
          <table:table-cell office:value-type="string" calcext:value-type="string">
            <text:p>Ci_Lw</text:p>
          </table:table-cell>
          <table:table-cell office:value-type="float" office:value="0.54" calcext:value-type="float">
            <text:p>0.54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Ci</text:p>
          </table:table-cell>
          <table:table-cell office:value-type="float" office:value="0.44" calcext:value-type="float">
            <text:p>0.44</text:p>
          </table:table-cell>
          <table:table-cell office:value-type="float" office:value="-4.12" calcext:value-type="float">
            <text:p>-4.12</text:p>
          </table:table-cell>
          <table:table-cell office:value-type="string" calcext:value-type="string">
            <text:p>214.000000;1639.000000;1403.000000;1638.000000;1402.000000;458.000000;219.000000;4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1) + COUNTIF([.E1:.E959]; 2)" office:value-type="float" office:value="17" calcext:value-type="float">
            <text:p>17</text:p>
          </table:table-cell>
          <table:table-cell office:value-type="string" calcext:value-type="string">
            <text:p>d:\diplomamunka\spaceticket\htc\copy_sok_fit_hiba\spactick_2017_10_09_16_27_06_78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]=2; -1; IF([.D11]=[.C11];0;IF([.C1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52" calcext:value-type="float">
            <text:p>-56.52</text:p>
          </table:table-cell>
          <table:table-cell office:value-type="string" calcext:value-type="string">
            <text:p>Fit4C 89.95 90.05 0.28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Lw0_0.00</text:p>
          </table:table-cell>
          <table:table-cell office:value-type="float" office:value="0.81" calcext:value-type="float">
            <text:p>0.81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Tr0_0.00</text:p>
          </table:table-cell>
          <table:table-cell office:value-type="float" office:value="1.31" calcext:value-type="float">
            <text:p>1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Lw1_0.00</text:p>
          </table:table-cell>
          <table:table-cell office:value-type="float" office:value="0.01" calcext:value-type="float">
            <text:p>0.01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Tr1_0.00</text:p>
          </table:table-cell>
          <table:table-cell office:value-type="float" office:value="0.45" calcext:value-type="float">
            <text:p>0.45</text:p>
          </table:table-cell>
          <table:table-cell office:value-type="float" office:value="-1.55" calcext:value-type="float">
            <text:p>-1.55</text:p>
          </table:table-cell>
          <table:table-cell office:value-type="string" calcext:value-type="string">
            <text:p>Ci_Lw</text:p>
          </table:table-cell>
          <table:table-cell office:value-type="float" office:value="0.36" calcext:value-type="float">
            <text:p>0.36</text:p>
          </table:table-cell>
          <table:table-cell office:value-type="float" office:value="-1.55" calcext:value-type="float">
            <text:p>-1.55</text:p>
          </table:table-cell>
          <table:table-cell office:value-type="string" calcext:value-type="string">
            <text:p>Ci</text:p>
          </table:table-cell>
          <table:table-cell office:value-type="float" office:value="0.51" calcext:value-type="float">
            <text:p>0.51</text:p>
          </table:table-cell>
          <table:table-cell office:value-type="float" office:value="-3.97" calcext:value-type="float">
            <text:p>-3.97</text:p>
          </table:table-cell>
          <table:table-cell office:value-type="string" calcext:value-type="string">
            <text:p>187.000000;1701.000000;1454.000000;1694.000000;1446.000000;431.000000;180.000000;43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29_39_559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]=2; -1; IF([.D12]=[.C12];0;IF([.C1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5.39" calcext:value-type="float">
            <text:p>-55.39</text:p>
          </table:table-cell>
          <table:table-cell office:value-type="string" calcext:value-type="string">
            <text:p>Fit4C 89.77 90.18 0.47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Lw0_0.00</text:p>
          </table:table-cell>
          <table:table-cell office:value-type="float" office:value="0.83" calcext:value-type="float">
            <text:p>0.83</text:p>
          </table:table-cell>
          <table:table-cell office:value-type="float" office:value="-0.33" calcext:value-type="float">
            <text:p>-0.33</text:p>
          </table:table-cell>
          <table:table-cell office:value-type="string" calcext:value-type="string">
            <text:p>Tr0_0.00</text:p>
          </table:table-cell>
          <table:table-cell office:value-type="float" office:value="1.76" calcext:value-type="float">
            <text:p>1.76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Lw1_0.00</text:p>
          </table:table-cell>
          <table:table-cell office:value-type="float" office:value="0.01" calcext:value-type="float">
            <text:p>0.01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Tr1_0.00</text:p>
          </table:table-cell>
          <table:table-cell office:value-type="float" office:value="0.16" calcext:value-type="float">
            <text:p>0.16</text:p>
          </table:table-cell>
          <table:table-cell office:value-type="float" office:value="-1.84" calcext:value-type="float">
            <text:p>-1.84</text:p>
          </table:table-cell>
          <table:table-cell office:value-type="string" calcext:value-type="string">
            <text:p>Ci_Lw</text:p>
          </table:table-cell>
          <table:table-cell office:value-type="float" office:value="0.58" calcext:value-type="float">
            <text:p>0.58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Ci</text:p>
          </table:table-cell>
          <table:table-cell office:value-type="float" office:value="1.07" calcext:value-type="float">
            <text:p>1.07</text:p>
          </table:table-cell>
          <table:table-cell office:value-type="float" office:value="-2.86" calcext:value-type="float">
            <text:p>-2.86</text:p>
          </table:table-cell>
          <table:table-cell office:value-type="string" calcext:value-type="string">
            <text:p>232.000000;1753.000000;1506.000000;1749.000000;1503.000000;483.000000;228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32_03_38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]=2; -1; IF([.D13]=[.C13];0;IF([.C13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6" calcext:value-type="float">
            <text:p>-69.46</text:p>
          </table:table-cell>
          <table:table-cell office:value-type="string" calcext:value-type="string">
            <text:p>Fit4C 89.87 90.13 0.74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Lw0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r0_0.00</text:p>
          </table:table-cell>
          <table:table-cell office:value-type="float" office:value="1.06" calcext:value-type="float">
            <text:p>1.06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Lw1_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Tr1_0.00</text:p>
          </table:table-cell>
          <table:table-cell office:value-type="float" office:value="0.27" calcext:value-type="float">
            <text:p>0.27</text:p>
          </table:table-cell>
          <table:table-cell office:value-type="float" office:value="-1.73" calcext:value-type="float">
            <text:p>-1.73</text:p>
          </table:table-cell>
          <table:table-cell office:value-type="string" calcext:value-type="string">
            <text:p>Ci_Lw</text:p>
          </table:table-cell>
          <table:table-cell office:value-type="float" office:value="0.66" calcext:value-type="float">
            <text:p>0.66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Ci</text:p>
          </table:table-cell>
          <table:table-cell office:value-type="float" office:value="1.16" calcext:value-type="float">
            <text:p>1.16</text:p>
          </table:table-cell>
          <table:table-cell office:value-type="float" office:value="-2.68" calcext:value-type="float">
            <text:p>-2.68</text:p>
          </table:table-cell>
          <table:table-cell office:value-type="string" calcext:value-type="string">
            <text:p>194.000000;1654.000000;1417.000000;1676.000000;1440.000000;464.000000;217.000000;43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Type 1 error / false pos.</text:p>
          </table:table-cell>
          <table:table-cell office:value-type="string" calcext:value-type="string">
            <text:p>d:\diplomamunka\spaceticket\htc\copy_sok_fit_hiba\spactick_2017_10_09_16_33_28_395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]=2; -1; IF([.D14]=[.C14];0;IF([.C14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6.71" calcext:value-type="float">
            <text:p>-76.71</text:p>
          </table:table-cell>
          <table:table-cell office:value-type="string" calcext:value-type="string">
            <text:p>Fit4C 89.89 90.10 0.64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Lw0_0.00</text:p>
          </table:table-cell>
          <table:table-cell office:value-type="float" office:value="1.42" calcext:value-type="float">
            <text:p>1.42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Tr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Lw1_0.00</text:p>
          </table:table-cell>
          <table:table-cell office:value-type="float" office:value="0.04" calcext:value-type="float">
            <text:p>0.04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Tr1_0.00</text:p>
          </table:table-cell>
          <table:table-cell office:value-type="float" office:value="0.27" calcext:value-type="float">
            <text:p>0.27</text:p>
          </table:table-cell>
          <table:table-cell office:value-type="float" office:value="-1.73" calcext:value-type="float">
            <text:p>-1.73</text:p>
          </table:table-cell>
          <table:table-cell office:value-type="string" calcext:value-type="string">
            <text:p>Ci_Lw</text:p>
          </table:table-cell>
          <table:table-cell office:value-type="float" office:value="0.71" calcext:value-type="float">
            <text:p>0.71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Ci</text:p>
          </table:table-cell>
          <table:table-cell office:value-type="float" office:value="1.07" calcext:value-type="float">
            <text:p>1.07</text:p>
          </table:table-cell>
          <table:table-cell office:value-type="float" office:value="-2.87" calcext:value-type="float">
            <text:p>-2.87</text:p>
          </table:table-cell>
          <table:table-cell office:value-type="string" calcext:value-type="string">
            <text:p>245.000000;1627.000000;1418.000000;1647.000000;1437.000000;483.000000;267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1)" office:value-type="float" office:value="16" calcext:value-type="float">
            <text:p>16</text:p>
          </table:table-cell>
          <table:table-cell office:value-type="string" calcext:value-type="string">
            <text:p>d:\diplomamunka\spaceticket\htc\copy_sok_fit_hiba\spactick_2017_10_09_16_33_54_051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]=2; -1; IF([.D15]=[.C15];0;IF([.C15]=0;2;1)))" office:value-type="float" office:value="0" calcext:value-type="float">
            <text:p>0</text:p>
          </table:table-cell>
          <table:table-cell office:value-type="string" calcext:value-type="string">
            <text:p>Lw1_0.0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3.81" calcext:value-type="float">
            <text:p>-73.81</text:p>
          </table:table-cell>
          <table:table-cell office:value-type="string" calcext:value-type="string">
            <text:p>Fit4C 89.23 90.43 1.07</text:p>
          </table:table-cell>
          <table:table-cell office:value-type="string" calcext:value-type="string">
            <text:p>ShC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C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ShC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ShC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Lw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0_0.00</text:p>
          </table:table-cell>
          <table:table-cell office:value-type="float" office:value="2.02" calcext:value-type="float">
            <text:p>2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Lw1_0.00</text:p>
          </table:table-cell>
          <table:table-cell office:value-type="float" office:value="0.68" calcext:value-type="float">
            <text:p>0.68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Tr1_0.00</text:p>
          </table:table-cell>
          <table:table-cell office:value-type="float" office:value="1.26" calcext:value-type="float">
            <text:p>1.26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Ci_Lw</text:p>
          </table:table-cell>
          <table:table-cell office:value-type="float" office:value="0.92" calcext:value-type="float">
            <text:p>0.9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Ci</text:p>
          </table:table-cell>
          <table:table-cell office:value-type="float" office:value="1.14" calcext:value-type="float">
            <text:p>1.14</text:p>
          </table:table-cell>
          <table:table-cell office:value-type="float" office:value="-2.71" calcext:value-type="float">
            <text:p>-2.71</text:p>
          </table:table-cell>
          <table:table-cell office:value-type="string" calcext:value-type="string">
            <text:p>218.000000;1646.000000;1432.000000;1659.000000;1448.000000;466.000000;247.000000;44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34_49_084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6]=2; -1; IF([.D16]=[.C16];0;IF([.C16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08" calcext:value-type="float">
            <text:p>-66.08</text:p>
          </table:table-cell>
          <table:table-cell office:value-type="string" calcext:value-type="string">
            <text:p>Fit4C 89.57 90.28 1.28</text:p>
          </table:table-cell>
          <table:table-cell office:value-type="string" calcext:value-type="string">
            <text:p>ShC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Sh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hC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hC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Lw0_0.00</text:p>
          </table:table-cell>
          <table:table-cell office:value-type="float" office:value="0.59" calcext:value-type="float">
            <text:p>0.59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Tr0_0.00</text:p>
          </table:table-cell>
          <table:table-cell office:value-type="float" office:value="1.86" calcext:value-type="float">
            <text:p>1.86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Lw1_0.00</text:p>
          </table:table-cell>
          <table:table-cell office:value-type="float" office:value="0.05" calcext:value-type="float">
            <text:p>0.05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Tr1_0.00</text:p>
          </table:table-cell>
          <table:table-cell office:value-type="float" office:value="0.33" calcext:value-type="float">
            <text:p>0.33</text:p>
          </table:table-cell>
          <table:table-cell office:value-type="float" office:value="-1.67" calcext:value-type="float">
            <text:p>-1.67</text:p>
          </table:table-cell>
          <table:table-cell office:value-type="string" calcext:value-type="string">
            <text:p>Ci_Lw</text:p>
          </table:table-cell>
          <table:table-cell office:value-type="float" office:value="0.41" calcext:value-type="float">
            <text:p>0.41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Ci</text:p>
          </table:table-cell>
          <table:table-cell office:value-type="float" office:value="0.4" calcext:value-type="float">
            <text:p>0.4</text:p>
          </table:table-cell>
          <table:table-cell office:value-type="float" office:value="-4.2" calcext:value-type="float">
            <text:p>-4.2</text:p>
          </table:table-cell>
          <table:table-cell office:value-type="string" calcext:value-type="string">
            <text:p>234.000000;1658.000000;1427.000000;1647.000000;1422.000000;476.000000;232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35_18_027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]=2; -1; IF([.D17]=[.C17];0;IF([.C1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04" calcext:value-type="float">
            <text:p>-65.04</text:p>
          </table:table-cell>
          <table:table-cell office:value-type="string" calcext:value-type="string">
            <text:p>Fit4C 89.69 90.26 0.87</text:p>
          </table:table-cell>
          <table:table-cell office:value-type="string" calcext:value-type="string">
            <text:p>ShC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Lw0_0.00</text:p>
          </table:table-cell>
          <table:table-cell office:value-type="float" office:value="0.39" calcext:value-type="float">
            <text:p>0.39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Tr0_0.00</text:p>
          </table:table-cell>
          <table:table-cell office:value-type="float" office:value="0.95" calcext:value-type="float">
            <text:p>0.95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Lw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Tr1_0.00</text:p>
          </table:table-cell>
          <table:table-cell office:value-type="float" office:value="0.37" calcext:value-type="float">
            <text:p>0.37</text:p>
          </table:table-cell>
          <table:table-cell office:value-type="float" office:value="-1.63" calcext:value-type="float">
            <text:p>-1.63</text:p>
          </table:table-cell>
          <table:table-cell office:value-type="string" calcext:value-type="string">
            <text:p>Ci_Lw</text:p>
          </table:table-cell>
          <table:table-cell office:value-type="float" office:value="0.58" calcext:value-type="float">
            <text:p>0.58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Ci</text:p>
          </table:table-cell>
          <table:table-cell office:value-type="float" office:value="0.36" calcext:value-type="float">
            <text:p>0.36</text:p>
          </table:table-cell>
          <table:table-cell office:value-type="float" office:value="-4.29" calcext:value-type="float">
            <text:p>-4.29</text:p>
          </table:table-cell>
          <table:table-cell office:value-type="string" calcext:value-type="string">
            <text:p>228.000000;1673.000000;1507.000000;1679.000000;1518.000000;415.000000;238.000000;3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39_04_936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8]=2; -1; IF([.D18]=[.C18];0;IF([.C18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!![Bl]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41" calcext:value-type="float">
            <text:p>-66.41</text:p>
          </table:table-cell>
          <table:table-cell office:value-type="string" calcext:value-type="string">
            <text:p>Fit4C 89.76 90.24 0.83</text:p>
          </table:table-cell>
          <table:table-cell office:value-type="string" calcext:value-type="string">
            <text:p>ShC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ShC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Lw0_0.00</text:p>
          </table:table-cell>
          <table:table-cell office:value-type="float" office:value="0.29" calcext:value-type="float">
            <text:p>0.29</text:p>
          </table:table-cell>
          <table:table-cell office:value-type="float" office:value="-1.43" calcext:value-type="float">
            <text:p>-1.43</text:p>
          </table:table-cell>
          <table:table-cell office:value-type="string" calcext:value-type="string">
            <text:p>Tr0_0.00</text:p>
          </table:table-cell>
          <table:table-cell office:value-type="float" office:value="0.56" calcext:value-type="float">
            <text:p>0.56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Lw1_0.00</text:p>
          </table:table-cell>
          <table:table-cell office:value-type="float" office:value="0.15" calcext:value-type="float">
            <text:p>0.15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Tr1_0.00</text:p>
          </table:table-cell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string" calcext:value-type="string">
            <text:p>Ci_Lw</text:p>
          </table:table-cell>
          <table:table-cell office:value-type="float" office:value="0.3" calcext:value-type="float">
            <text:p>0.3</text:p>
          </table:table-cell>
          <table:table-cell office:value-type="float" office:value="-1.79" calcext:value-type="float">
            <text:p>-1.79</text:p>
          </table:table-cell>
          <table:table-cell office:value-type="string" calcext:value-type="string">
            <text:p>Ci</text:p>
          </table:table-cell>
          <table:table-cell office:value-type="float" office:value="0.4" calcext:value-type="float">
            <text:p>0.4</text:p>
          </table:table-cell>
          <table:table-cell office:value-type="float" office:value="-4.19" calcext:value-type="float">
            <text:p>-4.19</text:p>
          </table:table-cell>
          <table:table-cell office:value-type="string" calcext:value-type="string">
            <text:p>225.000000;1692.000000;1442.000000;1688.000000;1442.000000;486.000000;226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20_14_918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]=2; -1; IF([.D19]=[.C19];0;IF([.C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61" calcext:value-type="float">
            <text:p>-65.61</text:p>
          </table:table-cell>
          <table:table-cell office:value-type="string" calcext:value-type="string">
            <text:p>Fit4C 89.27 90.69 0.98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Lw0_0.00</text:p>
          </table:table-cell>
          <table:table-cell office:value-type="float" office:value="0.78" calcext:value-type="float">
            <text:p>0.78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Tr0_0.00</text:p>
          </table:table-cell>
          <table:table-cell office:value-type="float" office:value="1.57" calcext:value-type="float">
            <text:p>1.57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Lw1_0.00</text:p>
          </table:table-cell>
          <table:table-cell office:value-type="float" office:value="0.18" calcext:value-type="float">
            <text:p>0.18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Tr1_0.00</text:p>
          </table:table-cell>
          <table:table-cell office:value-type="float" office:value="0.23" calcext:value-type="float">
            <text:p>0.23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Ci_Lw</text:p>
          </table:table-cell>
          <table:table-cell office:value-type="float" office:value="0.88" calcext:value-type="float">
            <text:p>0.88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Ci</text:p>
          </table:table-cell>
          <table:table-cell office:value-type="float" office:value="0.06" calcext:value-type="float">
            <text:p>0.06</text:p>
          </table:table-cell>
          <table:table-cell office:value-type="float" office:value="-4.87" calcext:value-type="float">
            <text:p>-4.87</text:p>
          </table:table-cell>
          <table:table-cell office:value-type="string" calcext:value-type="string">
            <text:p>245.000000;1645.000000;1417.000000;1645.000000;1426.000000;476.000000;260.000000;4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Type 2 error / false neg.</text:p>
          </table:table-cell>
          <table:table-cell office:value-type="string" calcext:value-type="string">
            <text:p>d:\diplomamunka\spaceticket\htc\copy_sok_fit_hiba\spactick_2017_10_09_17_21_23_76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]=2; -1; IF([.D20]=[.C20];0;IF([.C2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66" calcext:value-type="float">
            <text:p>-65.66</text:p>
          </table:table-cell>
          <table:table-cell office:value-type="string" calcext:value-type="string">
            <text:p>Fit4C 89.71 90.20 0.81</text:p>
          </table:table-cell>
          <table:table-cell office:value-type="string" calcext:value-type="string">
            <text:p>Sh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Lw0_0.00</text:p>
          </table:table-cell>
          <table:table-cell office:value-type="float" office:value="0.81" calcext:value-type="float">
            <text:p>0.81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Tr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Lw1_0.00</text:p>
          </table:table-cell>
          <table:table-cell office:value-type="float" office:value="0.19" calcext:value-type="float">
            <text:p>0.19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Tr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98" calcext:value-type="float">
            <text:p>-1.98</text:p>
          </table:table-cell>
          <table:table-cell office:value-type="string" calcext:value-type="string">
            <text:p>Ci_Lw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Ci</text:p>
          </table:table-cell>
          <table:table-cell office:value-type="float" office:value="0.03" calcext:value-type="float">
            <text:p>0.03</text:p>
          </table:table-cell>
          <table:table-cell office:value-type="float" office:value="-4.94" calcext:value-type="float">
            <text:p>-4.94</text:p>
          </table:table-cell>
          <table:table-cell office:value-type="string" calcext:value-type="string">
            <text:p>227.000000;1640.000000;1410.000000;1643.000000;1416.000000;472.000000;236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2)" office:value-type="float" office:value="1" calcext:value-type="float">
            <text:p>1</text:p>
          </table:table-cell>
          <table:table-cell office:value-type="string" calcext:value-type="string">
            <text:p>d:\diplomamunka\spaceticket\htc\copy_sok_fit_hiba\spactick_2017_10_09_17_22_55_502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1]=2; -1; IF([.D21]=[.C21];0;IF([.C21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29" calcext:value-type="float">
            <text:p>-66.29</text:p>
          </table:table-cell>
          <table:table-cell office:value-type="string" calcext:value-type="string">
            <text:p>Fit4C 89.33 90.65 1.26</text:p>
          </table:table-cell>
          <table:table-cell office:value-type="string" calcext:value-type="string">
            <text:p>ShC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ShC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Lw0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r0_0.00</text:p>
          </table:table-cell>
          <table:table-cell office:value-type="float" office:value="1.03" calcext:value-type="float">
            <text:p>1.03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Lw1_0.00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Tr1_0.00</text:p>
          </table:table-cell>
          <table:table-cell office:value-type="float" office:value="0.68" calcext:value-type="float">
            <text:p>0.68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Ci_Lw</text:p>
          </table:table-cell>
          <table:table-cell office:value-type="float" office:value="0.79" calcext:value-type="float">
            <text:p>0.79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i</text:p>
          </table:table-cell>
          <table:table-cell office:value-type="float" office:value="0.88" calcext:value-type="float">
            <text:p>0.88</text:p>
          </table:table-cell>
          <table:table-cell office:value-type="float" office:value="-3.23" calcext:value-type="float">
            <text:p>-3.23</text:p>
          </table:table-cell>
          <table:table-cell office:value-type="string" calcext:value-type="string">
            <text:p>261.000000;1627.000000;1446.000000;1597.000000;1417.000000;398.000000;217.000000;42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23_52_337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2]=2; -1; IF([.D22]=[.C22];0;IF([.C22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!![Bl][Bl]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1.64" calcext:value-type="float">
            <text:p>-51.64</text:p>
          </table:table-cell>
          <table:table-cell office:value-type="string" calcext:value-type="string">
            <text:p>Fit4C 89.72 90.44 0.65</text:p>
          </table:table-cell>
          <table:table-cell office:value-type="string" calcext:value-type="string">
            <text:p>ShC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ShC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ShC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ShC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Lw0_0.00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Tr0_0.00</text:p>
          </table:table-cell>
          <table:table-cell office:value-type="float" office:value="1.48" calcext:value-type="float">
            <text:p>1.48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Lw1_0.00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Tr1_0.00</text:p>
          </table:table-cell>
          <table:table-cell office:value-type="float" office:value="0.52" calcext:value-type="float">
            <text:p>0.52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Ci_Lw</text:p>
          </table:table-cell>
          <table:table-cell office:value-type="float" office:value="0.6" calcext:value-type="float">
            <text:p>0.6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Ci</text:p>
          </table:table-cell>
          <table:table-cell office:value-type="float" office:value="0.34" calcext:value-type="float">
            <text:p>0.34</text:p>
          </table:table-cell>
          <table:table-cell office:value-type="float" office:value="-4.33" calcext:value-type="float">
            <text:p>-4.33</text:p>
          </table:table-cell>
          <table:table-cell office:value-type="string" calcext:value-type="string">
            <text:p>203.000000;1647.000000;1416.000000;1694.000000;1472.000000;488.000000;256.000000;43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29_59_856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3]=2; -1; IF([.D23]=[.C23];0;IF([.C23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!![Bl]!![Bl]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3" calcext:value-type="float">
            <text:p>-67.3</text:p>
          </table:table-cell>
          <table:table-cell office:value-type="string" calcext:value-type="string">
            <text:p>Fit4C 89.68 90.38 0.99</text:p>
          </table:table-cell>
          <table:table-cell office:value-type="string" calcext:value-type="string">
            <text:p>ShC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ShC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Lw0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0_0.00</text:p>
          </table:table-cell>
          <table:table-cell office:value-type="float" office:value="1.02" calcext:value-type="float">
            <text:p>1.02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Lw1_0.00</text:p>
          </table:table-cell>
          <table:table-cell office:value-type="float" office:value="0.15" calcext:value-type="float">
            <text:p>0.15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Tr1_0.00</text:p>
          </table:table-cell>
          <table:table-cell office:value-type="float" office:value="0.84" calcext:value-type="float">
            <text:p>0.84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Ci_Lw</text:p>
          </table:table-cell>
          <table:table-cell office:value-type="float" office:value="0.78" calcext:value-type="float">
            <text:p>0.7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i</text:p>
          </table:table-cell>
          <table:table-cell office:value-type="float" office:value="0.85" calcext:value-type="float">
            <text:p>0.85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215.000000;1662.000000;1423.000000;1689.000000;1458.000000;483.000000;249.000000;44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0_51_165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4]=2; -1; IF([.D24]=[.C24];0;IF([.C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17" calcext:value-type="float">
            <text:p>-65.17</text:p>
          </table:table-cell>
          <table:table-cell office:value-type="string" calcext:value-type="string">
            <text:p>Fit4C 89.63 90.33 0.81</text:p>
          </table:table-cell>
          <table:table-cell office:value-type="string" calcext:value-type="string">
            <text:p>ShC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ShC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Lw0_0.00</text:p>
          </table:table-cell>
          <table:table-cell office:value-type="float" office:value="0.79" calcext:value-type="float">
            <text:p>0.79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Tr0_0.00</text:p>
          </table:table-cell>
          <table:table-cell office:value-type="float" office:value="1.66" calcext:value-type="float">
            <text:p>1.66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Lw1_0.00</text:p>
          </table:table-cell>
          <table:table-cell office:value-type="float" office:value="0.21" calcext:value-type="float">
            <text:p>0.21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Tr1_0.00</text:p>
          </table:table-cell>
          <table:table-cell office:value-type="float" office:value="0.01" calcext:value-type="float">
            <text:p>0.01</text:p>
          </table:table-cell>
          <table:table-cell office:value-type="float" office:value="-1.99" calcext:value-type="float">
            <text:p>-1.99</text:p>
          </table:table-cell>
          <table:table-cell office:value-type="string" calcext:value-type="string">
            <text:p>Ci_Lw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i</text:p>
          </table:table-cell>
          <table:table-cell office:value-type="float" office:value="0.05" calcext:value-type="float">
            <text:p>0.05</text:p>
          </table:table-cell>
          <table:table-cell office:value-type="float" office:value="-4.9" calcext:value-type="float">
            <text:p>-4.9</text:p>
          </table:table-cell>
          <table:table-cell office:value-type="string" calcext:value-type="string">
            <text:p>183.000000;1688.000000;1420.000000;1695.000000;1434.000000;472.000000;198.000000;45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1_32_363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5]=2; -1; IF([.D25]=[.C25];0;IF([.C25]=0;2;1)))" office:value-type="float" office:value="1" calcext:value-type="float">
            <text:p>1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88" calcext:value-type="float">
            <text:p>-58.88</text:p>
          </table:table-cell>
          <table:table-cell office:value-type="string" calcext:value-type="string">
            <text:p>Fit4C 89.77 90.28 0.78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6.79" calcext:value-type="float">
            <text:p>6.7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Lw1_0.00</text:p>
          </table:table-cell>
          <table:table-cell office:value-type="float" office:value="1.27" calcext:value-type="float">
            <text:p>1.2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1_0.00</text:p>
          </table:table-cell>
          <table:table-cell office:value-type="float" office:value="7.48" calcext:value-type="float">
            <text:p>7.4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i_Lw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Ci</text:p>
          </table:table-cell>
          <table:table-cell office:value-type="float" office:value="8.92" calcext:value-type="float">
            <text:p>8.92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205.000000;1704.000000;1434.000000;1696.000000;1427.000000;482.000000;202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2_18_440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6]=2; -1; IF([.D26]=[.C26];0;IF([.C26]=0;2;1)))" office:value-type="float" office:value="1" calcext:value-type="float">
            <text:p>1</text:p>
          </table:table-cell>
          <table:table-cell office:value-type="string" calcext:value-type="string">
            <text:p>Lw0_0.0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85" calcext:value-type="float">
            <text:p>-56.85</text:p>
          </table:table-cell>
          <table:table-cell office:value-type="string" calcext:value-type="string">
            <text:p>Fit4C 89.38 90.43 1.13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972" calcext:value-type="float">
            <text:p>0.972</text:p>
          </table:table-cell>
          <table:table-cell office:value-type="string" calcext:value-type="string">
            <text:p>ShC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Lw0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4.73" calcext:value-type="float">
            <text:p>4.7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4.92" calcext:value-type="float">
            <text:p>4.9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67" calcext:value-type="float">
            <text:p>1.6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Ci</text:p>
          </table:table-cell>
          <table:table-cell office:value-type="float" office:value="5.99" calcext:value-type="float">
            <text:p>5.99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241.000000;1665.000000;1450.000000;1660.000000;1449.000000;469.000000;236.000000;4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error rate</text:p>
          </table:table-cell>
          <table:table-cell office:value-type="string" calcext:value-type="string">
            <text:p>d:\diplomamunka\spaceticket\htc\copy_sok_fit_hiba\spactick_2017_10_09_17_34_42_35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7]=2; -1; IF([.D27]=[.C27];0;IF([.C27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19" calcext:value-type="float">
            <text:p>-61.19</text:p>
          </table:table-cell>
          <table:table-cell office:value-type="string" calcext:value-type="string">
            <text:p>Fit4C 89.76 90.25 0.76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Sh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Lw0_0.00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0_0.00</text:p>
          </table:table-cell>
          <table:table-cell office:value-type="float" office:value="1.79" calcext:value-type="float">
            <text:p>1.79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Lw1_0.00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Tr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Ci_Lw</text:p>
          </table:table-cell>
          <table:table-cell office:value-type="float" office:value="0.68" calcext:value-type="float">
            <text:p>0.68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Ci</text:p>
          </table:table-cell>
          <table:table-cell office:value-type="float" office:value="1.17" calcext:value-type="float">
            <text:p>1.17</text:p>
          </table:table-cell>
          <table:table-cell office:value-type="float" office:value="-2.65" calcext:value-type="float">
            <text:p>-2.65</text:p>
          </table:table-cell>
          <table:table-cell office:value-type="string" calcext:value-type="string">
            <text:p>246.000000;1674.000000;1442.000000;1645.000000;1417.000000;462.000000;222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[.A11]/[.A3]" office:value-type="float" office:value="0.03420523138833" calcext:value-type="float">
            <text:p>0.03420523138833</text:p>
          </table:table-cell>
          <table:table-cell office:value-type="string" calcext:value-type="string">
            <text:p>d:\diplomamunka\spaceticket\htc\copy_sok_fit_hiba\spactick_2017_10_09_17_35_38_95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]=2; -1; IF([.D28]=[.C28];0;IF([.C2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28" calcext:value-type="float">
            <text:p>-62.28</text:p>
          </table:table-cell>
          <table:table-cell office:value-type="string" calcext:value-type="string">
            <text:p>Fit4C 89.76 90.28 0.84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ShC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0_0.00</text:p>
          </table:table-cell>
          <table:table-cell office:value-type="float" office:value="1.66" calcext:value-type="float">
            <text:p>1.66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Tr1_0.00</text:p>
          </table:table-cell>
          <table:table-cell office:value-type="float" office:value="0.11" calcext:value-type="float">
            <text:p>0.11</text:p>
          </table:table-cell>
          <table:table-cell office:value-type="float" office:value="-1.89" calcext:value-type="float">
            <text:p>-1.89</text:p>
          </table:table-cell>
          <table:table-cell office:value-type="string" calcext:value-type="string">
            <text:p>Ci_Lw</text:p>
          </table:table-cell>
          <table:table-cell office:value-type="float" office:value="0.63" calcext:value-type="float">
            <text:p>0.63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Ci</text:p>
          </table:table-cell>
          <table:table-cell office:value-type="float" office:value="0.81" calcext:value-type="float">
            <text:p>0.81</text:p>
          </table:table-cell>
          <table:table-cell office:value-type="float" office:value="-3.38" calcext:value-type="float">
            <text:p>-3.38</text:p>
          </table:table-cell>
          <table:table-cell office:value-type="string" calcext:value-type="string">
            <text:p>249.000000;1668.000000;1444.000000;1644.000000;1426.000000;462.000000;230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6_06_60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9]=2; -1; IF([.D29]=[.C29];0;IF([.C29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34" calcext:value-type="float">
            <text:p>-62.34</text:p>
          </table:table-cell>
          <table:table-cell office:value-type="string" calcext:value-type="string">
            <text:p>Fit4C 89.86 90.10 0.63</text:p>
          </table:table-cell>
          <table:table-cell office:value-type="string" calcext:value-type="string">
            <text:p>ShC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ShC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Lw0_0.00</text:p>
          </table:table-cell>
          <table:table-cell office:value-type="float" office:value="1.09" calcext:value-type="float">
            <text:p>1.0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Lw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Tr1_0.00</text:p>
          </table:table-cell>
          <table:table-cell office:value-type="float" office:value="0.31" calcext:value-type="float">
            <text:p>0.31</text:p>
          </table:table-cell>
          <table:table-cell office:value-type="float" office:value="-1.69" calcext:value-type="float">
            <text:p>-1.69</text:p>
          </table:table-cell>
          <table:table-cell office:value-type="string" calcext:value-type="string">
            <text:p>Ci_Lw</text:p>
          </table:table-cell>
          <table:table-cell office:value-type="float" office:value="0.66" calcext:value-type="float">
            <text:p>0.66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Ci</text:p>
          </table:table-cell>
          <table:table-cell office:value-type="float" office:value="0.87" calcext:value-type="float">
            <text:p>0.87</text:p>
          </table:table-cell>
          <table:table-cell office:value-type="float" office:value="-3.25" calcext:value-type="float">
            <text:p>-3.25</text:p>
          </table:table-cell>
          <table:table-cell office:value-type="string" calcext:value-type="string">
            <text:p>250.000000;1659.000000;1448.000000;1639.000000;1430.000000;451.000000;233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6_19_85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]=2; -1; IF([.D30]=[.C30];0;IF([.C30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99" calcext:value-type="float">
            <text:p>-61.99</text:p>
          </table:table-cell>
          <table:table-cell office:value-type="string" calcext:value-type="string">
            <text:p>Fit4C 89.86 90.14 0.76</text:p>
          </table:table-cell>
          <table:table-cell office:value-type="string" calcext:value-type="string">
            <text:p>ShC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ShC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Sh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hC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Lw0_0.00</text:p>
          </table:table-cell>
          <table:table-cell office:value-type="float" office:value="1.13" calcext:value-type="float">
            <text:p>1.13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0_0.00</text:p>
          </table:table-cell>
          <table:table-cell office:value-type="float" office:value="1.23" calcext:value-type="float">
            <text:p>1.23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Tr1_0.00</text:p>
          </table:table-cell>
          <table:table-cell office:value-type="float" office:value="0.16" calcext:value-type="float">
            <text:p>0.16</text:p>
          </table:table-cell>
          <table:table-cell office:value-type="float" office:value="-1.84" calcext:value-type="float">
            <text:p>-1.84</text:p>
          </table:table-cell>
          <table:table-cell office:value-type="string" calcext:value-type="string">
            <text:p>Ci_Lw</text:p>
          </table:table-cell>
          <table:table-cell office:value-type="float" office:value="0.6" calcext:value-type="float">
            <text:p>0.6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Ci</text:p>
          </table:table-cell>
          <table:table-cell office:value-type="float" office:value="0.66" calcext:value-type="float">
            <text:p>0.66</text:p>
          </table:table-cell>
          <table:table-cell office:value-type="float" office:value="-3.67" calcext:value-type="float">
            <text:p>-3.67</text:p>
          </table:table-cell>
          <table:table-cell office:value-type="string" calcext:value-type="string">
            <text:p>238.000000;1660.000000;1434.000000;1658.000000;1434.000000;474.000000;239.000000;47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7_04_041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31]=2; -1; IF([.D31]=[.C31];0;IF([.C31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86" calcext:value-type="float">
            <text:p>0.686</text:p>
          </table:table-cell>
          <table:table-cell office:value-type="string" calcext:value-type="string">
            <text:p>[Bl]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7.21" calcext:value-type="float">
            <text:p>-57.21</text:p>
          </table:table-cell>
          <table:table-cell office:value-type="string" calcext:value-type="string">
            <text:p>Fit4C 89.95 90.04 0.68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ShC</text:p>
          </table:table-cell>
          <table:table-cell office:value-type="float" office:value="0.686" calcext:value-type="float">
            <text:p>0.686</text:p>
          </table:table-cell>
          <table:table-cell office:value-type="string" calcext:value-type="string">
            <text:p>Lw0_0.00</text:p>
          </table:table-cell>
          <table:table-cell office:value-type="float" office:value="0.68" calcext:value-type="float">
            <text:p>0.68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Tr0_0.00</text:p>
          </table:table-cell>
          <table:table-cell office:value-type="float" office:value="2.13" calcext:value-type="float">
            <text:p>2.1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w1_0.00</text:p>
          </table:table-cell>
          <table:table-cell office:value-type="float" office:value="0.04" calcext:value-type="float">
            <text:p>0.04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Tr1_0.00</text:p>
          </table:table-cell>
          <table:table-cell office:value-type="float" office:value="0.67" calcext:value-type="float">
            <text:p>0.67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Ci_Lw</text:p>
          </table:table-cell>
          <table:table-cell office:value-type="float" office:value="0.56" calcext:value-type="float">
            <text:p>0.56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Ci</text:p>
          </table:table-cell>
          <table:table-cell office:value-type="float" office:value="0.52" calcext:value-type="float">
            <text:p>0.52</text:p>
          </table:table-cell>
          <table:table-cell office:value-type="float" office:value="-3.97" calcext:value-type="float">
            <text:p>-3.97</text:p>
          </table:table-cell>
          <table:table-cell office:value-type="string" calcext:value-type="string">
            <text:p>231.000000;1650.000000;1421.000000;1664.000000;1435.000000;483.000000;246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8_35_71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2]=2; -1; IF([.D32]=[.C32];0;IF([.C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72" calcext:value-type="float">
            <text:p>-58.72</text:p>
          </table:table-cell>
          <table:table-cell office:value-type="string" calcext:value-type="string">
            <text:p>Fit4C 89.81 90.15 0.89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ShC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ShC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Lw0_0.00</text:p>
          </table:table-cell>
          <table:table-cell office:value-type="float" office:value="0.64" calcext:value-type="float">
            <text:p>0.64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Tr0_0.00</text:p>
          </table:table-cell>
          <table:table-cell office:value-type="float" office:value="1.66" calcext:value-type="float">
            <text:p>1.66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Lw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Tr1_0.00</text:p>
          </table:table-cell>
          <table:table-cell office:value-type="float" office:value="0.42" calcext:value-type="float">
            <text:p>0.42</text:p>
          </table:table-cell>
          <table:table-cell office:value-type="float" office:value="-1.58" calcext:value-type="float">
            <text:p>-1.58</text:p>
          </table:table-cell>
          <table:table-cell office:value-type="string" calcext:value-type="string">
            <text:p>Ci_Lw</text:p>
          </table:table-cell>
          <table:table-cell office:value-type="float" office:value="0.42" calcext:value-type="float">
            <text:p>0.42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Ci</text:p>
          </table:table-cell>
          <table:table-cell office:value-type="float" office:value="0.6" calcext:value-type="float">
            <text:p>0.6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234.000000;1648.000000;1426.000000;1657.000000;1438.000000;477.000000;244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42_28_334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3]=2; -1; IF([.D33]=[.C33];0;IF([.C3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29" calcext:value-type="float">
            <text:p>-64.29</text:p>
          </table:table-cell>
          <table:table-cell office:value-type="string" calcext:value-type="string">
            <text:p>Fit4C 89.85 90.19 1.39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ShC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ShC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Lw0_0.00</text:p>
          </table:table-cell>
          <table:table-cell office:value-type="float" office:value="0.83" calcext:value-type="float">
            <text:p>0.83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Tr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w1_0.0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1_0.00</text:p>
          </table:table-cell>
          <table:table-cell office:value-type="float" office:value="0.48" calcext:value-type="float">
            <text:p>0.48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Ci_Lw</text:p>
          </table:table-cell>
          <table:table-cell office:value-type="float" office:value="0.43" calcext:value-type="float">
            <text:p>0.43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Ci</text:p>
          </table:table-cell>
          <table:table-cell office:value-type="float" office:value="0.54" calcext:value-type="float">
            <text:p>0.54</text:p>
          </table:table-cell>
          <table:table-cell office:value-type="float" office:value="-3.91" calcext:value-type="float">
            <text:p>-3.91</text:p>
          </table:table-cell>
          <table:table-cell office:value-type="string" calcext:value-type="string">
            <text:p>223.000000;1653.000000;1425.000000;1659.000000;1432.000000;477.000000;232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47_28_462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34]=2; -1; IF([.D34]=[.C34];0;IF([.C34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48" calcext:value-type="float">
            <text:p>-63.48</text:p>
          </table:table-cell>
          <table:table-cell office:value-type="string" calcext:value-type="string">
            <text:p>Fit4C 89.76 90.19 1.44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ShC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Tr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Lw1_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Tr1_0.00</text:p>
          </table:table-cell>
          <table:table-cell office:value-type="float" office:value="0.5" calcext:value-type="float">
            <text:p>0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Ci_Lw</text:p>
          </table:table-cell>
          <table:table-cell office:value-type="float" office:value="0.71" calcext:value-type="float">
            <text:p>0.71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Ci</text:p>
          </table:table-cell>
          <table:table-cell office:value-type="float" office:value="0.65" calcext:value-type="float">
            <text:p>0.65</text:p>
          </table:table-cell>
          <table:table-cell office:value-type="float" office:value="-3.7" calcext:value-type="float">
            <text:p>-3.7</text:p>
          </table:table-cell>
          <table:table-cell office:value-type="string" calcext:value-type="string">
            <text:p>217.000000;1671.000000;1418.000000;1669.000000;1419.000000;488.000000;217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39_19_17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]=2; -1; IF([.D35]=[.C35];0;IF([.C3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28" calcext:value-type="float">
            <text:p>-70.28</text:p>
          </table:table-cell>
          <table:table-cell office:value-type="string" calcext:value-type="string">
            <text:p>Fit4C 89.30 90.43 0.66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Lw0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0_0.00</text:p>
          </table:table-cell>
          <table:table-cell office:value-type="float" office:value="3.79" calcext:value-type="float">
            <text:p>3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5.05" calcext:value-type="float">
            <text:p>5.0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7.000000;1700.000000;1479.000000;1713.000000;1501.000000;484.000000;265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1_39_58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]=2; -1; IF([.D36]=[.C36];0;IF([.C3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66" calcext:value-type="float">
            <text:p>-62.66</text:p>
          </table:table-cell>
          <table:table-cell office:value-type="string" calcext:value-type="string">
            <text:p>Fit4C 89.45 90.42 1.47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Lw0_0.00</text:p>
          </table:table-cell>
          <table:table-cell office:value-type="float" office:value="2.06" calcext:value-type="float">
            <text:p>2.0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4.52" calcext:value-type="float">
            <text:p>4.52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1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38" calcext:value-type="float">
            <text:p>3.3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95.000000;1763.000000;1533.000000;1758.000000;1537.000000;543.000000;296.000000;5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2_01_108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37]=2; -1; IF([.D37]=[.C37];0;IF([.C3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6.19" calcext:value-type="float">
            <text:p>-46.19</text:p>
          </table:table-cell>
          <table:table-cell office:value-type="string" calcext:value-type="string">
            <text:p>Fit4C 88.84 91.68 3.99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43_35_94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]=2; -1; IF([.D38]=[.C38];0;IF([.C3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01" calcext:value-type="float">
            <text:p>-64.01</text:p>
          </table:table-cell>
          <table:table-cell office:value-type="string" calcext:value-type="string">
            <text:p>Fit4C 89.44 90.64 1.98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6.1" calcext:value-type="float">
            <text:p>6.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1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Ci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04.000000;1760.000000;1539.000000;1755.000000;1544.000000;553.000000;311.000000;5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4_23_81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]=2; -1; IF([.D39]=[.C39];0;IF([.C3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27" calcext:value-type="float">
            <text:p>-68.27</text:p>
          </table:table-cell>
          <table:table-cell office:value-type="string" calcext:value-type="string">
            <text:p>Fit4C 89.68 90.31 0.81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0_0.00</text:p>
          </table:table-cell>
          <table:table-cell office:value-type="float" office:value="5.22" calcext:value-type="float">
            <text:p>5.2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60.000000;1775.000000;1506.000000;1794.000000;1528.000000;561.000000;282.000000;53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4_43_91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]=2; -1; IF([.D40]=[.C40];0;IF([.C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89" calcext:value-type="float">
            <text:p>-66.89</text:p>
          </table:table-cell>
          <table:table-cell office:value-type="string" calcext:value-type="string">
            <text:p>Fit4C 89.86 90.14 0.33</text:p>
          </table:table-cell>
          <table:table-cell office:value-type="string" calcext:value-type="string">
            <text:p>ShC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6.12" calcext:value-type="float">
            <text:p>6.1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48" calcext:value-type="float">
            <text:p>1.4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1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68.000000;1776.000000;1507.000000;1790.000000;1522.000000;558.000000;285.000000;54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4_58_93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]=2; -1; IF([.D41]=[.C41];0;IF([.C41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97" calcext:value-type="float">
            <text:p>-64.97</text:p>
          </table:table-cell>
          <table:table-cell office:value-type="string" calcext:value-type="string">
            <text:p>Fit4C 89.49 90.52 1.78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Lw0_0.00</text:p>
          </table:table-cell>
          <table:table-cell office:value-type="float" office:value="1.49" calcext:value-type="float">
            <text:p>1.4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0_0.00</text:p>
          </table:table-cell>
          <table:table-cell office:value-type="float" office:value="6.87" calcext:value-type="float">
            <text:p>6.8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Lw1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4.02" calcext:value-type="float">
            <text:p>4.0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15" calcext:value-type="float">
            <text:p>3.1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785.000000;1498.000000;1758.000000;1482.000000;536.000000;230.000000;54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5_17_10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]=2; -1; IF([.D42]=[.C42];0;IF([.C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91" calcext:value-type="float">
            <text:p>-68.91</text:p>
          </table:table-cell>
          <table:table-cell office:value-type="string" calcext:value-type="string">
            <text:p>Fit4C 89.67 90.23 0.37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6.53" calcext:value-type="float">
            <text:p>6.53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359.000000;1720.000000;1580.000000;1712.000000;1570.000000;492.000000;346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6_44_80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]=2; -1; IF([.D43]=[.C43];0;IF([.C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38" calcext:value-type="float">
            <text:p>-67.38</text:p>
          </table:table-cell>
          <table:table-cell office:value-type="string" calcext:value-type="string">
            <text:p>Fit4C 89.67 90.23 0.64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5.11" calcext:value-type="float">
            <text:p>5.1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2.000000;1703.000000;1507.000000;1724.000000;1527.000000;489.000000;290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7_14_492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4]=2; -1; IF([.D44]=[.C44];0;IF([.C44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91" calcext:value-type="float">
            <text:p>-61.91</text:p>
          </table:table-cell>
          <table:table-cell office:value-type="string" calcext:value-type="string">
            <text:p>Fit4C 89.26 90.69 2.2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47_58_74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]=2; -1; IF([.D45]=[.C45];0;IF([.C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35" calcext:value-type="float">
            <text:p>-70.35</text:p>
          </table:table-cell>
          <table:table-cell office:value-type="string" calcext:value-type="string">
            <text:p>Fit4C 89.95 90.04 0.45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1_0.00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Ci</text:p>
          </table:table-cell>
          <table:table-cell office:value-type="float" office:value="3.93" calcext:value-type="float">
            <text:p>3.9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19.000000;1725.000000;1461.000000;1718.000000;1455.000000;482.000000;213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8_33_45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]=2; -1; IF([.D46]=[.C46];0;IF([.C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8" calcext:value-type="float">
            <text:p>-66.8</text:p>
          </table:table-cell>
          <table:table-cell office:value-type="string" calcext:value-type="string">
            <text:p>Fit4C 89.58 90.19 0.50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0_0.00</text:p>
          </table:table-cell>
          <table:table-cell office:value-type="float" office:value="4.46" calcext:value-type="float">
            <text:p>4.4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4.58" calcext:value-type="float">
            <text:p>4.5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87" calcext:value-type="float">
            <text:p>3.8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98.000000;1761.000000;1528.000000;1774.000000;1545.000000;554.000000;320.000000;53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8_55_57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7]=2; -1; IF([.D47]=[.C47];0;IF([.C4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96" calcext:value-type="float">
            <text:p>-58.96</text:p>
          </table:table-cell>
          <table:table-cell office:value-type="string" calcext:value-type="string">
            <text:p>Fit4C 88.56 90.82 2.56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49_26_33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]=2; -1; IF([.D48]=[.C48];0;IF([.C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98" calcext:value-type="float">
            <text:p>-67.98</text:p>
          </table:table-cell>
          <table:table-cell office:value-type="string" calcext:value-type="string">
            <text:p>Fit4C 89.48 90.29 0.58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Lw0_0.00</text:p>
          </table:table-cell>
          <table:table-cell office:value-type="float" office:value="2.59" calcext:value-type="float">
            <text:p>2.59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Tr0_0.00</text:p>
          </table:table-cell>
          <table:table-cell office:value-type="float" office:value="3.09" calcext:value-type="float">
            <text:p>3.0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5.57" calcext:value-type="float">
            <text:p>5.5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9.000000;1766.000000;1475.000000;1744.000000;1454.000000;526.000000;223.000000;54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0_12_59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]=2; -1; IF([.D49]=[.C49];0;IF([.C4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66" calcext:value-type="float">
            <text:p>-70.66</text:p>
          </table:table-cell>
          <table:table-cell office:value-type="string" calcext:value-type="string">
            <text:p>Fit4C 89.81 90.23 0.62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4.16" calcext:value-type="float">
            <text:p>4.1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15.000000;1715.000000;1535.000000;1715.000000;1537.000000;507.000000;319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0_40_14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0]=2; -1; IF([.D50]=[.C50];0;IF([.C5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58" calcext:value-type="float">
            <text:p>-64.58</text:p>
          </table:table-cell>
          <table:table-cell office:value-type="string" calcext:value-type="string">
            <text:p>Fit4C 89.44 90.56 1.97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87" calcext:value-type="float">
            <text:p>4.87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4.76" calcext:value-type="float">
            <text:p>4.7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21" calcext:value-type="float">
            <text:p>3.2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93.000000;1720.000000;1528.000000;1714.000000;1534.000000;510.000000;299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1_07_12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1]=2; -1; IF([.D51]=[.C51];0;IF([.C5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29" calcext:value-type="float">
            <text:p>-66.29</text:p>
          </table:table-cell>
          <table:table-cell office:value-type="string" calcext:value-type="string">
            <text:p>Fit4C 89.54 90.27 1.08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0_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21" calcext:value-type="float">
            <text:p>5.2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27.000000;1712.000000;1446.000000;1728.000000;1466.000000;525.000000;243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1_30_65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2]=2; -1; IF([.D52]=[.C52];0;IF([.C5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3" calcext:value-type="float">
            <text:p>-68.63</text:p>
          </table:table-cell>
          <table:table-cell office:value-type="string" calcext:value-type="string">
            <text:p>Fit4C 89.30 90.33 0.66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07" calcext:value-type="float">
            <text:p>5.0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92.000000;1762.000000;1529.000000;1759.000000;1533.000000;534.000000;304.000000;52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2_22_187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53]=2; -1; IF([.D53]=[.C53];0;IF([.C53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1.05" calcext:value-type="float">
            <text:p>-41.05</text:p>
          </table:table-cell>
          <table:table-cell office:value-type="string" calcext:value-type="string">
            <text:p>Fit4C 88.36 91.35 4.08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2_44_38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4]=2; -1; IF([.D54]=[.C54];0;IF([.C5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71" calcext:value-type="float">
            <text:p>-68.71</text:p>
          </table:table-cell>
          <table:table-cell office:value-type="string" calcext:value-type="string">
            <text:p>Fit4C 89.71 90.33 1.04</text:p>
          </table:table-cell>
          <table:table-cell office:value-type="string" calcext:value-type="string">
            <text:p>ShC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hC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5.37" calcext:value-type="float">
            <text:p>5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07" calcext:value-type="float">
            <text:p>1.07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Tr1_0.00</text:p>
          </table:table-cell>
          <table:table-cell office:value-type="float" office:value="6.93" calcext:value-type="float">
            <text:p>6.93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74" calcext:value-type="float">
            <text:p>3.7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3.000000;1690.000000;1456.000000;1694.000000;1463.000000;500.000000;253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2_58_03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5]=2; -1; IF([.D55]=[.C55];0;IF([.C5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34" calcext:value-type="float">
            <text:p>-70.34</text:p>
          </table:table-cell>
          <table:table-cell office:value-type="string" calcext:value-type="string">
            <text:p>Fit4C 89.67 90.19 0.58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9" calcext:value-type="float">
            <text:p>4.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4.92" calcext:value-type="float">
            <text:p>4.9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14" calcext:value-type="float">
            <text:p>3.1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5.000000;1758.000000;1457.000000;1759.000000;1462.000000;557.000000;253.000000;54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4_44_071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56]=2; -1; IF([.D56]=[.C56];0;IF([.C5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93" calcext:value-type="float">
            <text:p>-63.93</text:p>
          </table:table-cell>
          <table:table-cell office:value-type="string" calcext:value-type="string">
            <text:p>Fit4C 89.25 90.64 2.23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4_58_56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7]=2; -1; IF([.D57]=[.C57];0;IF([.C5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74" calcext:value-type="float">
            <text:p>-62.74</text:p>
          </table:table-cell>
          <table:table-cell office:value-type="string" calcext:value-type="string">
            <text:p>Fit4C 89.21 90.58 1.39</text:p>
          </table:table-cell>
          <table:table-cell office:value-type="string" calcext:value-type="string">
            <text:p>ShC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4.71" calcext:value-type="float">
            <text:p>4.7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74" calcext:value-type="float">
            <text:p>3.7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06.000000;1738.000000;1548.000000;1697.000000;1512.000000;475.000000;265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5_13_45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8]=2; -1; IF([.D58]=[.C58];0;IF([.C5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77" calcext:value-type="float">
            <text:p>-62.77</text:p>
          </table:table-cell>
          <table:table-cell office:value-type="string" calcext:value-type="string">
            <text:p>Fit4C 89.21 90.43 0.91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Lw0_0.0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0_0.00</text:p>
          </table:table-cell>
          <table:table-cell office:value-type="float" office:value="4.23" calcext:value-type="float">
            <text:p>4.2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6.74" calcext:value-type="float">
            <text:p>6.74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11" calcext:value-type="float">
            <text:p>3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87.000000;1758.000000;1525.000000;1763.000000;1539.000000;542.000000;309.000000;52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5_42_009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59]=2; -1; IF([.D59]=[.C59];0;IF([.C59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29" calcext:value-type="float">
            <text:p>-61.29</text:p>
          </table:table-cell>
          <table:table-cell office:value-type="string" calcext:value-type="string">
            <text:p>Fit4C 88.63 90.77 2.66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5_53_61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0]=2; -1; IF([.D60]=[.C60];0;IF([.C6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48" calcext:value-type="float">
            <text:p>-66.48</text:p>
          </table:table-cell>
          <table:table-cell office:value-type="string" calcext:value-type="string">
            <text:p>Fit4C 89.67 90.33 0.41</text:p>
          </table:table-cell>
          <table:table-cell office:value-type="string" calcext:value-type="string">
            <text:p>ShC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0_0.00</text:p>
          </table:table-cell>
          <table:table-cell office:value-type="float" office:value="5.36" calcext:value-type="float">
            <text:p>5.3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6.78" calcext:value-type="float">
            <text:p>6.7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1.000000;1729.000000;1515.000000;1735.000000;1518.000000;508.000000;290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6_21_15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1]=2; -1; IF([.D61]=[.C61];0;IF([.C61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37" calcext:value-type="float">
            <text:p>-63.37</text:p>
          </table:table-cell>
          <table:table-cell office:value-type="string" calcext:value-type="string">
            <text:p>Fit4C 89.53 90.28 1.23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Lw0_0.00</text:p>
          </table:table-cell>
          <table:table-cell office:value-type="float" office:value="1.49" calcext:value-type="float">
            <text:p>1.49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24" calcext:value-type="float">
            <text:p>2.24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1_0.00</text:p>
          </table:table-cell>
          <table:table-cell office:value-type="float" office:value="6.5" calcext:value-type="float">
            <text:p>6.5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9.000000;1727.000000;1529.000000;1723.000000;1531.000000;512.000000;297.000000;5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6_39_58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2]=2; -1; IF([.D62]=[.C62];0;IF([.C6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88" calcext:value-type="float">
            <text:p>-64.88</text:p>
          </table:table-cell>
          <table:table-cell office:value-type="string" calcext:value-type="string">
            <text:p>Fit4C 89.77 90.19 0.53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ShC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0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4.96" calcext:value-type="float">
            <text:p>4.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4.000000;1724.000000;1515.000000;1718.000000;1511.000000;488.000000;273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6_52_723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3]=2; -1; IF([.D63]=[.C63];0;IF([.C63]=0;2;1)))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67" calcext:value-type="float">
            <text:p>-58.67</text:p>
          </table:table-cell>
          <table:table-cell office:value-type="string" calcext:value-type="string">
            <text:p>Fit4C 89.21 90.97 1.98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4.41" calcext:value-type="float">
            <text:p>4.4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39" calcext:value-type="float">
            <text:p>1.3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Tr1_0.00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-0.14" calcext:value-type="float">
            <text:p>-0.14</text:p>
          </table:table-cell>
          <table:table-cell office:value-type="float" office:value="-5.28" calcext:value-type="float">
            <text:p>-5.28</text:p>
          </table:table-cell>
          <table:table-cell office:value-type="string" calcext:value-type="string">
            <text:p>299.500000;1725.500000;1537.000000;1723.500000;1538.000000;520.500000;304.500000;498.5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7_10_82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4]=2; -1; IF([.D64]=[.C64];0;IF([.C6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91" calcext:value-type="float">
            <text:p>-67.91</text:p>
          </table:table-cell>
          <table:table-cell office:value-type="string" calcext:value-type="string">
            <text:p>Fit4C 89.66 90.29 0.70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6.22" calcext:value-type="float">
            <text:p>6.22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41" calcext:value-type="float">
            <text:p>1.4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r1_0.00</text:p>
          </table:table-cell>
          <table:table-cell office:value-type="float" office:value="5.63" calcext:value-type="float">
            <text:p>5.6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86.000000;1778.000000;1497.000000;1761.000000;1480.000000;561.000000;268.000000;5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7_26_35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5]=2; -1; IF([.D65]=[.C65];0;IF([.C6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34" calcext:value-type="float">
            <text:p>-71.34</text:p>
          </table:table-cell>
          <table:table-cell office:value-type="string" calcext:value-type="string">
            <text:p>Fit4C 89.86 90.19 0.24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Lw0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0_0.00</text:p>
          </table:table-cell>
          <table:table-cell office:value-type="float" office:value="5.08" calcext:value-type="float">
            <text:p>5.08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47" calcext:value-type="float">
            <text:p>5.4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88.000000;1758.000000;1511.000000;1774.000000;1527.000000;547.000000;305.000000;5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7_47_40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6]=2; -1; IF([.D66]=[.C66];0;IF([.C66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14" calcext:value-type="float">
            <text:p>-70.14</text:p>
          </table:table-cell>
          <table:table-cell office:value-type="string" calcext:value-type="string">
            <text:p>Fit4C 89.39 90.38 0.58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Lw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0_0.00</text:p>
          </table:table-cell>
          <table:table-cell office:value-type="float" office:value="8.33" calcext:value-type="float">
            <text:p>8.33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Lw1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4.31" calcext:value-type="float">
            <text:p>4.3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8.000000;1700.000000;1461.000000;1710.000000;1470.000000;501.000000;250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8_12_87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67]=2; -1; IF([.D67]=[.C67];0;IF([.C6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1.25" calcext:value-type="float">
            <text:p>-51.25</text:p>
          </table:table-cell>
          <table:table-cell office:value-type="string" calcext:value-type="string">
            <text:p>Fit4C 88.82 91.00 2.95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8_36_83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8]=2; -1; IF([.D68]=[.C68];0;IF([.C6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96" calcext:value-type="float">
            <text:p>-66.96</text:p>
          </table:table-cell>
          <table:table-cell office:value-type="string" calcext:value-type="string">
            <text:p>Fit4C 89.58 90.28 0.78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hC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Lw0_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4.79" calcext:value-type="float">
            <text:p>4.7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5.000000;1717.000000;1518.000000;1719.000000;1522.000000;508.000000;296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9_00_33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9]=2; -1; IF([.D69]=[.C69];0;IF([.C6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72" calcext:value-type="float">
            <text:p>-69.72</text:p>
          </table:table-cell>
          <table:table-cell office:value-type="string" calcext:value-type="string">
            <text:p>Fit4C 89.25 90.52 1.48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4.76" calcext:value-type="float">
            <text:p>4.7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5.04" calcext:value-type="float">
            <text:p>5.0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7.000000;1722.000000;1479.000000;1704.000000;1468.000000;492.000000;231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9_17_741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70]=2; -1; IF([.D70]=[.C70];0;IF([.C7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6.73" calcext:value-type="float">
            <text:p>-46.73</text:p>
          </table:table-cell>
          <table:table-cell office:value-type="string" calcext:value-type="string">
            <text:p>Fit4C 88.78 90.93 3.08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9_56_84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1]=2; -1; IF([.D71]=[.C71];0;IF([.C7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2" calcext:value-type="float">
            <text:p>-69.42</text:p>
          </table:table-cell>
          <table:table-cell office:value-type="string" calcext:value-type="string">
            <text:p>Fit4C 89.72 90.14 0.70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0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5.72" calcext:value-type="float">
            <text:p>5.7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Ci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01.000000;1779.000000;1529.000000;1772.000000;1525.000000;554.000000;294.000000;5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0_13_93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2]=2; -1; IF([.D72]=[.C72];0;IF([.C7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7" calcext:value-type="float">
            <text:p>-68.7</text:p>
          </table:table-cell>
          <table:table-cell office:value-type="string" calcext:value-type="string">
            <text:p>Fit4C 89.50 90.77 0.82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83" calcext:value-type="float">
            <text:p>5.8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.000000;1729.000000;1513.000000;1764.000000;1552.000000;511.000000;313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0_25_04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3]=2; -1; IF([.D73]=[.C73];0;IF([.C7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99" calcext:value-type="float">
            <text:p>-58.99</text:p>
          </table:table-cell>
          <table:table-cell office:value-type="string" calcext:value-type="string">
            <text:p>Fit4C 88.93 90.68 1.61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6.16" calcext:value-type="float">
            <text:p>6.1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66.000000;1742.000000;1577.000000;1762.000000;1598.000000;574.000000;379.000000;53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0_37_81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4]=2; -1; IF([.D74]=[.C74];0;IF([.C7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7" calcext:value-type="float">
            <text:p>-69.7</text:p>
          </table:table-cell>
          <table:table-cell office:value-type="string" calcext:value-type="string">
            <text:p>Fit4C 89.54 90.42 0.57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ShC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2.94" calcext:value-type="float">
            <text:p>2.9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6.61" calcext:value-type="float">
            <text:p>6.6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8.000000;1712.000000;1462.000000;1733.000000;1479.000000;509.000000;250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1_03_14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5]=2; -1; IF([.D75]=[.C75];0;IF([.C7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9" calcext:value-type="float">
            <text:p>-66.9</text:p>
          </table:table-cell>
          <table:table-cell office:value-type="string" calcext:value-type="string">
            <text:p>Fit4C 89.44 90.28 0.65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0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24" calcext:value-type="float">
            <text:p>1.2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Tr1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95.000000;1712.000000;1527.000000;1705.000000;1522.000000;481.000000;284.000000;4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3_59_28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76]=2; -1; IF([.D76]=[.C76];0;IF([.C7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1.7" calcext:value-type="float">
            <text:p>-51.7</text:p>
          </table:table-cell>
          <table:table-cell office:value-type="string" calcext:value-type="string">
            <text:p>Fit4C 89.10 90.99 2.89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04_10_55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7]=2; -1; IF([.D77]=[.C77];0;IF([.C7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69" calcext:value-type="float">
            <text:p>-71.69</text:p>
          </table:table-cell>
          <table:table-cell office:value-type="string" calcext:value-type="string">
            <text:p>Fit4C 89.91 90.05 0.20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3.15" calcext:value-type="float">
            <text:p>3.1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5.7" calcext:value-type="float">
            <text:p>5.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8.000000;1713.000000;1483.000000;1706.000000;1476.000000;485.000000;253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4_37_03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8]=2; -1; IF([.D78]=[.C78];0;IF([.C7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29" calcext:value-type="float">
            <text:p>-70.29</text:p>
          </table:table-cell>
          <table:table-cell office:value-type="string" calcext:value-type="string">
            <text:p>Fit4C 89.81 90.14 0.61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Lw0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6.95" calcext:value-type="float">
            <text:p>6.95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99.000000;1769.000000;1531.000000;1760.000000;1525.000000;539.000000;294.000000;54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4_55_16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9]=2; -1; IF([.D79]=[.C79];0;IF([.C7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52" calcext:value-type="float">
            <text:p>-68.52</text:p>
          </table:table-cell>
          <table:table-cell office:value-type="string" calcext:value-type="string">
            <text:p>Fit4C 89.81 90.14 0.71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Lw0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0_0.00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09" calcext:value-type="float">
            <text:p>1.0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r1_0.00</text:p>
          </table:table-cell>
          <table:table-cell office:value-type="float" office:value="4.86" calcext:value-type="float">
            <text:p>4.8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300.000000;1703.000000;1510.000000;1705.000000;1513.000000;507.000000;306.000000;5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5_16_231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80]=2; -1; IF([.D80]=[.C80];0;IF([.C8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98" calcext:value-type="float">
            <text:p>-61.98</text:p>
          </table:table-cell>
          <table:table-cell office:value-type="string" calcext:value-type="string">
            <text:p>Fit4C 89.09 91.07 2.96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05_28_65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1]=2; -1; IF([.D81]=[.C81];0;IF([.C8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07" calcext:value-type="float">
            <text:p>-69.07</text:p>
          </table:table-cell>
          <table:table-cell office:value-type="string" calcext:value-type="string">
            <text:p>Fit4C 89.76 90.19 0.49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0_0.00</text:p>
          </table:table-cell>
          <table:table-cell office:value-type="float" office:value="5.02" calcext:value-type="float">
            <text:p>5.0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1_0.00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93.000000;1704.000000;1511.000000;1708.000000;1514.000000;499.000000;302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5_53_27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2]=2; -1; IF([.D82]=[.C82];0;IF([.C8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48" calcext:value-type="float">
            <text:p>-67.48</text:p>
          </table:table-cell>
          <table:table-cell office:value-type="string" calcext:value-type="string">
            <text:p>Fit4C 89.39 90.47 0.82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4.23" calcext:value-type="float">
            <text:p>4.2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7.53" calcext:value-type="float">
            <text:p>7.53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5.000000;1716.000000;1462.000000;1721.000000;1470.000000;506.000000;253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6_21_229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83]=2; -1; IF([.D83]=[.C83];0;IF([.C83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9.54" calcext:value-type="float">
            <text:p>-49.54</text:p>
          </table:table-cell>
          <table:table-cell office:value-type="string" calcext:value-type="string">
            <text:p>Fit4C 89.19 90.80 2.2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06_40_51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4]=2; -1; IF([.D84]=[.C84];0;IF([.C8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19" calcext:value-type="float">
            <text:p>-69.19</text:p>
          </table:table-cell>
          <table:table-cell office:value-type="string" calcext:value-type="string">
            <text:p>Fit4C 89.72 90.28 1.13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4.66" calcext:value-type="float">
            <text:p>4.6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7.000000;1714.000000;1477.000000;1709.000000;1477.000000;479.000000;228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9_33_18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5]=2; -1; IF([.D85]=[.C85];0;IF([.C8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68" calcext:value-type="float">
            <text:p>-72.68</text:p>
          </table:table-cell>
          <table:table-cell office:value-type="string" calcext:value-type="string">
            <text:p>Fit4C 89.53 90.65 0.77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03" calcext:value-type="float">
            <text:p>5.0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8.000000;1754.000000;1464.000000;1772.000000;1487.000000;535.000000;256.000000;52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9_47_20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6]=2; -1; IF([.D86]=[.C86];0;IF([.C8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39" calcext:value-type="float">
            <text:p>-71.39</text:p>
          </table:table-cell>
          <table:table-cell office:value-type="string" calcext:value-type="string">
            <text:p>Fit4C 89.77 90.14 0.32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8.000000;1724.000000;1477.000000;1726.000000;1480.000000;494.000000;245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0_08_10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7]=2; -1; IF([.D87]=[.C87];0;IF([.C8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9.07" calcext:value-type="float">
            <text:p>-49.07</text:p>
          </table:table-cell>
          <table:table-cell office:value-type="string" calcext:value-type="string">
            <text:p>Fit4C 89.19 90.56 1.84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4.68" calcext:value-type="float">
            <text:p>4.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92.000000;1779.500000;1531.500000;1763.500000;1522.000000;553.000000;277.000000;550.5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0_22_90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8]=2; -1; IF([.D88]=[.C88];0;IF([.C8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63" calcext:value-type="float">
            <text:p>-70.63</text:p>
          </table:table-cell>
          <table:table-cell office:value-type="string" calcext:value-type="string">
            <text:p>Fit4C 89.85 90.20 0.67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0_0.00</text:p>
          </table:table-cell>
          <table:table-cell office:value-type="float" office:value="6.38" calcext:value-type="float">
            <text:p>6.3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i</text:p>
          </table:table-cell>
          <table:table-cell office:value-type="float" office:value="3.92" calcext:value-type="float">
            <text:p>3.9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59.000000;1693.000000;1459.000000;1682.000000;1449.000000;493.000000;250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0_51_25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9]=2; -1; IF([.D89]=[.C89];0;IF([.C8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65" calcext:value-type="float">
            <text:p>-64.65</text:p>
          </table:table-cell>
          <table:table-cell office:value-type="string" calcext:value-type="string">
            <text:p>Fit4C 89.72 90.14 0.45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66" calcext:value-type="float">
            <text:p>1.6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1_0.00</text:p>
          </table:table-cell>
          <table:table-cell office:value-type="float" office:value="5.39" calcext:value-type="float">
            <text:p>5.3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5.000000;1716.000000;1474.000000;1714.000000;1474.000000;495.000000;249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1_22_762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0]=2; -1; IF([.D90]=[.C90];0;IF([.C9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1.9" calcext:value-type="float">
            <text:p>-41.9</text:p>
          </table:table-cell>
          <table:table-cell office:value-type="string" calcext:value-type="string">
            <text:p>Fit4C 89.23 90.85 2.40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1_37_45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1]=2; -1; IF([.D91]=[.C91];0;IF([.C9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92" calcext:value-type="float">
            <text:p>-72.92</text:p>
          </table:table-cell>
          <table:table-cell office:value-type="string" calcext:value-type="string">
            <text:p>Fit4C 89.86 90.09 0.25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1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9.000000;1717.000000;1471.000000;1703.000000;1457.000000;495.000000;248.000000;50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1_56_47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2]=2; -1; IF([.D92]=[.C92];0;IF([.C92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94" calcext:value-type="float">
            <text:p>-67.94</text:p>
          </table:table-cell>
          <table:table-cell office:value-type="string" calcext:value-type="string">
            <text:p>Fit4C 89.81 90.14 0.49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Lw0_0.00</text:p>
          </table:table-cell>
          <table:table-cell office:value-type="float" office:value="1.42" calcext:value-type="float">
            <text:p>1.42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Tr0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1.000000;1727.000000;1467.000000;1737.000000;1480.000000;509.000000;245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2_12_84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3]=2; -1; IF([.D93]=[.C93];0;IF([.C93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69" calcext:value-type="float">
            <text:p>-58.69</text:p>
          </table:table-cell>
          <table:table-cell office:value-type="string" calcext:value-type="string">
            <text:p>Fit4C 89.31 91.00 2.28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2_25_23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4]=2; -1; IF([.D94]=[.C94];0;IF([.C9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4" calcext:value-type="float">
            <text:p>-67.4</text:p>
          </table:table-cell>
          <table:table-cell office:value-type="string" calcext:value-type="string">
            <text:p>Fit4C 89.86 90.09 0.21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hC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4.77" calcext:value-type="float">
            <text:p>4.7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5.2" calcext:value-type="float">
            <text:p>5.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7.000000;1705.000000;1473.000000;1718.000000;1486.000000;495.000000;259.000000;4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2_41_65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5]=2; -1; IF([.D95]=[.C95];0;IF([.C9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94" calcext:value-type="float">
            <text:p>-66.94</text:p>
          </table:table-cell>
          <table:table-cell office:value-type="string" calcext:value-type="string">
            <text:p>Fit4C 89.64 90.19 0.65</text:p>
          </table:table-cell>
          <table:table-cell office:value-type="string" calcext:value-type="string">
            <text:p>ShC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Lw0_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0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42" calcext:value-type="float">
            <text:p>2.42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1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19.000000;1721.000000;1471.000000;1709.000000;1461.000000;471.000000;215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2_54_07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6]=2; -1; IF([.D96]=[.C96];0;IF([.C9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5.49" calcext:value-type="float">
            <text:p>-55.49</text:p>
          </table:table-cell>
          <table:table-cell office:value-type="string" calcext:value-type="string">
            <text:p>Fit4C 88.82 91.01 2.83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3_08_61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7]=2; -1; IF([.D97]=[.C97];0;IF([.C9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52" calcext:value-type="float">
            <text:p>-66.52</text:p>
          </table:table-cell>
          <table:table-cell office:value-type="string" calcext:value-type="string">
            <text:p>Fit4C 89.63 90.23 0.57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4.81" calcext:value-type="float">
            <text:p>4.8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1_0.00</text:p>
          </table:table-cell>
          <table:table-cell office:value-type="float" office:value="4.52" calcext:value-type="float">
            <text:p>4.52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74.000000;1715.000000;1509.000000;1713.000000;1509.000000;487.000000;271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3_25_81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8]=2; -1; IF([.D98]=[.C98];0;IF([.C9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78" calcext:value-type="float">
            <text:p>-68.78</text:p>
          </table:table-cell>
          <table:table-cell office:value-type="string" calcext:value-type="string">
            <text:p>Fit4C 89.91 90.23 0.24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5.59" calcext:value-type="float">
            <text:p>5.5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8.000000;1773.000000;1481.000000;1788.000000;1495.000000;544.000000;255.000000;53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3_52_182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9]=2; -1; IF([.D99]=[.C99];0;IF([.C99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7.53" calcext:value-type="float">
            <text:p>-47.53</text:p>
          </table:table-cell>
          <table:table-cell office:value-type="string" calcext:value-type="string">
            <text:p>Fit4C 88.95 91.20 3.36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4_04_77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0]=2; -1; IF([.D100]=[.C100];0;IF([.C10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3" calcext:value-type="float">
            <text:p>-69.43</text:p>
          </table:table-cell>
          <table:table-cell office:value-type="string" calcext:value-type="string">
            <text:p>Fit4C 89.77 90.19 0.45</text:p>
          </table:table-cell>
          <table:table-cell office:value-type="string" calcext:value-type="string">
            <text:p>ShC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4.88" calcext:value-type="float">
            <text:p>4.8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7.000000;1735.000000;1487.000000;1720.000000;1473.000000;500.000000;247.000000;51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4_17_90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1]=2; -1; IF([.D101]=[.C101];0;IF([.C10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4" calcext:value-type="float">
            <text:p>-68.64</text:p>
          </table:table-cell>
          <table:table-cell office:value-type="string" calcext:value-type="string">
            <text:p>Fit4C 89.91 90.09 0.12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hC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6.02" calcext:value-type="float">
            <text:p>6.0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6.42" calcext:value-type="float">
            <text:p>6.4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3.000000;1737.000000;1479.000000;1738.000000;1481.000000;500.000000;245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4_36_983_marci.eredeti_1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2]=2; -1; IF([.D102]=[.C102];0;IF([.C10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56" calcext:value-type="float">
            <text:p>-65.56</text:p>
          </table:table-cell>
          <table:table-cell office:value-type="string" calcext:value-type="string">
            <text:p>Fit4C 89.55 90.48 1.54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Lw0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5.97" calcext:value-type="float">
            <text:p>5.9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58" calcext:value-type="float">
            <text:p>1.5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0.000000;1793.000000;1514.000000;1766.000000;1495.000000;541.000000;243.000000;55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4_50_44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3]=2; -1; IF([.D103]=[.C103];0;IF([.C10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85" calcext:value-type="float">
            <text:p>-69.85</text:p>
          </table:table-cell>
          <table:table-cell office:value-type="string" calcext:value-type="string">
            <text:p>Fit4C 89.82 90.19 0.33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ShC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0_0.00</text:p>
          </table:table-cell>
          <table:table-cell office:value-type="float" office:value="4.73" calcext:value-type="float">
            <text:p>4.7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5.8" calcext:value-type="float">
            <text:p>5.8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9.000000;1713.000000;1468.000000;1726.000000;1481.000000;500.000000;262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5_07_90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4]=2; -1; IF([.D104]=[.C104];0;IF([.C10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75" calcext:value-type="float">
            <text:p>-72.75</text:p>
          </table:table-cell>
          <table:table-cell office:value-type="string" calcext:value-type="string">
            <text:p>Fit4C 89.54 90.42 0.73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5.76" calcext:value-type="float">
            <text:p>5.7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2.000000;1740.000000;1488.000000;1733.000000;1482.000000;494.000000;245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5_19_06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5]=2; -1; IF([.D105]=[.C105];0;IF([.C10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0.7" calcext:value-type="float">
            <text:p>-60.7</text:p>
          </table:table-cell>
          <table:table-cell office:value-type="string" calcext:value-type="string">
            <text:p>Fit4C 89.30 90.61 2.06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Lw0_0.00</text:p>
          </table:table-cell>
          <table:table-cell office:value-type="float" office:value="1.41" calcext:value-type="float">
            <text:p>1.4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2.96" calcext:value-type="float">
            <text:p>2.9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2.000000;1707.000000;1524.000000;1690.000000;1519.000000;487.000000;285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5_31_05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6]=2; -1; IF([.D106]=[.C106];0;IF([.C10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39" calcext:value-type="float">
            <text:p>-71.39</text:p>
          </table:table-cell>
          <table:table-cell office:value-type="string" calcext:value-type="string">
            <text:p>Fit4C 89.58 90.47 0.58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3.38" calcext:value-type="float">
            <text:p>3.3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5.000000;1715.000000;1466.000000;1715.000000;1463.000000;497.000000;245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5_48_05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7]=2; -1; IF([.D107]=[.C107];0;IF([.C10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74" calcext:value-type="float">
            <text:p>-69.74</text:p>
          </table:table-cell>
          <table:table-cell office:value-type="string" calcext:value-type="string">
            <text:p>Fit4C 89.34 90.52 0.82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Lw0_0.00</text:p>
          </table:table-cell>
          <table:table-cell office:value-type="float" office:value="1.57" calcext:value-type="float">
            <text:p>1.57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39.000000;1696.000000;1465.000000;1701.000000;1474.000000;489.000000;258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6_11_31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8]=2; -1; IF([.D108]=[.C108];0;IF([.C10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7.43" calcext:value-type="float">
            <text:p>-57.43</text:p>
          </table:table-cell>
          <table:table-cell office:value-type="string" calcext:value-type="string">
            <text:p>Fit4C 89.20 90.61 2.07</text:p>
          </table:table-cell>
          <table:table-cell office:value-type="string" calcext:value-type="string">
            <text:p>ShC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4.02" calcext:value-type="float">
            <text:p>4.0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3.73" calcext:value-type="float">
            <text:p>3.7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6" calcext:value-type="float">
            <text:p>1.16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Ci</text:p>
          </table:table-cell>
          <table:table-cell office:value-type="float" office:value="3.05" calcext:value-type="float">
            <text:p>3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.500000;1650.000000;1448.500000;1642.000000;1452.500000;447.000000;230.500000;4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6_25_84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9]=2; -1; IF([.D109]=[.C109];0;IF([.C10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5" calcext:value-type="float">
            <text:p>-69.45</text:p>
          </table:table-cell>
          <table:table-cell office:value-type="string" calcext:value-type="string">
            <text:p>Fit4C 89.67 90.23 0.49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4.65" calcext:value-type="float">
            <text:p>4.6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i</text:p>
          </table:table-cell>
          <table:table-cell office:value-type="float" office:value="3.93" calcext:value-type="float">
            <text:p>3.9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6.000000;1725.000000;1473.000000;1721.000000;1470.000000;501.000000;241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6_45_53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0]=2; -1; IF([.D110]=[.C110];0;IF([.C11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4" calcext:value-type="float">
            <text:p>-67.4</text:p>
          </table:table-cell>
          <table:table-cell office:value-type="string" calcext:value-type="string">
            <text:p>Fit4C 89.86 90.09 0.24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4.51" calcext:value-type="float">
            <text:p>4.5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4.56" calcext:value-type="float">
            <text:p>4.5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06.000000;1707.000000;1432.000000;1729.000000;1454.000000;502.000000;231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6_55_57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1]=2; -1; IF([.D111]=[.C111];0;IF([.C11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77" calcext:value-type="float">
            <text:p>-65.77</text:p>
          </table:table-cell>
          <table:table-cell office:value-type="string" calcext:value-type="string">
            <text:p>Fit4C 89.47 90.55 1.95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4.33" calcext:value-type="float">
            <text:p>4.3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38.000000;1725.000000;1541.000000;1697.000000;1524.000000;528.000000;321.000000;5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7_07_00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2]=2; -1; IF([.D112]=[.C112];0;IF([.C11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21" calcext:value-type="float">
            <text:p>-67.21</text:p>
          </table:table-cell>
          <table:table-cell office:value-type="string" calcext:value-type="string">
            <text:p>Fit4C 89.90 90.14 0.33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5.13" calcext:value-type="float">
            <text:p>5.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13.000000;1736.000000;1535.000000;1712.000000;1509.000000;485.000000;288.000000;51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7_19_08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3]=2; -1; IF([.D113]=[.C113];0;IF([.C11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58" calcext:value-type="float">
            <text:p>-66.58</text:p>
          </table:table-cell>
          <table:table-cell office:value-type="string" calcext:value-type="string">
            <text:p>Fit4C 89.95 90.05 0.08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4.78" calcext:value-type="float">
            <text:p>4.7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12.000000;1477.000000;1703.000000;1468.000000;470.000000;236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7_41_46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14]=2; -1; IF([.D114]=[.C114];0;IF([.C114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4.03" calcext:value-type="float">
            <text:p>-54.03</text:p>
          </table:table-cell>
          <table:table-cell office:value-type="string" calcext:value-type="string">
            <text:p>Fit4C 88.39 90.71 2.2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7_54_270_marci.eredeti_1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5]=2; -1; IF([.D115]=[.C115];0;IF([.C11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01" calcext:value-type="float">
            <text:p>-70.01</text:p>
          </table:table-cell>
          <table:table-cell office:value-type="string" calcext:value-type="string">
            <text:p>Fit4C 89.90 90.10 0.17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4.88" calcext:value-type="float">
            <text:p>4.8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40.000000;1712.000000;1543.000000;1681.000000;1512.000000;479.000000;307.000000;51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8_07_81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6]=2; -1; IF([.D116]=[.C116];0;IF([.C11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36" calcext:value-type="float">
            <text:p>-70.36</text:p>
          </table:table-cell>
          <table:table-cell office:value-type="string" calcext:value-type="string">
            <text:p>Fit4C 89.58 90.60 0.64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4.64" calcext:value-type="float">
            <text:p>4.6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6.02" calcext:value-type="float">
            <text:p>6.0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17.000000;1733.000000;1460.000000;1732.000000;1462.000000;486.000000;225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8_24_16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7]=2; -1; IF([.D117]=[.C117];0;IF([.C11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15" calcext:value-type="float">
            <text:p>-69.15</text:p>
          </table:table-cell>
          <table:table-cell office:value-type="string" calcext:value-type="string">
            <text:p>Fit4C 89.31 90.75 1.97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57" calcext:value-type="float">
            <text:p>4.57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1_0.00</text:p>
          </table:table-cell>
          <table:table-cell office:value-type="float" office:value="4.22" calcext:value-type="float">
            <text:p>4.2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3.15" calcext:value-type="float">
            <text:p>3.1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334.000000;1715.000000;1555.000000;1654.000000;1503.000000;462.000000;288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8_34_79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8]=2; -1; IF([.D118]=[.C118];0;IF([.C11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21" calcext:value-type="float">
            <text:p>-68.21</text:p>
          </table:table-cell>
          <table:table-cell office:value-type="string" calcext:value-type="string">
            <text:p>Fit4C 89.63 90.33 0.86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Lw0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0_0.00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2.000000;1721.000000;1480.000000;1707.000000;1466.000000;487.000000;236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8_53_48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9]=2; -1; IF([.D119]=[.C119];0;IF([.C1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5" calcext:value-type="float">
            <text:p>-68.65</text:p>
          </table:table-cell>
          <table:table-cell office:value-type="string" calcext:value-type="string">
            <text:p>Fit4C 89.44 90.29 0.92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58" calcext:value-type="float">
            <text:p>5.5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2.000000;1710.000000;1452.000000;1692.000000;1439.000000;492.000000;226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9_06_303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20]=2; -1; IF([.D120]=[.C120];0;IF([.C12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84" calcext:value-type="float">
            <text:p>-56.84</text:p>
          </table:table-cell>
          <table:table-cell office:value-type="string" calcext:value-type="string">
            <text:p>Fit4C 88.43 91.05 2.67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9_26_94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1]=2; -1; IF([.D121]=[.C121];0;IF([.C12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6" calcext:value-type="float">
            <text:p>-67.6</text:p>
          </table:table-cell>
          <table:table-cell office:value-type="string" calcext:value-type="string">
            <text:p>Fit4C 89.36 90.38 1.13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5.67" calcext:value-type="float">
            <text:p>5.6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5.64" calcext:value-type="float">
            <text:p>5.6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58" calcext:value-type="float">
            <text:p>1.5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12.000000;1691.000000;1446.000000;1728.000000;1488.000000;511.000000;249.000000;46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9_46_18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2]=2; -1; IF([.D122]=[.C122];0;IF([.C12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82" calcext:value-type="float">
            <text:p>-70.82</text:p>
          </table:table-cell>
          <table:table-cell office:value-type="string" calcext:value-type="string">
            <text:p>Fit4C 89.49 90.28 0.57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5.41" calcext:value-type="float">
            <text:p>5.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23" calcext:value-type="float">
            <text:p>5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0.000000;1766.000000;1486.000000;1761.000000;1482.000000;539.000000;249.000000;53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0_09_29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3]=2; -1; IF([.D123]=[.C123];0;IF([.C12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17" calcext:value-type="float">
            <text:p>-66.17</text:p>
          </table:table-cell>
          <table:table-cell office:value-type="string" calcext:value-type="string">
            <text:p>Fit4C 89.30 90.49 1.2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6.3" calcext:value-type="float">
            <text:p>6.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44" calcext:value-type="float">
            <text:p>4.44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90.000000;1703.000000;1508.000000;1724.000000;1533.000000;525.000000;311.000000;48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0_21_94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4]=2; -1; IF([.D124]=[.C124];0;IF([.C1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94" calcext:value-type="float">
            <text:p>-65.94</text:p>
          </table:table-cell>
          <table:table-cell office:value-type="string" calcext:value-type="string">
            <text:p>Fit4C 89.53 90.28 1.12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4.82" calcext:value-type="float">
            <text:p>4.8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93" calcext:value-type="float">
            <text:p>3.9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38.000000;1695.000000;1454.000000;1692.000000;1456.000000;493.000000;236.000000;4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0_55_45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5]=2; -1; IF([.D125]=[.C125];0;IF([.C12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68" calcext:value-type="float">
            <text:p>-65.68</text:p>
          </table:table-cell>
          <table:table-cell office:value-type="string" calcext:value-type="string">
            <text:p>Fit4C 89.34 90.35 1.02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Lw0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4.24" calcext:value-type="float">
            <text:p>4.2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93.000000;1665.000000;1493.000000;1692.000000;1524.000000;507.000000;318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1_07_29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6]=2; -1; IF([.D126]=[.C126];0;IF([.C12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86" calcext:value-type="float">
            <text:p>-65.86</text:p>
          </table:table-cell>
          <table:table-cell office:value-type="string" calcext:value-type="string">
            <text:p>Fit4C 89.91 90.09 0.12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9" calcext:value-type="float">
            <text:p>4.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5.8" calcext:value-type="float">
            <text:p>5.8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19" calcext:value-type="float">
            <text:p>3.1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6.000000;1702.000000;1447.000000;1731.000000;1474.000000;521.000000;264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1_25_78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7]=2; -1; IF([.D127]=[.C127];0;IF([.C12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87" calcext:value-type="float">
            <text:p>-64.87</text:p>
          </table:table-cell>
          <table:table-cell office:value-type="string" calcext:value-type="string">
            <text:p>Fit4C 89.15 90.52 1.55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i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51.000000;1722.000000;1461.000000;1710.000000;1456.000000;524.000000;239.000000;51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1_39_45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8]=2; -1; IF([.D128]=[.C128];0;IF([.C12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39" calcext:value-type="float">
            <text:p>-63.39</text:p>
          </table:table-cell>
          <table:table-cell office:value-type="string" calcext:value-type="string">
            <text:p>Fit4C 89.57 90.29 1.09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5.33" calcext:value-type="float">
            <text:p>5.3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44.000000;1699.000000;1455.000000;1704.000000;1466.000000;513.000000;258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1_53_22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9]=2; -1; IF([.D129]=[.C129];0;IF([.C12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29" calcext:value-type="float">
            <text:p>-69.29</text:p>
          </table:table-cell>
          <table:table-cell office:value-type="string" calcext:value-type="string">
            <text:p>Fit4C 89.81 90.37 0.32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Lw0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0_0.00</text:p>
          </table:table-cell>
          <table:table-cell office:value-type="float" office:value="5.37" calcext:value-type="float">
            <text:p>5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5.59" calcext:value-type="float">
            <text:p>5.5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3.000000;1728.000000;1469.000000;1726.000000;1467.000000;480.000000;235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2_11_598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30]=2; -1; IF([.D130]=[.C130];0;IF([.C13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7.77" calcext:value-type="float">
            <text:p>-57.77</text:p>
          </table:table-cell>
          <table:table-cell office:value-type="string" calcext:value-type="string">
            <text:p>Fit4C 89.04 90.81 2.72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2_27_54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1]=2; -1; IF([.D131]=[.C131];0;IF([.C13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37" calcext:value-type="float">
            <text:p>-65.37</text:p>
          </table:table-cell>
          <table:table-cell office:value-type="string" calcext:value-type="string">
            <text:p>Fit4C 89.12 90.45 1.23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4.07" calcext:value-type="float">
            <text:p>4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4.16" calcext:value-type="float">
            <text:p>4.1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85.000000;1717.000000;1518.000000;1719.000000;1525.000000;504.000000;283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2_44_86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2]=2; -1; IF([.D132]=[.C132];0;IF([.C1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12" calcext:value-type="float">
            <text:p>-69.12</text:p>
          </table:table-cell>
          <table:table-cell office:value-type="string" calcext:value-type="string">
            <text:p>Fit4C 89.77 90.09 0.33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74" calcext:value-type="float">
            <text:p>4.7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8.000000;1705.000000;1532.000000;1700.000000;1528.000000;472.000000;298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3_12_09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33]=2; -1; IF([.D133]=[.C133];0;IF([.C133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1.91" calcext:value-type="float">
            <text:p>-51.91</text:p>
          </table:table-cell>
          <table:table-cell office:value-type="string" calcext:value-type="string">
            <text:p>Fit4C 88.67 91.29 3.19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3_24_585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34]=2; -1; IF([.D134]=[.C134];0;IF([.C134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3.2" calcext:value-type="float">
            <text:p>-53.2</text:p>
          </table:table-cell>
          <table:table-cell office:value-type="string" calcext:value-type="string">
            <text:p>Fit4C 88.70 91.30 2.90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3_41_76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5]=2; -1; IF([.D135]=[.C135];0;IF([.C13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55" calcext:value-type="float">
            <text:p>-70.55</text:p>
          </table:table-cell>
          <table:table-cell office:value-type="string" calcext:value-type="string">
            <text:p>Fit4C 89.82 90.15 0.71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Lw0_0.00</text:p>
          </table:table-cell>
          <table:table-cell office:value-type="float" office:value="1.46" calcext:value-type="float">
            <text:p>1.4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Tr0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37" calcext:value-type="float">
            <text:p>1.3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Tr1_0.00</text:p>
          </table:table-cell>
          <table:table-cell office:value-type="float" office:value="4.65" calcext:value-type="float">
            <text:p>4.6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23.000000;1677.000000;1437.000000;1698.000000;1461.000000;495.000000;246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3_54_520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36]=2; -1; IF([.D136]=[.C136];0;IF([.C13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67" calcext:value-type="float">
            <text:p>-56.67</text:p>
          </table:table-cell>
          <table:table-cell office:value-type="string" calcext:value-type="string">
            <text:p>Fit4C 88.64 90.94 2.63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4_06_06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7]=2; -1; IF([.D137]=[.C137];0;IF([.C13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18" calcext:value-type="float">
            <text:p>-72.18</text:p>
          </table:table-cell>
          <table:table-cell office:value-type="string" calcext:value-type="string">
            <text:p>Fit4C 89.44 90.33 0.53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2.32" calcext:value-type="float">
            <text:p>2.32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88.000000;1709.000000;1509.000000;1719.000000;1518.000000;502.000000;291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4_22_04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8]=2; -1; IF([.D138]=[.C138];0;IF([.C13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79" calcext:value-type="float">
            <text:p>-65.79</text:p>
          </table:table-cell>
          <table:table-cell office:value-type="string" calcext:value-type="string">
            <text:p>Fit4C 89.72 90.28 0.45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ShC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Lw0_0.00</text:p>
          </table:table-cell>
          <table:table-cell office:value-type="float" office:value="1.14" calcext:value-type="float">
            <text:p>1.1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0_0.00</text:p>
          </table:table-cell>
          <table:table-cell office:value-type="float" office:value="6.19" calcext:value-type="float">
            <text:p>6.1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47" calcext:value-type="float">
            <text:p>3.4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8.000000;1648.000000;1469.000000;1684.000000;1500.000000;449.000000;268.000000;41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4_36_02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9]=2; -1; IF([.D139]=[.C139];0;IF([.C13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84" calcext:value-type="float">
            <text:p>-70.84</text:p>
          </table:table-cell>
          <table:table-cell office:value-type="string" calcext:value-type="string">
            <text:p>Fit4C 89.25 90.56 1.42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41" calcext:value-type="float">
            <text:p>4.4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73" calcext:value-type="float">
            <text:p>3.7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04.000000;1689.000000;1517.000000;1687.000000;1520.000000;496.000000;303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4_46_41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0]=2; -1; IF([.D140]=[.C140];0;IF([.C1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91" calcext:value-type="float">
            <text:p>-67.91</text:p>
          </table:table-cell>
          <table:table-cell office:value-type="string" calcext:value-type="string">
            <text:p>Fit4C 89.68 90.32 0.40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5.72" calcext:value-type="float">
            <text:p>5.7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74.000000;1719.000000;1516.000000;1742.000000;1537.000000;501.000000;290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4_58_89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1]=2; -1; IF([.D141]=[.C141];0;IF([.C14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83" calcext:value-type="float">
            <text:p>-70.83</text:p>
          </table:table-cell>
          <table:table-cell office:value-type="string" calcext:value-type="string">
            <text:p>Fit4C 89.49 90.36 0.81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3.88" calcext:value-type="float">
            <text:p>3.8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7.000000;1687.000000;1471.000000;1700.000000;1486.000000;477.000000;249.000000;45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5_13_40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2]=2; -1; IF([.D142]=[.C142];0;IF([.C1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6" calcext:value-type="float">
            <text:p>-64.6</text:p>
          </table:table-cell>
          <table:table-cell office:value-type="string" calcext:value-type="string">
            <text:p>Fit4C 89.03 90.46 0.97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ShC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ShC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ShC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1_0.00</text:p>
          </table:table-cell>
          <table:table-cell office:value-type="float" office:value="4.33" calcext:value-type="float">
            <text:p>4.3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3.21" calcext:value-type="float">
            <text:p>3.2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92.000000;1649.000000;1523.000000;1643.000000;1519.000000;421.000000;276.000000;4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5_25_22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3]=2; -1; IF([.D143]=[.C143];0;IF([.C1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03" calcext:value-type="float">
            <text:p>-61.03</text:p>
          </table:table-cell>
          <table:table-cell office:value-type="string" calcext:value-type="string">
            <text:p>Fit4C 89.86 90.10 0.36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16" calcext:value-type="float">
            <text:p>5.1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89" calcext:value-type="float">
            <text:p>5.89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51" calcext:value-type="float">
            <text:p>1.51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Ci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13.000000;1695.000000;1449.000000;1723.000000;1479.000000;494.000000;244.000000;46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5_42_11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4]=2; -1; IF([.D144]=[.C144];0;IF([.C14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76" calcext:value-type="float">
            <text:p>-70.76</text:p>
          </table:table-cell>
          <table:table-cell office:value-type="string" calcext:value-type="string">
            <text:p>Fit4C 89.73 90.46 0.48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4.64" calcext:value-type="float">
            <text:p>4.6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14.000000;1722.000000;1447.000000;1743.000000;1468.000000;499.000000;239.000000;4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5_56_28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5]=2; -1; IF([.D145]=[.C145];0;IF([.C1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66" calcext:value-type="float">
            <text:p>-66.66</text:p>
          </table:table-cell>
          <table:table-cell office:value-type="string" calcext:value-type="string">
            <text:p>Fit4C 89.35 90.52 1.55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4.68" calcext:value-type="float">
            <text:p>4.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5.64" calcext:value-type="float">
            <text:p>5.6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9.000000;1741.000000;1497.000000;1717.000000;1481.000000;496.000000;230.000000;5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6_08_22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6]=2; -1; IF([.D146]=[.C146];0;IF([.C1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Fit4C 89.76 90.32 1.00</text:p>
          </table:table-cell>
          <table:table-cell office:value-type="string" calcext:value-type="string">
            <text:p>ShC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0_0.00</text:p>
          </table:table-cell>
          <table:table-cell office:value-type="float" office:value="7.05" calcext:value-type="float">
            <text:p>7.05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5.05" calcext:value-type="float">
            <text:p>5.0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5.000000;1705.000000;1463.000000;1710.000000;1471.000000;510.000000;255.000000;4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6_25_25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7]=2; -1; IF([.D147]=[.C147];0;IF([.C14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8" calcext:value-type="float">
            <text:p>-68.68</text:p>
          </table:table-cell>
          <table:table-cell office:value-type="string" calcext:value-type="string">
            <text:p>Fit4C 89.61 90.15 0.50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7.000000;1635.000000;1462.000000;1652.000000;1482.000000;468.000000;292.000000;44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6_38_50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8]=2; -1; IF([.D148]=[.C148];0;IF([.C1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47" calcext:value-type="float">
            <text:p>-66.47</text:p>
          </table:table-cell>
          <table:table-cell office:value-type="string" calcext:value-type="string">
            <text:p>Fit4C 89.07 90.66 1.72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972" calcext:value-type="float">
            <text:p>0.972</text:p>
          </table:table-cell>
          <table:table-cell office:value-type="string" calcext:value-type="string">
            <text:p>Sh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0_0.00</text:p>
          </table:table-cell>
          <table:table-cell office:value-type="float" office:value="5.49" calcext:value-type="float">
            <text:p>5.4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06" calcext:value-type="float">
            <text:p>2.0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1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86.000000;1732.000000;1525.000000;1709.000000;1509.000000;495.000000;264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6_57_01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9]=2; -1; IF([.D149]=[.C149];0;IF([.C14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84" calcext:value-type="float">
            <text:p>-70.84</text:p>
          </table:table-cell>
          <table:table-cell office:value-type="string" calcext:value-type="string">
            <text:p>Fit4C 89.82 90.14 0.44</text:p>
          </table:table-cell>
          <table:table-cell office:value-type="string" calcext:value-type="string">
            <text:p>ShC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0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6.11" calcext:value-type="float">
            <text:p>6.1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7.000000;1726.000000;1473.000000;1724.000000;1471.000000;487.000000;229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7_21_23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0]=2; -1; IF([.D150]=[.C150];0;IF([.C15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53" calcext:value-type="float">
            <text:p>-69.53</text:p>
          </table:table-cell>
          <table:table-cell office:value-type="string" calcext:value-type="string">
            <text:p>Fit4C 89.76 90.24 0.66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4.33" calcext:value-type="float">
            <text:p>4.3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5.67" calcext:value-type="float">
            <text:p>5.6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13" calcext:value-type="float">
            <text:p>3.1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50.000000;1709.000000;1442.000000;1713.000000;1441.000000;502.000000;249.000000;50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7_50_75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1]=2; -1; IF([.D151]=[.C151];0;IF([.C151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03" calcext:value-type="float">
            <text:p>-70.03</text:p>
          </table:table-cell>
          <table:table-cell office:value-type="string" calcext:value-type="string">
            <text:p>Fit4C 89.40 90.48 1.64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Lw0_0.00</text:p>
          </table:table-cell>
          <table:table-cell office:value-type="float" office:value="1.48" calcext:value-type="float">
            <text:p>1.4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Tr0_0.00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5.77" calcext:value-type="float">
            <text:p>5.7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03.000000;1713.000000;1535.000000;1719.000000;1551.000000;514.000000;316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03_35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2]=2; -1; IF([.D152]=[.C152];0;IF([.C15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02" calcext:value-type="float">
            <text:p>-68.02</text:p>
          </table:table-cell>
          <table:table-cell office:value-type="string" calcext:value-type="string">
            <text:p>Fit4C 89.68 90.32 0.78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5.19" calcext:value-type="float">
            <text:p>5.1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0.000000;1696.000000;1452.000000;1713.000000;1471.000000;495.000000;239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14_19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3]=2; -1; IF([.D153]=[.C153];0;IF([.C153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23" calcext:value-type="float">
            <text:p>-68.23</text:p>
          </table:table-cell>
          <table:table-cell office:value-type="string" calcext:value-type="string">
            <text:p>Fit4C 89.82 90.28 0.57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Lw0_0.00</text:p>
          </table:table-cell>
          <table:table-cell office:value-type="float" office:value="1.44" calcext:value-type="float">
            <text:p>1.44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Tr0_0.00</text:p>
          </table:table-cell>
          <table:table-cell office:value-type="float" office:value="4.22" calcext:value-type="float">
            <text:p>4.2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1_0.00</text:p>
          </table:table-cell>
          <table:table-cell office:value-type="float" office:value="6.48" calcext:value-type="float">
            <text:p>6.4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5.000000;1724.000000;1478.000000;1730.000000;1481.000000;485.000000;245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29_96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4]=2; -1; IF([.D154]=[.C154];0;IF([.C15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7" calcext:value-type="float">
            <text:p>-69.47</text:p>
          </table:table-cell>
          <table:table-cell office:value-type="string" calcext:value-type="string">
            <text:p>Fit4C 89.34 90.50 1.74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Lw0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4.96" calcext:value-type="float">
            <text:p>4.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4.78" calcext:value-type="float">
            <text:p>4.7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2.96" calcext:value-type="float">
            <text:p>2.9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314.000000;1730.000000;1545.000000;1692.000000;1518.000000;488.000000;283.000000;50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40_26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5]=2; -1; IF([.D155]=[.C155];0;IF([.C15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93" calcext:value-type="float">
            <text:p>-71.93</text:p>
          </table:table-cell>
          <table:table-cell office:value-type="string" calcext:value-type="string">
            <text:p>Fit4C 89.95 90.05 0.08</text:p>
          </table:table-cell>
          <table:table-cell office:value-type="string" calcext:value-type="string">
            <text:p>Sh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5.29" calcext:value-type="float">
            <text:p>5.2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60.000000;1723.000000;1490.000000;1714.000000;1480.000000;484.000000;250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55_63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6]=2; -1; IF([.D156]=[.C156];0;IF([.C15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11" calcext:value-type="float">
            <text:p>-70.11</text:p>
          </table:table-cell>
          <table:table-cell office:value-type="string" calcext:value-type="string">
            <text:p>Fit4C 89.95 90.14 0.16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4.25" calcext:value-type="float">
            <text:p>4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25.000000;1692.000000;1454.000000;1707.000000;1468.000000;474.000000;241.000000;4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9_11_618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57]=2; -1; IF([.D157]=[.C157];0;IF([.C15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47" calcext:value-type="float">
            <text:p>-58.47</text:p>
          </table:table-cell>
          <table:table-cell office:value-type="string" calcext:value-type="string">
            <text:p>Fit4C 88.73 90.68 2.25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9_33_94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8]=2; -1; IF([.D158]=[.C158];0;IF([.C15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5" calcext:value-type="float">
            <text:p>-68.65</text:p>
          </table:table-cell>
          <table:table-cell office:value-type="string" calcext:value-type="string">
            <text:p>Fit4C 89.82 90.23 0.32</text:p>
          </table:table-cell>
          <table:table-cell office:value-type="string" calcext:value-type="string">
            <text:p>ShC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Lw0_0.00</text:p>
          </table:table-cell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0_0.00</text:p>
          </table:table-cell>
          <table:table-cell office:value-type="float" office:value="4.87" calcext:value-type="float">
            <text:p>4.87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4.93" calcext:value-type="float">
            <text:p>4.9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1.000000;1727.000000;1486.000000;1740.000000;1502.000000;489.000000;258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9_49_22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9]=2; -1; IF([.D159]=[.C159];0;IF([.C15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21" calcext:value-type="float">
            <text:p>-72.21</text:p>
          </table:table-cell>
          <table:table-cell office:value-type="string" calcext:value-type="string">
            <text:p>Fit4C 89.35 90.88 1.01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0_0.00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37" calcext:value-type="float">
            <text:p>2.3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4.000000;1706.000000;1464.000000;1731.000000;1495.000000;497.000000;273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01_65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0]=2; -1; IF([.D160]=[.C160];0;IF([.C160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85" calcext:value-type="float">
            <text:p>-66.85</text:p>
          </table:table-cell>
          <table:table-cell office:value-type="string" calcext:value-type="string">
            <text:p>Fit4C 89.39 90.34 1.08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ShC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Lw0_0.00</text:p>
          </table:table-cell>
          <table:table-cell office:value-type="float" office:value="1.43" calcext:value-type="float">
            <text:p>1.4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Tr0_0.00</text:p>
          </table:table-cell>
          <table:table-cell office:value-type="float" office:value="5.03" calcext:value-type="float">
            <text:p>5.0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01" calcext:value-type="float">
            <text:p>5.0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3.000000;1707.000000;1490.000000;1683.000000;1472.000000;472.000000;239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15_40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1]=2; -1; IF([.D161]=[.C161];0;IF([.C16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25" calcext:value-type="float">
            <text:p>-63.25</text:p>
          </table:table-cell>
          <table:table-cell office:value-type="string" calcext:value-type="string">
            <text:p>Fit4C 89.58 90.28 0.41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0_0.00</text:p>
          </table:table-cell>
          <table:table-cell office:value-type="float" office:value="5.41" calcext:value-type="float">
            <text:p>5.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4.57" calcext:value-type="float">
            <text:p>4.57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0.000000;1706.000000;1475.000000;1719.000000;1487.000000;497.000000;257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29_05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2]=2; -1; IF([.D162]=[.C162];0;IF([.C16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4" calcext:value-type="float">
            <text:p>-68.64</text:p>
          </table:table-cell>
          <table:table-cell office:value-type="string" calcext:value-type="string">
            <text:p>Fit4C 89.95 90.05 0.08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0_0.00</text:p>
          </table:table-cell>
          <table:table-cell office:value-type="float" office:value="4.55" calcext:value-type="float">
            <text:p>4.5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5.73" calcext:value-type="float">
            <text:p>5.7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3.000000;1715.000000;1511.000000;1716.000000;1512.000000;498.000000;294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46_97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3]=2; -1; IF([.D163]=[.C163];0;IF([.C163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69" calcext:value-type="float">
            <text:p>-67.69</text:p>
          </table:table-cell>
          <table:table-cell office:value-type="string" calcext:value-type="string">
            <text:p>Fit4C 89.36 90.43 1.47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Lw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Tr0_0.00</text:p>
          </table:table-cell>
          <table:table-cell office:value-type="float" office:value="4.24" calcext:value-type="float">
            <text:p>4.2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4.79" calcext:value-type="float">
            <text:p>4.7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82.000000;1659.000000;1516.000000;1667.000000;1533.000000;456.000000;294.000000;4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58_65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4]=2; -1; IF([.D164]=[.C164];0;IF([.C16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22" calcext:value-type="float">
            <text:p>-66.22</text:p>
          </table:table-cell>
          <table:table-cell office:value-type="string" calcext:value-type="string">
            <text:p>Fit4C 89.77 90.19 0.24</text:p>
          </table:table-cell>
          <table:table-cell office:value-type="string" calcext:value-type="string">
            <text:p>ShC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5.57" calcext:value-type="float">
            <text:p>5.5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3.000000;1718.000000;1506.000000;1731.000000;1521.000000;501.000000;291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1_23_24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5]=2; -1; IF([.D165]=[.C165];0;IF([.C16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09" calcext:value-type="float">
            <text:p>-71.09</text:p>
          </table:table-cell>
          <table:table-cell office:value-type="string" calcext:value-type="string">
            <text:p>Fit4C 89.86 90.19 0.25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3.73" calcext:value-type="float">
            <text:p>3.7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5.67" calcext:value-type="float">
            <text:p>5.6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93" calcext:value-type="float">
            <text:p>3.9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300.000000;1707.000000;1523.000000;1711.000000;1527.000000;484.000000;307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1_36_42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6]=2; -1; IF([.D166]=[.C166];0;IF([.C16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3" calcext:value-type="float">
            <text:p>-69.43</text:p>
          </table:table-cell>
          <table:table-cell office:value-type="string" calcext:value-type="string">
            <text:p>Fit4C 89.38 90.34 1.02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5.04" calcext:value-type="float">
            <text:p>5.0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39" calcext:value-type="float">
            <text:p>1.3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r1_0.00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6.000000;1692.000000;1473.000000;1677.000000;1463.000000;495.000000;260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1_53_21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7]=2; -1; IF([.D167]=[.C167];0;IF([.C16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4.08" calcext:value-type="float">
            <text:p>-74.08</text:p>
          </table:table-cell>
          <table:table-cell office:value-type="string" calcext:value-type="string">
            <text:p>Fit4C 89.72 90.28 0.49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52.000000;1707.000000;1468.000000;1709.000000;1470.000000;494.000000;260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2_08_73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8]=2; -1; IF([.D168]=[.C168];0;IF([.C16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19" calcext:value-type="float">
            <text:p>-72.19</text:p>
          </table:table-cell>
          <table:table-cell office:value-type="string" calcext:value-type="string">
            <text:p>Fit4C 89.52 90.96 0.83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13" calcext:value-type="float">
            <text:p>4.1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6.91" calcext:value-type="float">
            <text:p>6.91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52" calcext:value-type="float">
            <text:p>1.52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311.000000;1760.000000;1513.000000;1762.000000;1515.000000;547.000000;323.000000;5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6_22_714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9]=2; -1; IF([.D169]=[.C169];0;IF([.C169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7.87" calcext:value-type="float">
            <text:p>-77.87</text:p>
          </table:table-cell>
          <table:table-cell office:value-type="string" calcext:value-type="string">
            <text:p>Fit4C 89.42 90.77 1.03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ShC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ShC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ShC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Lw0_0.00</text:p>
          </table:table-cell>
          <table:table-cell office:value-type="float" office:value="1.29" calcext:value-type="float">
            <text:p>1.2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Tr0_0.00</text:p>
          </table:table-cell>
          <table:table-cell office:value-type="float" office:value="6.33" calcext:value-type="float">
            <text:p>6.3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r1_0.00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i</text:p>
          </table:table-cell>
          <table:table-cell office:value-type="float" office:value="2.34" calcext:value-type="float">
            <text:p>2.34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272.000000;1705.000000;1511.000000;1727.000000;1533.000000;463.000000;298.000000;45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6_36_896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0]=2; -1; IF([.D170]=[.C170];0;IF([.C170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7.15" calcext:value-type="float">
            <text:p>-77.15</text:p>
          </table:table-cell>
          <table:table-cell office:value-type="string" calcext:value-type="string">
            <text:p>Fit4C 89.17 91.17 1.29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hC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Lw0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Tr0_0.00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4" calcext:value-type="float">
            <text:p>1.4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Tr1_0.00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i</text:p>
          </table:table-cell>
          <table:table-cell office:value-type="float" office:value="2.46" calcext:value-type="float">
            <text:p>2.46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243.000000;1762.000000;1463.000000;1773.000000;1476.000000;528.000000;263.000000;53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6_49_968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71]=2; -1; IF([.D171]=[.C171];0;IF([.C171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3.71" calcext:value-type="float">
            <text:p>-73.71</text:p>
          </table:table-cell>
          <table:table-cell office:value-type="string" calcext:value-type="string">
            <text:p>Fit4C 88.86 91.22 1.93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01_35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2]=2; -1; IF([.D172]=[.C172];0;IF([.C172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58" calcext:value-type="float">
            <text:p>-80.58</text:p>
          </table:table-cell>
          <table:table-cell office:value-type="string" calcext:value-type="string">
            <text:p>Fit4C 89.67 90.42 0.53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w0_0.00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0_0.00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7" calcext:value-type="float">
            <text:p>1.37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Tr1_0.00</text:p>
          </table:table-cell>
          <table:table-cell office:value-type="float" office:value="3.74" calcext:value-type="float">
            <text:p>3.7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2.42" calcext:value-type="float">
            <text:p>2.42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229.000000;1755.000000;1449.000000;1794.000000;1492.000000;573.000000;275.000000;53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11_71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3]=2; -1; IF([.D173]=[.C173];0;IF([.C17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6.37" calcext:value-type="float">
            <text:p>-76.37</text:p>
          </table:table-cell>
          <table:table-cell office:value-type="string" calcext:value-type="string">
            <text:p>Fit4C 89.34 90.82 1.26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Lw0_0.00</text:p>
          </table:table-cell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1_0.00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2.49" calcext:value-type="float">
            <text:p>2.49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348.000000;1740.000000;1515.000000;1762.000000;1536.000000;565.000000;372.000000;55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21_986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4]=2; -1; IF([.D174]=[.C174];0;IF([.C174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57" calcext:value-type="float">
            <text:p>-79.57</text:p>
          </table:table-cell>
          <table:table-cell office:value-type="string" calcext:value-type="string">
            <text:p>Fit4C 89.45 90.56 0.72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w0_0.00</text:p>
          </table:table-cell>
          <table:table-cell office:value-type="float" office:value="1.22" calcext:value-type="float">
            <text:p>1.2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Tr0_0.00</text:p>
          </table:table-cell>
          <table:table-cell office:value-type="float" office:value="4.72" calcext:value-type="float">
            <text:p>4.7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44" calcext:value-type="float">
            <text:p>1.44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Tr1_0.00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Ci</text:p>
          </table:table-cell>
          <table:table-cell office:value-type="float" office:value="2.32" calcext:value-type="float">
            <text:p>2.32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329.500000;1759.000000;1534.000000;1793.000000;1574.500000;560.500000;370.000000;532.5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42_50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5]=2; -1; IF([.D175]=[.C175];0;IF([.C175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81" calcext:value-type="float">
            <text:p>-80.81</text:p>
          </table:table-cell>
          <table:table-cell office:value-type="string" calcext:value-type="string">
            <text:p>Fit4C 89.62 90.28 0.66</text:p>
          </table:table-cell>
          <table:table-cell office:value-type="string" calcext:value-type="string">
            <text:p>ShC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Lw0_0.00</text:p>
          </table:table-cell>
          <table:table-cell office:value-type="float" office:value="1.16" calcext:value-type="float">
            <text:p>1.1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Tr0_0.00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r1_0.00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2.46" calcext:value-type="float">
            <text:p>2.46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289.000000;1710.000000;1509.000000;1721.000000;1520.000000;510.000000;308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56_08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6]=2; -1; IF([.D176]=[.C176];0;IF([.C176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61" calcext:value-type="float">
            <text:p>-79.61</text:p>
          </table:table-cell>
          <table:table-cell office:value-type="string" calcext:value-type="string">
            <text:p>Fit4C 89.68 90.60 0.56</text:p>
          </table:table-cell>
          <table:table-cell office:value-type="string" calcext:value-type="string">
            <text:p>ShC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Tr0_0.00</text:p>
          </table:table-cell>
          <table:table-cell office:value-type="float" office:value="5.94" calcext:value-type="float">
            <text:p>5.9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1.52" calcext:value-type="float">
            <text:p>1.5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1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238.000000;1728.000000;1486.000000;1728.000000;1487.000000;468.000000;245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8_21_21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7]=2; -1; IF([.D177]=[.C177];0;IF([.C177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45" calcext:value-type="float">
            <text:p>-80.45</text:p>
          </table:table-cell>
          <table:table-cell office:value-type="string" calcext:value-type="string">
            <text:p>Fit4C 89.15 91.09 1.24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Lw0_0.00</text:p>
          </table:table-cell>
          <table:table-cell office:value-type="float" office:value="1.19" calcext:value-type="float">
            <text:p>1.19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Tr0_0.00</text:p>
          </table:table-cell>
          <table:table-cell office:value-type="float" office:value="4.15" calcext:value-type="float">
            <text:p>4.1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r1_0.00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Ci</text:p>
          </table:table-cell>
          <table:table-cell office:value-type="float" office:value="2.34" calcext:value-type="float">
            <text:p>2.34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255.000000;1710.000000;1475.000000;1695.000000;1467.000000;476.000000;258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9_12_920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8]=2; -1; IF([.D178]=[.C178];0;IF([.C178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88" calcext:value-type="float">
            <text:p>-79.88</text:p>
          </table:table-cell>
          <table:table-cell office:value-type="string" calcext:value-type="string">
            <text:p>Fit4C 88.95 91.21 1.49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1.32" calcext:value-type="float">
            <text:p>1.3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Tr0_0.00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1_0.00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float" office:value="-5.22" calcext:value-type="float">
            <text:p>-5.22</text:p>
          </table:table-cell>
          <table:table-cell office:value-type="string" calcext:value-type="string">
            <text:p>225.000000;1621.000000;1369.000000;1611.000000;1369.000000;469.000000;236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9_42_130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79]=2; -1; IF([.D179]=[.C179];0;IF([.C179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76" calcext:value-type="float">
            <text:p>-80.76</text:p>
          </table:table-cell>
          <table:table-cell office:value-type="string" calcext:value-type="string">
            <text:p>Fit4C 89.66 90.44 0.51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Lw0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0_0.00</text:p>
          </table:table-cell>
          <table:table-cell office:value-type="float" office:value="5.21" calcext:value-type="float">
            <text:p>5.2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4.81" calcext:value-type="float">
            <text:p>4.8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2.51" calcext:value-type="float">
            <text:p>2.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18.000000;1648.000000;1400.000000;1648.000000;1403.000000;467.000000;225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05_962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0]=2; -1; IF([.D180]=[.C180];0;IF([.C180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37" calcext:value-type="float">
            <text:p>-80.37</text:p>
          </table:table-cell>
          <table:table-cell office:value-type="string" calcext:value-type="string">
            <text:p>Fit4C 89.86 90.19 0.34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Lw0_0.00</text:p>
          </table:table-cell>
          <table:table-cell office:value-type="float" office:value="1.21" calcext:value-type="float">
            <text:p>1.2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r0_0.00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1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2.35" calcext:value-type="float">
            <text:p>2.3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197.000000;1603.000000;1375.000000;1584.000000;1355.000000;410.000000;181.000000;4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23_945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1]=2; -1; IF([.D181]=[.C181];0;IF([.C181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8.99" calcext:value-type="float">
            <text:p>-78.99</text:p>
          </table:table-cell>
          <table:table-cell office:value-type="string" calcext:value-type="string">
            <text:p>Fit4C 89.68 90.34 0.52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Lw0_0.00</text:p>
          </table:table-cell>
          <table:table-cell office:value-type="float" office:value="1.24" calcext:value-type="float">
            <text:p>1.2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Tr0_0.00</text:p>
          </table:table-cell>
          <table:table-cell office:value-type="float" office:value="4.07" calcext:value-type="float">
            <text:p>4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27" calcext:value-type="float">
            <text:p>1.2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1_0.00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265.000000;1531.000000;1404.000000;1598.000000;1472.000000;448.000000;333.000000;3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35_32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2]=2; -1; IF([.D182]=[.C182];0;IF([.C182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58" calcext:value-type="float">
            <text:p>-79.58</text:p>
          </table:table-cell>
          <table:table-cell office:value-type="string" calcext:value-type="string">
            <text:p>Fit4C 89.51 90.73 0.76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Lw0_0.00</text:p>
          </table:table-cell>
          <table:table-cell office:value-type="float" office:value="1.23" calcext:value-type="float">
            <text:p>1.2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Tr0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r1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Ci</text:p>
          </table:table-cell>
          <table:table-cell office:value-type="float" office:value="2.36" calcext:value-type="float">
            <text:p>2.36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170.000000;1658.000000;1352.000000;1653.000000;1350.000000;461.000000;173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47_60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3]=2; -1; IF([.D183]=[.C183];0;IF([.C18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1.66" calcext:value-type="float">
            <text:p>-81.66</text:p>
          </table:table-cell>
          <table:table-cell office:value-type="string" calcext:value-type="string">
            <text:p>Fit4C 89.90 90.15 0.26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ShC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Lw0_0.00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0_0.00</text:p>
          </table:table-cell>
          <table:table-cell office:value-type="float" office:value="2.88" calcext:value-type="float">
            <text:p>2.8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1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Tr1_0.00</text:p>
          </table:table-cell>
          <table:table-cell office:value-type="float" office:value="2.76" calcext:value-type="float">
            <text:p>2.7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2.38" calcext:value-type="float">
            <text:p>2.38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201.000000;1616.000000;1343.000000;1624.000000;1349.000000;484.000000;210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57_234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4]=2; -1; IF([.D184]=[.C184];0;IF([.C184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47" calcext:value-type="float">
            <text:p>-79.47</text:p>
          </table:table-cell>
          <table:table-cell office:value-type="string" calcext:value-type="string">
            <text:p>Fit4C 89.66 90.39 0.51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w0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Tr0_0.00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_0.00</text:p>
          </table:table-cell>
          <table:table-cell office:value-type="float" office:value="4.43" calcext:value-type="float">
            <text:p>4.4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2.59" calcext:value-type="float">
            <text:p>2.5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220.000000;1632.000000;1377.000000;1646.000000;1395.000000;483.000000;239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1_14_241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85]=2; -1; IF([.D185]=[.C185];0;IF([.C185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84" calcext:value-type="float">
            <text:p>-80.84</text:p>
          </table:table-cell>
          <table:table-cell office:value-type="string" calcext:value-type="string">
            <text:p>Fit4C 88.84 91.02 1.57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Lw0_0.0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7" calcext:value-type="float">
            <text:p>1.3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Tr1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float" office:value="-5.22" calcext:value-type="float">
            <text:p>-5.22</text:p>
          </table:table-cell>
          <table:table-cell office:value-type="string" calcext:value-type="string">
            <text:p>199.500000;1654.500000;1373.500000;1653.500000;1388.500000;474.500000;222.500000;472.5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1_24_008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6]=2; -1; IF([.D186]=[.C186];0;IF([.C186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75" calcext:value-type="float">
            <text:p>-79.75</text:p>
          </table:table-cell>
          <table:table-cell office:value-type="string" calcext:value-type="string">
            <text:p>Fit4C 89.91 90.09 0.38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4.73" calcext:value-type="float">
            <text:p>4.7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23" calcext:value-type="float">
            <text:p>1.2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Tr1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Ci</text:p>
          </table:table-cell>
          <table:table-cell office:value-type="float" office:value="2.58" calcext:value-type="float">
            <text:p>2.5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22.000000;1674.000000;1408.000000;1649.000000;1382.000000;469.000000;199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1_44_552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7]=2; -1; IF([.D187]=[.C187];0;IF([.C187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88" calcext:value-type="float">
            <text:p>-79.88</text:p>
          </table:table-cell>
          <table:table-cell office:value-type="string" calcext:value-type="string">
            <text:p>Fit4C 89.69 90.36 0.44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1.22" calcext:value-type="float">
            <text:p>1.22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Tr0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" calcext:value-type="float">
            <text:p>1.3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Tr1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181.000000;1605.000000;1320.000000;1620.000000;1336.000000;488.000000;202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03_107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8]=2; -1; IF([.D188]=[.C188];0;IF([.C188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33" calcext:value-type="float">
            <text:p>-87.33</text:p>
          </table:table-cell>
          <table:table-cell office:value-type="string" calcext:value-type="string">
            <text:p>Fit4C 89.63 90.35 1.13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2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1_0.00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2.57" calcext:value-type="float">
            <text:p>2.5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89.000000;1671.000000;1400.000000;1642.000000;1374.000000;452.000000;168.000000;47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14_725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9]=2; -1; IF([.D189]=[.C189];0;IF([.C189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29" calcext:value-type="float">
            <text:p>-86.29</text:p>
          </table:table-cell>
          <table:table-cell office:value-type="string" calcext:value-type="string">
            <text:p>Fit4C 89.95 90.05 0.13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0_0.00</text:p>
          </table:table-cell>
          <table:table-cell office:value-type="float" office:value="4.13" calcext:value-type="float">
            <text:p>4.1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r1_0.00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217.000000;1603.000000;1385.000000;1623.000000;1404.000000;457.000000;237.000000;43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32_319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0]=2; -1; IF([.D190]=[.C190];0;IF([.C190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71" calcext:value-type="float">
            <text:p>-87.71</text:p>
          </table:table-cell>
          <table:table-cell office:value-type="string" calcext:value-type="string">
            <text:p>Fit4C 89.95 90.05 0.09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Lw0_0.00</text:p>
          </table:table-cell>
          <table:table-cell office:value-type="float" office:value="1.06" calcext:value-type="float">
            <text:p>1.0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Tr0_0.00</text:p>
          </table:table-cell>
          <table:table-cell office:value-type="float" office:value="5.36" calcext:value-type="float">
            <text:p>5.3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4.45" calcext:value-type="float">
            <text:p>4.4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2.77" calcext:value-type="float">
            <text:p>2.7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246.000000;1622.000000;1417.000000;1619.000000;1415.000000;448.000000;244.000000;45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43_904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1]=2; -1; IF([.D191]=[.C191];0;IF([.C191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3.18" calcext:value-type="float">
            <text:p>-83.18</text:p>
          </table:table-cell>
          <table:table-cell office:value-type="string" calcext:value-type="string">
            <text:p>Fit4C 89.61 90.65 1.05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Lw0_0.00</text:p>
          </table:table-cell>
          <table:table-cell office:value-type="float" office:value="1.08" calcext:value-type="float">
            <text:p>1.0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0_0.00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r1_0.00</text:p>
          </table:table-cell>
          <table:table-cell office:value-type="float" office:value="3.05" calcext:value-type="float">
            <text:p>3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2.42" calcext:value-type="float">
            <text:p>2.42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268.000000;1609.000000;1392.000000;1630.000000;1409.000000;488.000000;290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58_530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2]=2; -1; IF([.D192]=[.C192];0;IF([.C192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26" calcext:value-type="float">
            <text:p>-87.26</text:p>
          </table:table-cell>
          <table:table-cell office:value-type="string" calcext:value-type="string">
            <text:p>Fit4C 89.70 90.35 0.48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Lw0_0.00</text:p>
          </table:table-cell>
          <table:table-cell office:value-type="float" office:value="1.17" calcext:value-type="float">
            <text:p>1.1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Tr0_0.00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3.93" calcext:value-type="float">
            <text:p>3.9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Ci</text:p>
          </table:table-cell>
          <table:table-cell office:value-type="float" office:value="2.64" calcext:value-type="float">
            <text:p>2.6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242.000000;1619.000000;1390.000000;1647.000000;1412.000000;498.000000;263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3_12_960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3]=2; -1; IF([.D193]=[.C193];0;IF([.C19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4.25" calcext:value-type="float">
            <text:p>-84.25</text:p>
          </table:table-cell>
          <table:table-cell office:value-type="string" calcext:value-type="string">
            <text:p>Fit4C 89.72 90.34 0.43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1.03" calcext:value-type="float">
            <text:p>1.0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0_0.00</text:p>
          </table:table-cell>
          <table:table-cell office:value-type="float" office:value="4.54" calcext:value-type="float">
            <text:p>4.54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2.78" calcext:value-type="float">
            <text:p>2.78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Ci</text:p>
          </table:table-cell>
          <table:table-cell office:value-type="float" office:value="2.47" calcext:value-type="float">
            <text:p>2.47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219.000000;1619.000000;1375.000000;1638.000000;1395.000000;468.000000;240.000000;45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3_28_28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4]=2; -1; IF([.D194]=[.C194];0;IF([.C194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5.75" calcext:value-type="float">
            <text:p>-85.75</text:p>
          </table:table-cell>
          <table:table-cell office:value-type="string" calcext:value-type="string">
            <text:p>Fit4C 89.80 90.25 0.31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0_0.00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42" calcext:value-type="float">
            <text:p>1.42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Tr1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205.000000;1609.000000;1346.000000;1603.000000;1342.000000;458.000000;202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3_39_18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5]=2; -1; IF([.D195]=[.C195];0;IF([.C195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4.86" calcext:value-type="float">
            <text:p>-84.86</text:p>
          </table:table-cell>
          <table:table-cell office:value-type="string" calcext:value-type="string">
            <text:p>Fit4C 89.78 90.25 0.70</text:p>
          </table:table-cell>
          <table:table-cell office:value-type="string" calcext:value-type="string">
            <text:p>Sh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5.75" calcext:value-type="float">
            <text:p>5.7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1.25" calcext:value-type="float">
            <text:p>1.2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Tr1_0.00</text:p>
          </table:table-cell>
          <table:table-cell office:value-type="float" office:value="2.75" calcext:value-type="float">
            <text:p>2.7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2.32" calcext:value-type="float">
            <text:p>2.32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191.000000;1601.000000;1320.000000;1631.000000;1346.000000;491.000000;218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3_56_455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6]=2; -1; IF([.D196]=[.C196];0;IF([.C196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77" calcext:value-type="float">
            <text:p>-86.77</text:p>
          </table:table-cell>
          <table:table-cell office:value-type="string" calcext:value-type="string">
            <text:p>Fit4C 89.89 90.09 0.35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r0_0.00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1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i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97.000000;1529.000000;1356.000000;1570.000000;1396.000000;417.000000;240.000000;3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07_358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7]=2; -1; IF([.D197]=[.C197];0;IF([.C197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58" calcext:value-type="float">
            <text:p>-88.58</text:p>
          </table:table-cell>
          <table:table-cell office:value-type="string" calcext:value-type="string">
            <text:p>Fit4C 89.95 90.05 0.78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Lw0_0.00</text:p>
          </table:table-cell>
          <table:table-cell office:value-type="float" office:value="1.17" calcext:value-type="float">
            <text:p>1.1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r0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Tr1_0.00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2.54" calcext:value-type="float">
            <text:p>2.5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242.000000;1605.000000;1398.000000;1609.000000;1403.000000;462.000000;246.000000;45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20_205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8]=2; -1; IF([.D198]=[.C198];0;IF([.C198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17" calcext:value-type="float">
            <text:p>-86.17</text:p>
          </table:table-cell>
          <table:table-cell office:value-type="string" calcext:value-type="string">
            <text:p>Fit4C 89.64 90.40 0.44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Lw0_0.00</text:p>
          </table:table-cell>
          <table:table-cell office:value-type="float" office:value="1.3" calcext:value-type="float">
            <text:p>1.3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Tr0_0.00</text:p>
          </table:table-cell>
          <table:table-cell office:value-type="float" office:value="4.9" calcext:value-type="float">
            <text:p>4.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43" calcext:value-type="float">
            <text:p>1.4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1_0.00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2.49" calcext:value-type="float">
            <text:p>2.49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247.000000;1620.000000;1391.000000;1636.000000;1409.000000;498.000000;270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35_043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9]=2; -1; IF([.D199]=[.C199];0;IF([.C199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06" calcext:value-type="float">
            <text:p>-88.06</text:p>
          </table:table-cell>
          <table:table-cell office:value-type="string" calcext:value-type="string">
            <text:p>Fit4C 88.98 90.72 1.24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1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2.92" calcext:value-type="float">
            <text:p>2.9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244.000000;1631.000000;1455.000000;1644.000000;1474.000000;456.000000;278.000000;43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48_50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0]=2; -1; IF([.D200]=[.C200];0;IF([.C200]=0;2;1)))" office:value-type="float" office:value="0" calcext:value-type="float">
            <text:p>0</text:p>
          </table:table-cell>
          <table:table-cell office:value-type="string" calcext:value-type="string">
            <text:p>Ci_Lw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16" calcext:value-type="float">
            <text:p>-88.16</text:p>
          </table:table-cell>
          <table:table-cell office:value-type="string" calcext:value-type="string">
            <text:p>Fit4C 89.66 90.34 0.50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ShC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ShC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w0_0.00</text:p>
          </table:table-cell>
          <table:table-cell office:value-type="float" office:value="1.14" calcext:value-type="float">
            <text:p>1.1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r1_0.00</text:p>
          </table:table-cell>
          <table:table-cell office:value-type="float" office:value="2.97" calcext:value-type="float">
            <text:p>2.9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i_Lw</text:p>
          </table:table-cell>
          <table:table-cell office:value-type="float" office:value="-0.62" calcext:value-type="float">
            <text:p>-0.62</text:p>
          </table:table-cell>
          <table:table-cell office:value-type="float" office:value="-5.49" calcext:value-type="float">
            <text:p>-5.49</text:p>
          </table:table-cell>
          <table:table-cell office:value-type="string" calcext:value-type="string">
            <text:p>Ci</text:p>
          </table:table-cell>
          <table:table-cell office:value-type="float" office:value="-0.09" calcext:value-type="float">
            <text:p>-0.09</text:p>
          </table:table-cell>
          <table:table-cell office:value-type="float" office:value="-5.18" calcext:value-type="float">
            <text:p>-5.18</text:p>
          </table:table-cell>
          <table:table-cell office:value-type="string" calcext:value-type="string">
            <text:p>220.000000;1632.000000;1414.000000;1657.000000;1440.000000;469.000000;252.000000;44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59_472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1]=2; -1; IF([.D201]=[.C201];0;IF([.C201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46" calcext:value-type="float">
            <text:p>-86.46</text:p>
          </table:table-cell>
          <table:table-cell office:value-type="string" calcext:value-type="string">
            <text:p>Fit4C 89.21 90.83 1.11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Lw0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Tr0_0.00</text:p>
          </table:table-cell>
          <table:table-cell office:value-type="float" office:value="3.96" calcext:value-type="float">
            <text:p>3.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1" calcext:value-type="float">
            <text:p>1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1_0.00</text:p>
          </table:table-cell>
          <table:table-cell office:value-type="float" office:value="2.93" calcext:value-type="float">
            <text:p>2.9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2.43" calcext:value-type="float">
            <text:p>2.43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227.000000;1626.000000;1402.000000;1634.000000;1419.000000;463.000000;251.000000;45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10_55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2]=2; -1; IF([.D202]=[.C202];0;IF([.C202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91" calcext:value-type="float">
            <text:p>-87.91</text:p>
          </table:table-cell>
          <table:table-cell office:value-type="string" calcext:value-type="string">
            <text:p>Fit4C 89.34 90.30 0.99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w0_0.00</text:p>
          </table:table-cell>
          <table:table-cell office:value-type="float" office:value="1.08" calcext:value-type="float">
            <text:p>1.0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0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1_0.00</text:p>
          </table:table-cell>
          <table:table-cell office:value-type="float" office:value="2.89" calcext:value-type="float">
            <text:p>2.89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Ci</text:p>
          </table:table-cell>
          <table:table-cell office:value-type="float" office:value="2.3" calcext:value-type="float">
            <text:p>2.3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203.000000;1561.000000;1373.000000;1583.000000;1398.000000;433.000000;238.000000;4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19_662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3]=2; -1; IF([.D203]=[.C203];0;IF([.C20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37" calcext:value-type="float">
            <text:p>-86.37</text:p>
          </table:table-cell>
          <table:table-cell office:value-type="string" calcext:value-type="string">
            <text:p>Fit4C 89.34 90.64 0.80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Tr0_0.00</text:p>
          </table:table-cell>
          <table:table-cell office:value-type="float" office:value="4.25" calcext:value-type="float">
            <text:p>4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r1_0.00</text:p>
          </table:table-cell>
          <table:table-cell office:value-type="float" office:value="2.99" calcext:value-type="float">
            <text:p>2.9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2.45" calcext:value-type="float">
            <text:p>2.45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212.000000;1648.000000;1392.000000;1698.000000;1447.000000;530.000000;275.000000;4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29_80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4]=2; -1; IF([.D204]=[.C204];0;IF([.C204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3" calcext:value-type="float">
            <text:p>-87.3</text:p>
          </table:table-cell>
          <table:table-cell office:value-type="string" calcext:value-type="string">
            <text:p>Fit4C 89.65 90.39 0.52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Lw0_0.00</text:p>
          </table:table-cell>
          <table:table-cell office:value-type="float" office:value="1.17" calcext:value-type="float">
            <text:p>1.1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r0_0.00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8" calcext:value-type="float">
            <text:p>1.38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Tr1_0.00</text:p>
          </table:table-cell>
          <table:table-cell office:value-type="float" office:value="2.79" calcext:value-type="float">
            <text:p>2.7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2.47" calcext:value-type="float">
            <text:p>2.47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209.000000;1610.000000;1373.000000;1646.000000;1413.000000;483.000000;252.000000;44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41_273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05]=2; -1; IF([.D205]=[.C205];0;IF([.C205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62" calcext:value-type="float">
            <text:p>-88.62</text:p>
          </table:table-cell>
          <table:table-cell office:value-type="string" calcext:value-type="string">
            <text:p>Fit4C 89.78 90.17 0.95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ShC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Lw0_0.00</text:p>
          </table:table-cell>
          <table:table-cell office:value-type="float" office:value="1.12" calcext:value-type="float">
            <text:p>1.1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r1_0.00</text:p>
          </table:table-cell>
          <table:table-cell office:value-type="float" office:value="2.99" calcext:value-type="float">
            <text:p>2.9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Ci</text:p>
          </table:table-cell>
          <table:table-cell office:value-type="float" office:value="2.88" calcext:value-type="float">
            <text:p>2.8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199.000000;1642.000000;1365.000000;1696.000000;1419.000000;545.000000;257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58_22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6]=2; -1; IF([.D206]=[.C206];0;IF([.C206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5.62" calcext:value-type="float">
            <text:p>-85.62</text:p>
          </table:table-cell>
          <table:table-cell office:value-type="string" calcext:value-type="string">
            <text:p>Fit4C 89.59 90.30 0.60</text:p>
          </table:table-cell>
          <table:table-cell office:value-type="string" calcext:value-type="string">
            <text:p>ShC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r1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float" office:value="-5.21" calcext:value-type="float">
            <text:p>-5.21</text:p>
          </table:table-cell>
          <table:table-cell office:value-type="string" calcext:value-type="string">
            <text:p>171.000000;1624.000000;1338.000000;1656.000000;1371.000000;500.000000;211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6_19_65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7]=2; -1; IF([.D207]=[.C207];0;IF([.C207]=0;2;1)))" office:value-type="float" office:value="0" calcext:value-type="float">
            <text:p>0</text:p>
          </table:table-cell>
          <table:table-cell office:value-type="string" calcext:value-type="string">
            <text:p>Ci_Lw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86" calcext:value-type="float">
            <text:p>-86.86</text:p>
          </table:table-cell>
          <table:table-cell office:value-type="string" calcext:value-type="string">
            <text:p>Fit4C 89.61 90.29 0.59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Lw0_0.00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0_0.00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-0.7" calcext:value-type="float">
            <text:p>-0.7</text:p>
          </table:table-cell>
          <table:table-cell office:value-type="float" office:value="-5.79" calcext:value-type="float">
            <text:p>-5.79</text:p>
          </table:table-cell>
          <table:table-cell office:value-type="string" calcext:value-type="string">
            <text:p>Ci</text:p>
          </table:table-cell>
          <table:table-cell office:value-type="float" office:value="-0.06" calcext:value-type="float">
            <text:p>-0.06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226.000000;1645.000000;1411.000000;1636.000000;1403.000000;461.000000;225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6_38_917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08]=2; -1; IF([.D208]=[.C208];0;IF([.C208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44" calcext:value-type="float">
            <text:p>-88.44</text:p>
          </table:table-cell>
          <table:table-cell office:value-type="string" calcext:value-type="string">
            <text:p>Fit4C 89.95 90.05 0.09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hC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Lw0_0.00</text:p>
          </table:table-cell>
          <table:table-cell office:value-type="float" office:value="1.21" calcext:value-type="float">
            <text:p>1.2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r0_0.00</text:p>
          </table:table-cell>
          <table:table-cell office:value-type="float" office:value="4.32" calcext:value-type="float">
            <text:p>4.3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24" calcext:value-type="float">
            <text:p>1.24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Tr1_0.00</text:p>
          </table:table-cell>
          <table:table-cell office:value-type="float" office:value="4.14" calcext:value-type="float">
            <text:p>4.1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2.53" calcext:value-type="float">
            <text:p>2.5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41.000000;1572.000000;1395.000000;1586.000000;1409.000000;431.000000;255.000000;41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7_06_50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9]=2; -1; IF([.D209]=[.C209];0;IF([.C209]=0;2;1)))" office:value-type="float" office:value="0" calcext:value-type="float">
            <text:p>0</text:p>
          </table:table-cell>
          <table:table-cell office:value-type="string" calcext:value-type="string">
            <text:p>Ci_Lw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4.31" calcext:value-type="float">
            <text:p>-84.31</text:p>
          </table:table-cell>
          <table:table-cell office:value-type="string" calcext:value-type="string">
            <text:p>Fit4C 89.48 90.73 0.79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Lw0_0.00</text:p>
          </table:table-cell>
          <table:table-cell office:value-type="float" office:value="1.19" calcext:value-type="float">
            <text:p>1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Tr0_0.00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r1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-0.6" calcext:value-type="float">
            <text:p>-0.6</text:p>
          </table:table-cell>
          <table:table-cell office:value-type="float" office:value="-5.38" calcext:value-type="float">
            <text:p>-5.38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217.000000;1603.000000;1384.000000;1643.000000;1428.000000;467.000000;265.000000;4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7_17_411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10]=2; -1; IF([.D210]=[.C210];0;IF([.C210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39" calcext:value-type="float">
            <text:p>-86.39</text:p>
          </table:table-cell>
          <table:table-cell office:value-type="string" calcext:value-type="string">
            <text:p>Fit4C 89.61 90.34 0.55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Tr0_0.00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3" calcext:value-type="float">
            <text:p>1.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1_0.00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Ci</text:p>
          </table:table-cell>
          <table:table-cell office:value-type="float" office:value="2.63" calcext:value-type="float">
            <text:p>2.63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206.000000;1640.000000;1394.000000;1640.000000;1396.000000;462.000000;214.000000;4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8_36_91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1]=2; -1; IF([.D211]=[.C211];0;IF([.C211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5.44" calcext:value-type="float">
            <text:p>-85.44</text:p>
          </table:table-cell>
          <table:table-cell office:value-type="string" calcext:value-type="string">
            <text:p>Fit4C 89.59 90.51 0.63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3.79" calcext:value-type="float">
            <text:p>3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2" calcext:value-type="float">
            <text:p>1.3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Tr1_0.00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Ci</text:p>
          </table:table-cell>
          <table:table-cell office:value-type="float" office:value="2.12" calcext:value-type="float">
            <text:p>2.12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280.000000;1611.000000;1397.000000;1604.000000;1394.000000;479.000000;279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8_48_71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2]=2; -1; IF([.D212]=[.C212];0;IF([.C212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89" calcext:value-type="float">
            <text:p>-86.89</text:p>
          </table:table-cell>
          <table:table-cell office:value-type="string" calcext:value-type="string">
            <text:p>Fit4C 89.55 90.54 0.61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hC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14" calcext:value-type="float">
            <text:p>1.1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r0_0.00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2.3" calcext:value-type="float">
            <text:p>2.3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240.000000;1623.000000;1398.000000;1626.000000;1403.000000;467.000000;252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8_59_17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3]=2; -1; IF([.D213]=[.C213];0;IF([.C21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5.14" calcext:value-type="float">
            <text:p>-85.14</text:p>
          </table:table-cell>
          <table:table-cell office:value-type="string" calcext:value-type="string">
            <text:p>Fit4C 89.55 90.66 0.75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Lw0_0.00</text:p>
          </table:table-cell>
          <table:table-cell office:value-type="float" office:value="1.16" calcext:value-type="float">
            <text:p>1.1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Tr0_0.00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Tr1_0.00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Ci</text:p>
          </table:table-cell>
          <table:table-cell office:value-type="float" office:value="2.33" calcext:value-type="float">
            <text:p>2.33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259.000000;1687.000000;1397.000000;1684.000000;1398.000000;544.000000;265.000000;55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9_15_420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4]=2; -1; IF([.D214]=[.C214];0;IF([.C214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31" calcext:value-type="float">
            <text:p>-86.31</text:p>
          </table:table-cell>
          <table:table-cell office:value-type="string" calcext:value-type="string">
            <text:p>Fit4C 89.21 90.85 1.04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Lw0_0.00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0_0.00</text:p>
          </table:table-cell>
          <table:table-cell office:value-type="float" office:value="4.07" calcext:value-type="float">
            <text:p>4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7" calcext:value-type="float">
            <text:p>1.3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Tr1_0.00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float" office:value="-5.21" calcext:value-type="float">
            <text:p>-5.21</text:p>
          </table:table-cell>
          <table:table-cell office:value-type="string" calcext:value-type="string">
            <text:p>293.000000;1644.000000;1446.000000;1619.000000;1428.000000;470.000000;284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40_54_192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15]=2; -1; IF([.D215]=[.C215];0;IF([.C215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87" calcext:value-type="float">
            <text:p>-87.87</text:p>
          </table:table-cell>
          <table:table-cell office:value-type="string" calcext:value-type="string">
            <text:p>Fit4C 89.57 90.19 0.92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Lw0_0.00</text:p>
          </table:table-cell>
          <table:table-cell office:value-type="float" office:value="1.24" calcext:value-type="float">
            <text:p>1.2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48" calcext:value-type="float">
            <text:p>1.4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1_0.00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2.53" calcext:value-type="float">
            <text:p>2.5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98.000000;1704.000000;1407.000000;1694.000000;1401.000000;501.000000;197.000000;50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0_21_96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6]=2; -1; IF([.D216]=[.C216];0;IF([.C21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3.02" calcext:value-type="float">
            <text:p>-83.02</text:p>
          </table:table-cell>
          <table:table-cell office:value-type="string" calcext:value-type="string">
            <text:p>Fit4C 89.92 90.16 0.48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Lw0_0.00</text:p>
          </table:table-cell>
          <table:table-cell office:value-type="float" office:value="2.44" calcext:value-type="float">
            <text:p>2.44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29" calcext:value-type="float">
            <text:p>2.29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1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Ci</text:p>
          </table:table-cell>
          <table:table-cell office:value-type="float" office:value="3.28" calcext:value-type="float">
            <text:p>3.2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44.000000;1042.000000;882.000000;1044.000000;886.000000;310.000000;147.000000;30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0_34_02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7]=2; -1; IF([.D217]=[.C217];0;IF([.C21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3.43" calcext:value-type="float">
            <text:p>-83.43</text:p>
          </table:table-cell>
          <table:table-cell office:value-type="string" calcext:value-type="string">
            <text:p>Fit4C 89.84 90.16 0.41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0_0.00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4.84" calcext:value-type="float">
            <text:p>4.84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47.000000;1028.000000;886.000000;1025.000000;883.000000;290.000000;144.000000;2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0_48_69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8]=2; -1; IF([.D218]=[.C218];0;IF([.C21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5.95" calcext:value-type="float">
            <text:p>-85.95</text:p>
          </table:table-cell>
          <table:table-cell office:value-type="string" calcext:value-type="string">
            <text:p>Fit4C 89.69 90.16 0.54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0_0.00</text:p>
          </table:table-cell>
          <table:table-cell office:value-type="float" office:value="5.12" calcext:value-type="float">
            <text:p>5.1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48.000000;1036.000000;892.000000;1030.000000;886.000000;290.000000;140.000000;2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1_01_34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9]=2; -1; IF([.D219]=[.C219];0;IF([.C2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77.67" calcext:value-type="float">
            <text:p>-77.67</text:p>
          </table:table-cell>
          <table:table-cell office:value-type="string" calcext:value-type="string">
            <text:p>Fit4C 89.69 90.15 0.40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5.11" calcext:value-type="float">
            <text:p>5.1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5.21" calcext:value-type="float">
            <text:p>5.2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0.95" calcext:value-type="float">
            <text:p>0.9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i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37.000000;1032.000000;875.000000;1048.000000;892.000000;313.000000;152.000000;2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1_10_38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0]=2; -1; IF([.D220]=[.C220];0;IF([.C22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1.53" calcext:value-type="float">
            <text:p>-81.53</text:p>
          </table:table-cell>
          <table:table-cell office:value-type="string" calcext:value-type="string">
            <text:p>Fit4C 89.55 90.24 0.75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2.76" calcext:value-type="float">
            <text:p>2.7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Tr0_0.00</text:p>
          </table:table-cell>
          <table:table-cell office:value-type="float" office:value="4.89" calcext:value-type="float">
            <text:p>4.8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76" calcext:value-type="float">
            <text:p>4.7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37.000000;1031.000000;877.000000;1048.000000;897.000000;314.000000;153.000000;2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1_27_52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1]=2; -1; IF([.D221]=[.C221];0;IF([.C22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8.03" calcext:value-type="float">
            <text:p>-88.03</text:p>
          </table:table-cell>
          <table:table-cell office:value-type="string" calcext:value-type="string">
            <text:p>Fit4C 89.85 90.08 0.47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6.23" calcext:value-type="float">
            <text:p>6.23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r1_0.00</text:p>
          </table:table-cell>
          <table:table-cell office:value-type="float" office:value="5.3" calcext:value-type="float">
            <text:p>5.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46.000000;1039.000000;892.000000;1054.000000;908.000000;312.000000;161.000000;2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3_51_02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2]=2; -1; IF([.D222]=[.C222];0;IF([.C22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4.15" calcext:value-type="float">
            <text:p>-84.15</text:p>
          </table:table-cell>
          <table:table-cell office:value-type="string" calcext:value-type="string">
            <text:p>Fit4C 89.76 90.17 0.55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5.17" calcext:value-type="float">
            <text:p>5.17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28.000000;1018.000000;864.000000;1035.000000;883.000000;305.000000;148.000000;2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4_11_57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3]=2; -1; IF([.D223]=[.C223];0;IF([.C22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1.33" calcext:value-type="float">
            <text:p>-81.33</text:p>
          </table:table-cell>
          <table:table-cell office:value-type="string" calcext:value-type="string">
            <text:p>Fit4C 89.69 90.16 0.42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4.68" calcext:value-type="float">
            <text:p>4.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43.000000;1034.000000;879.000000;1049.000000;896.000000;315.000000;157.000000;2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4_21_95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4]=2; -1; IF([.D224]=[.C224];0;IF([.C2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6.84" calcext:value-type="float">
            <text:p>-86.84</text:p>
          </table:table-cell>
          <table:table-cell office:value-type="string" calcext:value-type="string">
            <text:p>Fit4C 89.70 90.23 0.66</text:p>
          </table:table-cell>
          <table:table-cell office:value-type="string" calcext:value-type="string">
            <text:p>ShC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Lw0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0_0.00</text:p>
          </table:table-cell>
          <table:table-cell office:value-type="float" office:value="6.79" calcext:value-type="float">
            <text:p>6.7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4.8" calcext:value-type="float">
            <text:p>4.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5.000000;1048.000000;890.000000;1051.000000;896.000000;302.000000;139.000000;2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4_40_47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5]=2; -1; IF([.D225]=[.C225];0;IF([.C22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2.56" calcext:value-type="float">
            <text:p>-82.56</text:p>
          </table:table-cell>
          <table:table-cell office:value-type="string" calcext:value-type="string">
            <text:p>Fit4C 89.85 90.15 0.27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88" calcext:value-type="float">
            <text:p>4.8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21" calcext:value-type="float">
            <text:p>2.2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r1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Ci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34.000000;1037.000000;871.000000;1044.000000;878.000000;310.000000;141.000000;3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4_52_1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6]=2; -1; IF([.D226]=[.C226];0;IF([.C22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79.7" calcext:value-type="float">
            <text:p>-79.7</text:p>
          </table:table-cell>
          <table:table-cell office:value-type="string" calcext:value-type="string">
            <text:p>Fit4C 89.69 90.16 0.47</text:p>
          </table:table-cell>
          <table:table-cell office:value-type="string" calcext:value-type="string">
            <text:p>ShC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4.06" calcext:value-type="float">
            <text:p>4.0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2" calcext:value-type="float">
            <text:p>1.5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1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52.000000;1037.000000;891.000000;1020.000000;875.000000;285.000000;134.000000;2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03_66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7]=2; -1; IF([.D227]=[.C227];0;IF([.C22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8.59" calcext:value-type="float">
            <text:p>-88.59</text:p>
          </table:table-cell>
          <table:table-cell office:value-type="string" calcext:value-type="string">
            <text:p>Fit4C 89.92 90.09 0.40</text:p>
          </table:table-cell>
          <table:table-cell office:value-type="string" calcext:value-type="string">
            <text:p>ShC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Lw0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57" calcext:value-type="float">
            <text:p>1.57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4.95" calcext:value-type="float">
            <text:p>4.9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32.000000;1030.000000;879.000000;1051.000000;901.000000;308.000000;154.000000;2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21_09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8]=2; -1; IF([.D228]=[.C228];0;IF([.C22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2.3" calcext:value-type="float">
            <text:p>-82.3</text:p>
          </table:table-cell>
          <table:table-cell office:value-type="string" calcext:value-type="string">
            <text:p>Fit4C 89.85 90.08 0.34</text:p>
          </table:table-cell>
          <table:table-cell office:value-type="string" calcext:value-type="string">
            <text:p>ShC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2" calcext:value-type="float">
            <text:p>4.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5" calcext:value-type="float">
            <text:p>4.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Ci</text:p>
          </table:table-cell>
          <table:table-cell office:value-type="float" office:value="3.16" calcext:value-type="float">
            <text:p>3.16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35.000000;1030.000000;871.000000;1043.000000;885.000000;309.000000;147.000000;2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30_45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9]=2; -1; IF([.D229]=[.C229];0;IF([.C22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0.93" calcext:value-type="float">
            <text:p>-80.93</text:p>
          </table:table-cell>
          <table:table-cell office:value-type="string" calcext:value-type="string">
            <text:p>Fit4C 89.77 90.15 0.48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01" calcext:value-type="float">
            <text:p>1.0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1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0.94" calcext:value-type="float">
            <text:p>0.9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Ci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28.000000;1029.000000;868.000000;1044.000000;883.000000;308.000000;142.000000;2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43_12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0]=2; -1; IF([.D230]=[.C230];0;IF([.C23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6.92" calcext:value-type="float">
            <text:p>-86.92</text:p>
          </table:table-cell>
          <table:table-cell office:value-type="string" calcext:value-type="string">
            <text:p>Fit4C 89.85 90.16 0.40</text:p>
          </table:table-cell>
          <table:table-cell office:value-type="string" calcext:value-type="string">
            <text:p>ShC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5.34" calcext:value-type="float">
            <text:p>5.3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4.96" calcext:value-type="float">
            <text:p>4.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44.000000;1037.000000;892.000000;1045.000000;902.000000;301.000000;153.000000;2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58_17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1]=2; -1; IF([.D231]=[.C231];0;IF([.C23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0.4" calcext:value-type="float">
            <text:p>-80.4</text:p>
          </table:table-cell>
          <table:table-cell office:value-type="string" calcext:value-type="string">
            <text:p>Fit4C 89.77 90.24 0.54</text:p>
          </table:table-cell>
          <table:table-cell office:value-type="string" calcext:value-type="string">
            <text:p>ShC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4.86" calcext:value-type="float">
            <text:p>4.8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5.43" calcext:value-type="float">
            <text:p>5.4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53.000000;1021.000000;890.000000;1030.000000;902.000000;298.000000;165.000000;2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6_15_45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2]=2; -1; IF([.D232]=[.C232];0;IF([.C2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1.43" calcext:value-type="float">
            <text:p>-81.43</text:p>
          </table:table-cell>
          <table:table-cell office:value-type="string" calcext:value-type="string">
            <text:p>Fit4C 89.70 90.15 0.48</text:p>
          </table:table-cell>
          <table:table-cell office:value-type="string" calcext:value-type="string">
            <text:p>ShC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Lw0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0_0.00</text:p>
          </table:table-cell>
          <table:table-cell office:value-type="float" office:value="4.12" calcext:value-type="float">
            <text:p>4.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6.56" calcext:value-type="float">
            <text:p>6.5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Ci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4.000000;1026.000000;875.000000;1042.000000;892.000000;304.000000;148.000000;2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6_27_98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3]=2; -1; IF([.D233]=[.C233];0;IF([.C23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7.6" calcext:value-type="float">
            <text:p>-87.6</text:p>
          </table:table-cell>
          <table:table-cell office:value-type="string" calcext:value-type="string">
            <text:p>Fit4C 89.92 90.08 0.67</text:p>
          </table:table-cell>
          <table:table-cell office:value-type="string" calcext:value-type="string">
            <text:p>Sh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r0_0.00</text:p>
          </table:table-cell>
          <table:table-cell office:value-type="float" office:value="6.19" calcext:value-type="float">
            <text:p>6.1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5.33" calcext:value-type="float">
            <text:p>5.3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i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29.000000;1043.000000;883.000000;1056.000000;897.000000;308.000000;143.000000;2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6_41_97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4]=2; -1; IF([.D234]=[.C234];0;IF([.C23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78.2" calcext:value-type="float">
            <text:p>-78.2</text:p>
          </table:table-cell>
          <table:table-cell office:value-type="string" calcext:value-type="string">
            <text:p>Fit4C 89.77 90.15 0.41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Lw0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1_0.00</text:p>
          </table:table-cell>
          <table:table-cell office:value-type="float" office:value="4.66" calcext:value-type="float">
            <text:p>4.6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05" calcext:value-type="float">
            <text:p>1.0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7.000000;1043.000000;887.000000;1041.000000;887.000000;304.000000;145.000000;30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6_53_97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5]=2; -1; IF([.D235]=[.C235];0;IF([.C23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4.1" calcext:value-type="float">
            <text:p>-84.1</text:p>
          </table:table-cell>
          <table:table-cell office:value-type="string" calcext:value-type="string">
            <text:p>Fit4C 89.77 90.15 0.41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hC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1.38" calcext:value-type="float">
            <text:p>1.3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0_0.00</text:p>
          </table:table-cell>
          <table:table-cell office:value-type="float" office:value="5.42" calcext:value-type="float">
            <text:p>5.4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52.000000;1045.000000;893.000000;1039.000000;889.000000;301.000000;146.000000;3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7_06_17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6]=2; -1; IF([.D236]=[.C236];0;IF([.C23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9.59" calcext:value-type="float">
            <text:p>-89.59</text:p>
          </table:table-cell>
          <table:table-cell office:value-type="string" calcext:value-type="string">
            <text:p>Fit4C 89.85 90.15 0.47</text:p>
          </table:table-cell>
          <table:table-cell office:value-type="string" calcext:value-type="string">
            <text:p>ShC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Lw0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7.22" calcext:value-type="float">
            <text:p>7.2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6.49" calcext:value-type="float">
            <text:p>6.49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1.000000;1049.000000;893.000000;1052.000000;897.000000;305.000000;145.000000;2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7_21_59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7]=2; -1; IF([.D237]=[.C237];0;IF([.C23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4.13" calcext:value-type="float">
            <text:p>-84.13</text:p>
          </table:table-cell>
          <table:table-cell office:value-type="string" calcext:value-type="string">
            <text:p>Fit4C 89.84 90.16 0.54</text:p>
          </table:table-cell>
          <table:table-cell office:value-type="string" calcext:value-type="string">
            <text:p>ShC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5.65" calcext:value-type="float">
            <text:p>5.6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4.35" calcext:value-type="float">
            <text:p>4.3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i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45.000000;1037.000000;885.000000;1042.000000;892.000000;308.000000;152.000000;2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7_42_03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8]=2; -1; IF([.D238]=[.C238];0;IF([.C23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79.9" calcext:value-type="float">
            <text:p>-79.9</text:p>
          </table:table-cell>
          <table:table-cell office:value-type="string" calcext:value-type="string">
            <text:p>Fit4C 89.77 90.15 0.35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Lw0_0.00</text:p>
          </table:table-cell>
          <table:table-cell office:value-type="float" office:value="2.51" calcext:value-type="float">
            <text:p>2.51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r0_0.00</text:p>
          </table:table-cell>
          <table:table-cell office:value-type="float" office:value="5.13" calcext:value-type="float">
            <text:p>5.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5.99" calcext:value-type="float">
            <text:p>5.99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39.000000;1044.000000;875.000000;1064.000000;895.000000;330.000000;157.000000;30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7_56_14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9]=2; -1; IF([.D239]=[.C239];0;IF([.C23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8.2" calcext:value-type="float">
            <text:p>-88.2</text:p>
          </table:table-cell>
          <table:table-cell office:value-type="string" calcext:value-type="string">
            <text:p>Fit4C 89.78 90.09 0.41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6.08" calcext:value-type="float">
            <text:p>6.0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1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30.000000;1036.000000;880.000000;1068.000000;913.000000;321.000000;161.000000;2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8_17_74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0]=2; -1; IF([.D240]=[.C240];0;IF([.C2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4.34" calcext:value-type="float">
            <text:p>-84.34</text:p>
          </table:table-cell>
          <table:table-cell office:value-type="string" calcext:value-type="string">
            <text:p>Fit4C 89.69 90.16 0.54</text:p>
          </table:table-cell>
          <table:table-cell office:value-type="string" calcext:value-type="string">
            <text:p>ShC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5.02" calcext:value-type="float">
            <text:p>5.0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51" calcext:value-type="float">
            <text:p>1.51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1_0.00</text:p>
          </table:table-cell>
          <table:table-cell office:value-type="float" office:value="4.5" calcext:value-type="float">
            <text:p>4.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</text:p>
          </table:table-cell>
          <table:table-cell office:value-type="float" office:value="3.28" calcext:value-type="float">
            <text:p>3.2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40.000000;1039.000000;881.000000;1052.000000;896.000000;315.000000;153.000000;2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8_33_82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1]=2; -1; IF([.D241]=[.C241];0;IF([.C24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0.02" calcext:value-type="float">
            <text:p>-80.02</text:p>
          </table:table-cell>
          <table:table-cell office:value-type="string" calcext:value-type="string">
            <text:p>Fit4C 89.62 90.16 0.53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Lw0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0_0.00</text:p>
          </table:table-cell>
          <table:table-cell office:value-type="float" office:value="4.92" calcext:value-type="float">
            <text:p>4.9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61" calcext:value-type="float">
            <text:p>1.61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4.95" calcext:value-type="float">
            <text:p>4.9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9.000000;1022.000000;880.000000;1038.000000;898.000000;301.000000;154.000000;2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8_50_22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2]=2; -1; IF([.D242]=[.C242];0;IF([.C2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8.61" calcext:value-type="float">
            <text:p>-88.61</text:p>
          </table:table-cell>
          <table:table-cell office:value-type="string" calcext:value-type="string">
            <text:p>Fit4C 89.84 90.14 0.53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ShC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8.42" calcext:value-type="float">
            <text:p>8.42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59.000000;1052.000000;913.000000;1032.000000;895.000000;283.000000;140.000000;3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9_04_00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3]=2; -1; IF([.D243]=[.C243];0;IF([.C2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2.28" calcext:value-type="float">
            <text:p>-82.28</text:p>
          </table:table-cell>
          <table:table-cell office:value-type="string" calcext:value-type="string">
            <text:p>Fit4C 89.85 90.16 0.40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0_0.00</text:p>
          </table:table-cell>
          <table:table-cell office:value-type="float" office:value="4.16" calcext:value-type="float">
            <text:p>4.1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1_0.00</text:p>
          </table:table-cell>
          <table:table-cell office:value-type="float" office:value="6.05" calcext:value-type="float">
            <text:p>6.0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03" calcext:value-type="float">
            <text:p>1.0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45.000000;1034.000000;889.000000;1040.000000;897.000000;300.000000;152.000000;2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9_20_98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4]=2; -1; IF([.D244]=[.C244];0;IF([.C24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3.81" calcext:value-type="float">
            <text:p>-83.81</text:p>
          </table:table-cell>
          <table:table-cell office:value-type="string" calcext:value-type="string">
            <text:p>Fit4C 89.85 90.08 0.41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5.82" calcext:value-type="float">
            <text:p>5.8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3.000000;1038.000000;881.000000;1051.000000;894.000000;316.000000;155.000000;3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9_39_16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5]=2; -1; IF([.D245]=[.C245];0;IF([.C2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91.08" calcext:value-type="float">
            <text:p>-91.08</text:p>
          </table:table-cell>
          <table:table-cell office:value-type="string" calcext:value-type="string">
            <text:p>Fit4C 89.77 90.16 0.53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6.26" calcext:value-type="float">
            <text:p>6.2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85" calcext:value-type="float">
            <text:p>4.8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2.000000;1035.000000;884.000000;1049.000000;900.000000;302.000000;147.000000;2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10_06_27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6]=2; -1; IF([.D246]=[.C246];0;IF([.C2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1.27" calcext:value-type="float">
            <text:p>-81.27</text:p>
          </table:table-cell>
          <table:table-cell office:value-type="string" calcext:value-type="string">
            <text:p>Fit4C 89.85 90.15 0.47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4.25" calcext:value-type="float">
            <text:p>4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r1_0.00</text:p>
          </table:table-cell>
          <table:table-cell office:value-type="float" office:value="5.16" calcext:value-type="float">
            <text:p>5.1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5.000000;1041.000000;878.000000;1051.000000;889.000000;313.000000;146.000000;3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10_26_20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7]=2; -1; IF([.D247]=[.C247];0;IF([.C24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2.63" calcext:value-type="float">
            <text:p>-82.63</text:p>
          </table:table-cell>
          <table:table-cell office:value-type="string" calcext:value-type="string">
            <text:p>Fit4C 89.69 90.15 0.48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Sh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03" calcext:value-type="float">
            <text:p>4.0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6.26" calcext:value-type="float">
            <text:p>6.2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6.000000;1035.000000;876.000000;1047.000000;889.000000;311.000000;147.000000;2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10_40_66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8]=2; -1; IF([.D248]=[.C248];0;IF([.C2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7.29" calcext:value-type="float">
            <text:p>-87.29</text:p>
          </table:table-cell>
          <table:table-cell office:value-type="string" calcext:value-type="string">
            <text:p>Fit4C 89.78 90.16 0.47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Lw0_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0_0.00</text:p>
          </table:table-cell>
          <table:table-cell office:value-type="float" office:value="8.63" calcext:value-type="float">
            <text:p>8.63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6.000000;1042.000000;887.000000;1055.000000;902.000000;308.000000;149.000000;2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13_38_26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49]=2; -1; IF([.D249]=[.C249];0;IF([.C249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14_27_161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0]=2; -1; IF([.D250]=[.C250];0;IF([.C250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14_56_405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1]=2; -1; IF([.D251]=[.C251];0;IF([.C251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34_47_506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2]=2; -1; IF([.D252]=[.C252];0;IF([.C252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36_22_59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3]=2; -1; IF([.D253]=[.C253];0;IF([.C253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38_41_663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4]=2; -1; IF([.D254]=[.C254];0;IF([.C254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1_35_35_394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5]=2; -1; IF([.D255]=[.C255];0;IF([.C255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1_37_21_507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6]=2; -1; IF([.D256]=[.C256];0;IF([.C256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1_39_25_74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7]=2; -1; IF([.D257]=[.C257];0;IF([.C257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0_00_110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8]=2; -1; IF([.D258]=[.C258];0;IF([.C258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0_20_238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9]=2; -1; IF([.D259]=[.C259];0;IF([.C259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0_35_379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0]=2; -1; IF([.D260]=[.C260];0;IF([.C260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0_52_74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1]=2; -1; IF([.D261]=[.C261];0;IF([.C261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1_09_001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2]=2; -1; IF([.D262]=[.C262];0;IF([.C262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1_25_976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3]=2; -1; IF([.D263]=[.C263];0;IF([.C263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9_12_51_45_248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4]=2; -1; IF([.D264]=[.C264];0;IF([.C264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9_13_01_23_21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5]=2; -1; IF([.D265]=[.C265];0;IF([.C265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s7\spactick_2017_09_08_12_08_45_05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6]=2; -1; IF([.D266]=[.C266];0;IF([.C26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98" calcext:value-type="float">
            <text:p>-81.98</text:p>
          </table:table-cell>
          <table:table-cell office:value-type="string" calcext:value-type="string">
            <text:p>Fit4C 89.38 90.59 1.08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61.000000;1730.000000;1477.000000;1697.000000;1445.000000;497.000000;228.000000;51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8_59_47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7]=2; -1; IF([.D267]=[.C267];0;IF([.C26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07" calcext:value-type="float">
            <text:p>-84.07</text:p>
          </table:table-cell>
          <table:table-cell office:value-type="string" calcext:value-type="string">
            <text:p>Fit4C 89.30 90.52 1.16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Lw0_0.00</text:p>
          </table:table-cell>
          <table:table-cell office:value-type="float" office:value="2.48" calcext:value-type="float">
            <text:p>2.48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5.000000;1699.000000;1463.000000;1696.000000;1463.000000;495.000000;241.000000;4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9_11_50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8]=2; -1; IF([.D268]=[.C268];0;IF([.C26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" calcext:value-type="float">
            <text:p>-83.1</text:p>
          </table:table-cell>
          <table:table-cell office:value-type="string" calcext:value-type="string">
            <text:p>Fit4C 89.49 90.47 0.98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4.12" calcext:value-type="float">
            <text:p>4.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3.13" calcext:value-type="float">
            <text:p>3.1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2.000000;1702.000000;1474.000000;1692.000000;1466.000000;477.000000;233.000000;4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9_31_88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9]=2; -1; IF([.D269]=[.C269];0;IF([.C26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95" calcext:value-type="float">
            <text:p>-82.95</text:p>
          </table:table-cell>
          <table:table-cell office:value-type="string" calcext:value-type="string">
            <text:p>Fit4C 89.44 90.52 1.16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5.9" calcext:value-type="float">
            <text:p>5.9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2.2" calcext:value-type="float">
            <text:p>2.2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r1_0.00</text:p>
          </table:table-cell>
          <table:table-cell office:value-type="float" office:value="3.09" calcext:value-type="float">
            <text:p>3.0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8.000000;1675.000000;1466.000000;1674.000000;1468.000000;473.000000;249.000000;46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9_45_35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0]=2; -1; IF([.D270]=[.C270];0;IF([.C27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23" calcext:value-type="float">
            <text:p>-85.23</text:p>
          </table:table-cell>
          <table:table-cell office:value-type="string" calcext:value-type="string">
            <text:p>Fit4C 89.39 90.57 0.99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Lw0_0.00</text:p>
          </table:table-cell>
          <table:table-cell office:value-type="float" office:value="2.6" calcext:value-type="float">
            <text:p>2.6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Tr0_0.00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4.35" calcext:value-type="float">
            <text:p>4.3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684.000000;1462.000000;1673.000000;1451.000000;471.000000;232.000000;47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9_58_54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1]=2; -1; IF([.D271]=[.C271];0;IF([.C27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53" calcext:value-type="float">
            <text:p>-84.53</text:p>
          </table:table-cell>
          <table:table-cell office:value-type="string" calcext:value-type="string">
            <text:p>Fit4C 89.53 90.47 1.07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Lw0_0.00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r0_0.00</text:p>
          </table:table-cell>
          <table:table-cell office:value-type="float" office:value="5.07" calcext:value-type="float">
            <text:p>5.0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_0.00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4.000000;1701.000000;1464.000000;1699.000000;1465.000000;487.000000;235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0_13_97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2]=2; -1; IF([.D272]=[.C272];0;IF([.C27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02" calcext:value-type="float">
            <text:p>-84.02</text:p>
          </table:table-cell>
          <table:table-cell office:value-type="string" calcext:value-type="string">
            <text:p>Fit4C 89.43 90.52 1.16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0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42" calcext:value-type="float">
            <text:p>2.4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r1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61.000000;1708.000000;1480.000000;1697.000000;1472.000000;496.000000;252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0_26_54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3]=2; -1; IF([.D273]=[.C273];0;IF([.C27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52" calcext:value-type="float">
            <text:p>-84.52</text:p>
          </table:table-cell>
          <table:table-cell office:value-type="string" calcext:value-type="string">
            <text:p>Fit4C 89.34 90.57 1.16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4.000000;1748.000000;1473.000000;1731.000000;1458.000000;529.000000;237.000000;53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0_42_46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4]=2; -1; IF([.D274]=[.C274];0;IF([.C27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54" calcext:value-type="float">
            <text:p>-83.54</text:p>
          </table:table-cell>
          <table:table-cell office:value-type="string" calcext:value-type="string">
            <text:p>Fit4C 89.44 90.52 1.23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4.65" calcext:value-type="float">
            <text:p>4.6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3.87" calcext:value-type="float">
            <text:p>3.8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i</text:p>
          </table:table-cell>
          <table:table-cell office:value-type="float" office:value="3.59" calcext:value-type="float">
            <text:p>3.5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13.000000;1478.000000;1698.000000;1467.000000;484.000000;232.000000;4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0_55_09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5]=2; -1; IF([.D275]=[.C275];0;IF([.C27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6" calcext:value-type="float">
            <text:p>-83.16</text:p>
          </table:table-cell>
          <table:table-cell office:value-type="string" calcext:value-type="string">
            <text:p>Fit4C 89.53 90.42 1.32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0_0.00</text:p>
          </table:table-cell>
          <table:table-cell office:value-type="float" office:value="4.4" calcext:value-type="float">
            <text:p>4.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39" calcext:value-type="float">
            <text:p>2.39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6.000000;1709.000000;1477.000000;1700.000000;1475.000000;500.000000;253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1_07_4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6]=2; -1; IF([.D276]=[.C276];0;IF([.C27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43" calcext:value-type="float">
            <text:p>-82.43</text:p>
          </table:table-cell>
          <table:table-cell office:value-type="string" calcext:value-type="string">
            <text:p>Fit4C 89.30 90.56 1.08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Lw0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0_0.00</text:p>
          </table:table-cell>
          <table:table-cell office:value-type="float" office:value="3.19" calcext:value-type="float">
            <text:p>3.1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4.26" calcext:value-type="float">
            <text:p>4.2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14" calcext:value-type="float">
            <text:p>3.1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708.000000;1465.000000;1706.000000;1464.000000;504.000000;242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1_20_97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7]=2; -1; IF([.D277]=[.C277];0;IF([.C27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66" calcext:value-type="float">
            <text:p>-83.66</text:p>
          </table:table-cell>
          <table:table-cell office:value-type="string" calcext:value-type="string">
            <text:p>Fit4C 89.35 90.56 1.19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03" calcext:value-type="float">
            <text:p>4.0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1_0.00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76.000000;1720.000000;1508.000000;1710.000000;1499.000000;498.000000;265.000000;4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1_36_78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8]=2; -1; IF([.D278]=[.C278];0;IF([.C27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2" calcext:value-type="float">
            <text:p>-83.72</text:p>
          </table:table-cell>
          <table:table-cell office:value-type="string" calcext:value-type="string">
            <text:p>Fit4C 89.48 90.48 1.24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98" calcext:value-type="float">
            <text:p>4.98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59.000000;1716.000000;1477.000000;1696.000000;1462.000000;497.000000;243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1_51_31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9]=2; -1; IF([.D279]=[.C279];0;IF([.C27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75" calcext:value-type="float">
            <text:p>-82.75</text:p>
          </table:table-cell>
          <table:table-cell office:value-type="string" calcext:value-type="string">
            <text:p>Fit4C 89.34 90.57 0.99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Lw0_0.00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r0_0.00</text:p>
          </table:table-cell>
          <table:table-cell office:value-type="float" office:value="3.21" calcext:value-type="float">
            <text:p>3.2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41" calcext:value-type="float">
            <text:p>1.4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Tr1_0.00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</text:p>
          </table:table-cell>
          <table:table-cell office:value-type="float" office:value="3.79" calcext:value-type="float">
            <text:p>3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66.000000;1710.000000;1486.000000;1695.000000;1471.000000;491.000000;249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2_04_75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0]=2; -1; IF([.D280]=[.C280];0;IF([.C28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81" calcext:value-type="float">
            <text:p>-83.81</text:p>
          </table:table-cell>
          <table:table-cell office:value-type="string" calcext:value-type="string">
            <text:p>Fit4C 89.58 90.49 1.14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Lw0_0.00</text:p>
          </table:table-cell>
          <table:table-cell office:value-type="float" office:value="1.67" calcext:value-type="float">
            <text:p>1.6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Tr0_0.00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6.000000;1728.000000;1491.000000;1695.000000;1462.000000;481.000000;228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2_21_68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1]=2; -1; IF([.D281]=[.C281];0;IF([.C28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67" calcext:value-type="float">
            <text:p>-82.67</text:p>
          </table:table-cell>
          <table:table-cell office:value-type="string" calcext:value-type="string">
            <text:p>Fit4C 89.57 90.49 1.33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4.15" calcext:value-type="float">
            <text:p>4.1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44" calcext:value-type="float">
            <text:p>2.44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1_0.00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8.000000;1742.000000;1479.000000;1719.000000;1461.000000;522.000000;241.000000;5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2_36_16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2]=2; -1; IF([.D282]=[.C282];0;IF([.C28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13" calcext:value-type="float">
            <text:p>-84.13</text:p>
          </table:table-cell>
          <table:table-cell office:value-type="string" calcext:value-type="string">
            <text:p>Fit4C 89.44 90.50 1.08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4.16" calcext:value-type="float">
            <text:p>4.1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2.000000;1739.000000;1454.000000;1753.000000;1470.000000;550.000000;247.000000;52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2_51_35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3]=2; -1; IF([.D283]=[.C283];0;IF([.C28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9" calcext:value-type="float">
            <text:p>-83.79</text:p>
          </table:table-cell>
          <table:table-cell office:value-type="string" calcext:value-type="string">
            <text:p>Fit4C 89.53 90.43 1.02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5.18" calcext:value-type="float">
            <text:p>5.1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7.000000;1719.000000;1492.000000;1693.000000;1469.000000;476.000000;233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4_08_00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4]=2; -1; IF([.D284]=[.C284];0;IF([.C28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6.99" calcext:value-type="float">
            <text:p>-76.99</text:p>
          </table:table-cell>
          <table:table-cell office:value-type="string" calcext:value-type="string">
            <text:p>Fit4C 89.58 90.47 1.24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3.000000;1699.000000;1473.000000;1691.000000;1470.000000;493.000000;251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4_24_02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5]=2; -1; IF([.D285]=[.C285];0;IF([.C28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39" calcext:value-type="float">
            <text:p>-83.39</text:p>
          </table:table-cell>
          <table:table-cell office:value-type="string" calcext:value-type="string">
            <text:p>Fit4C 89.24 90.63 1.09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693.000000;1459.000000;1663.000000;1429.000000;465.000000;213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4_36_74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6]=2; -1; IF([.D286]=[.C286];0;IF([.C28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6" calcext:value-type="float">
            <text:p>-84.6</text:p>
          </table:table-cell>
          <table:table-cell office:value-type="string" calcext:value-type="string">
            <text:p>Fit4C 89.57 90.40 1.15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6.58" calcext:value-type="float">
            <text:p>6.5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01.000000;1802.000000;1529.000000;1758.000000;1491.000000;550.000000;262.000000;5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4_49_76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7]=2; -1; IF([.D287]=[.C287];0;IF([.C28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15" calcext:value-type="float">
            <text:p>-81.15</text:p>
          </table:table-cell>
          <table:table-cell office:value-type="string" calcext:value-type="string">
            <text:p>Fit4C 89.53 90.53 1.33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Lw0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5.88" calcext:value-type="float">
            <text:p>5.88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2.5" calcext:value-type="float">
            <text:p>2.5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r1_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08" calcext:value-type="float">
            <text:p>1.0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7.000000;1717.000000;1458.000000;1702.000000;1448.000000;505.000000;228.000000;5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02_58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8]=2; -1; IF([.D288]=[.C288];0;IF([.C28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9" calcext:value-type="float">
            <text:p>-82.59</text:p>
          </table:table-cell>
          <table:table-cell office:value-type="string" calcext:value-type="string">
            <text:p>Fit4C 89.39 90.58 1.16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Lw0_0.00</text:p>
          </table:table-cell>
          <table:table-cell office:value-type="float" office:value="2.82" calcext:value-type="float">
            <text:p>2.8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Tr0_0.00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0.000000;1701.000000;1455.000000;1684.000000;1440.000000;485.000000;224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15_57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9]=2; -1; IF([.D289]=[.C289];0;IF([.C28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06" calcext:value-type="float">
            <text:p>-86.06</text:p>
          </table:table-cell>
          <table:table-cell office:value-type="string" calcext:value-type="string">
            <text:p>Fit4C 89.57 90.44 1.10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r0_0.00</text:p>
          </table:table-cell>
          <table:table-cell office:value-type="float" office:value="4.43" calcext:value-type="float">
            <text:p>4.4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63.000000;1713.000000;1495.000000;1682.000000;1468.000000;470.000000;236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28_92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0]=2; -1; IF([.D290]=[.C290];0;IF([.C29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62" calcext:value-type="float">
            <text:p>-84.62</text:p>
          </table:table-cell>
          <table:table-cell office:value-type="string" calcext:value-type="string">
            <text:p>Fit4C 89.48 90.49 1.25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0_0.00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6.000000;1747.000000;1475.000000;1723.000000;1456.000000;526.000000;236.000000;53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42_85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1]=2; -1; IF([.D291]=[.C291];0;IF([.C29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83" calcext:value-type="float">
            <text:p>-80.83</text:p>
          </table:table-cell>
          <table:table-cell office:value-type="string" calcext:value-type="string">
            <text:p>Fit4C 89.34 90.62 1.08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89" calcext:value-type="float">
            <text:p>1.8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Ci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56.000000;1694.000000;1469.000000;1680.000000;1455.000000;482.000000;241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55_41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2]=2; -1; IF([.D292]=[.C292];0;IF([.C29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17" calcext:value-type="float">
            <text:p>-84.17</text:p>
          </table:table-cell>
          <table:table-cell office:value-type="string" calcext:value-type="string">
            <text:p>Fit4C 89.53 90.48 1.11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Ci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63.000000;1715.000000;1495.000000;1694.000000;1477.000000;482.000000;245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6_13_97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3]=2; -1; IF([.D293]=[.C293];0;IF([.C29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83" calcext:value-type="float">
            <text:p>-79.83</text:p>
          </table:table-cell>
          <table:table-cell office:value-type="string" calcext:value-type="string">
            <text:p>Fit4C 89.53 90.53 1.16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Lw0_0.00</text:p>
          </table:table-cell>
          <table:table-cell office:value-type="float" office:value="2.81" calcext:value-type="float">
            <text:p>2.8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Tr0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0.000000;1697.000000;1469.000000;1683.000000;1458.000000;483.000000;240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6_27_44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4]=2; -1; IF([.D294]=[.C294];0;IF([.C29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91" calcext:value-type="float">
            <text:p>-81.91</text:p>
          </table:table-cell>
          <table:table-cell office:value-type="string" calcext:value-type="string">
            <text:p>Fit4C 89.38 90.54 1.00</text:p>
          </table:table-cell>
          <table:table-cell office:value-type="string" calcext:value-type="string">
            <text:p>ShC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Lw0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0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2.000000;1707.000000;1477.000000;1678.000000;1449.000000;479.000000;232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6_40_67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5]=2; -1; IF([.D295]=[.C295];0;IF([.C29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8.43" calcext:value-type="float">
            <text:p>-88.43</text:p>
          </table:table-cell>
          <table:table-cell office:value-type="string" calcext:value-type="string">
            <text:p>Fit4C 89.62 90.44 0.89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92" calcext:value-type="float">
            <text:p>3.9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03.000000;1478.000000;1664.000000;1439.000000;446.000000;206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6_54_39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6]=2; -1; IF([.D296]=[.C296];0;IF([.C29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37" calcext:value-type="float">
            <text:p>-80.37</text:p>
          </table:table-cell>
          <table:table-cell office:value-type="string" calcext:value-type="string">
            <text:p>Fit4C 89.58 90.52 1.32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43" calcext:value-type="float">
            <text:p>1.4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Tr1_0.00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0.000000;1712.000000;1460.000000;1699.000000;1452.000000;500.000000;234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7_07_86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7]=2; -1; IF([.D297]=[.C297];0;IF([.C29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81" calcext:value-type="float">
            <text:p>-84.81</text:p>
          </table:table-cell>
          <table:table-cell office:value-type="string" calcext:value-type="string">
            <text:p>Fit4C 89.39 90.47 1.16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3.38" calcext:value-type="float">
            <text:p>3.3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8.000000;1705.000000;1464.000000;1699.000000;1462.000000;499.000000;243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7_21_77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8]=2; -1; IF([.D298]=[.C298];0;IF([.C29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58" calcext:value-type="float">
            <text:p>-85.58</text:p>
          </table:table-cell>
          <table:table-cell office:value-type="string" calcext:value-type="string">
            <text:p>Fit4C 89.72 90.28 0.99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5.19" calcext:value-type="float">
            <text:p>5.1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8.000000;1698.000000;1529.000000;1687.000000;1524.000000;474.000000;293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0_37_75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9]=2; -1; IF([.D299]=[.C299];0;IF([.C29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74" calcext:value-type="float">
            <text:p>-80.74</text:p>
          </table:table-cell>
          <table:table-cell office:value-type="string" calcext:value-type="string">
            <text:p>Fit4C 89.39 90.60 1.16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19" calcext:value-type="float">
            <text:p>3.1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1.000000;1699.000000;1454.000000;1710.000000;1466.000000;506.000000;243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1_01_18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0]=2; -1; IF([.D300]=[.C300];0;IF([.C300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97" calcext:value-type="float">
            <text:p>-84.97</text:p>
          </table:table-cell>
          <table:table-cell office:value-type="string" calcext:value-type="string">
            <text:p>Fit4C 89.26 90.70 1.31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1.4" calcext:value-type="float">
            <text:p>1.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Tr0_0.00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0.000000;1697.000000;1462.000000;1697.000000;1463.000000;487.000000;230.000000;47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1_14_15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1]=2; -1; IF([.D301]=[.C301];0;IF([.C30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47" calcext:value-type="float">
            <text:p>-80.47</text:p>
          </table:table-cell>
          <table:table-cell office:value-type="string" calcext:value-type="string">
            <text:p>Fit4C 89.17 90.73 1.05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46" calcext:value-type="float">
            <text:p>4.4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16.000000;1740.000000;1459.000000;1750.000000;1466.000000;525.000000;221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1_27_37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2]=2; -1; IF([.D302]=[.C302];0;IF([.C30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96" calcext:value-type="float">
            <text:p>-78.96</text:p>
          </table:table-cell>
          <table:table-cell office:value-type="string" calcext:value-type="string">
            <text:p>Fit4C 89.40 90.60 1.15</text:p>
          </table:table-cell>
          <table:table-cell office:value-type="string" calcext:value-type="string">
            <text:p>ShC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14.000000;1687.000000;1443.000000;1694.000000;1451.000000;485.000000;222.000000;46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1_42_04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3]=2; -1; IF([.D303]=[.C303];0;IF([.C30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96" calcext:value-type="float">
            <text:p>-85.96</text:p>
          </table:table-cell>
          <table:table-cell office:value-type="string" calcext:value-type="string">
            <text:p>Fit4C 89.25 90.65 1.40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2.86" calcext:value-type="float">
            <text:p>2.8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w1_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3.88" calcext:value-type="float">
            <text:p>3.8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43.000000;1697.000000;1474.000000;1691.000000;1471.000000;484.000000;238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2_00_46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4]=2; -1; IF([.D304]=[.C304];0;IF([.C30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09" calcext:value-type="float">
            <text:p>-87.09</text:p>
          </table:table-cell>
          <table:table-cell office:value-type="string" calcext:value-type="string">
            <text:p>Fit4C 88.90 90.59 1.54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0_0.00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2" calcext:value-type="float">
            <text:p>3.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42" calcext:value-type="float">
            <text:p>1.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6.000000;1716.000000;1500.000000;1710.000000;1500.000000;479.000000;245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2_15_97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5]=2; -1; IF([.D305]=[.C305];0;IF([.C30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26" calcext:value-type="float">
            <text:p>-77.26</text:p>
          </table:table-cell>
          <table:table-cell office:value-type="string" calcext:value-type="string">
            <text:p>Fit4C 89.44 90.55 1.40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3.92" calcext:value-type="float">
            <text:p>3.9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34" calcext:value-type="float">
            <text:p>2.34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Tr1_0.00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5.000000;1715.000000;1464.000000;1724.000000;1478.000000;516.000000;249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2_29_71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6]=2; -1; IF([.D306]=[.C306];0;IF([.C30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6.55" calcext:value-type="float">
            <text:p>-76.55</text:p>
          </table:table-cell>
          <table:table-cell office:value-type="string" calcext:value-type="string">
            <text:p>Fit4C 89.12 90.73 1.31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Lw0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Ci</text:p>
          </table:table-cell>
          <table:table-cell office:value-type="float" office:value="3.19" calcext:value-type="float">
            <text:p>3.1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695.000000;1478.000000;1705.000000;1488.000000;494.000000;253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2_58_86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7]=2; -1; IF([.D307]=[.C307];0;IF([.C30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29" calcext:value-type="float">
            <text:p>-87.29</text:p>
          </table:table-cell>
          <table:table-cell office:value-type="string" calcext:value-type="string">
            <text:p>Fit4C 89.39 90.58 0.81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7.000000;1713.000000;1494.000000;1674.000000;1453.000000;449.000000;215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3_33_37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8]=2; -1; IF([.D308]=[.C308];0;IF([.C30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02" calcext:value-type="float">
            <text:p>-86.02</text:p>
          </table:table-cell>
          <table:table-cell office:value-type="string" calcext:value-type="string">
            <text:p>Fit4C 89.49 90.42 0.98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Lw0_0.00</text:p>
          </table:table-cell>
          <table:table-cell office:value-type="float" office:value="2.68" calcext:value-type="float">
            <text:p>2.6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5.000000;1689.000000;1474.000000;1677.000000;1465.000000;462.000000;234.000000;46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3_46_21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9]=2; -1; IF([.D309]=[.C309];0;IF([.C30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63" calcext:value-type="float">
            <text:p>-81.63</text:p>
          </table:table-cell>
          <table:table-cell office:value-type="string" calcext:value-type="string">
            <text:p>Fit4C 89.54 90.45 1.24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5.97" calcext:value-type="float">
            <text:p>5.9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2.43" calcext:value-type="float">
            <text:p>2.4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1_0.00</text:p>
          </table:table-cell>
          <table:table-cell office:value-type="float" office:value="3.09" calcext:value-type="float">
            <text:p>3.0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3.000000;1711.000000;1465.000000;1731.000000;1490.000000;528.000000;268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01_28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0]=2; -1; IF([.D310]=[.C310];0;IF([.C31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16" calcext:value-type="float">
            <text:p>-84.16</text:p>
          </table:table-cell>
          <table:table-cell office:value-type="string" calcext:value-type="string">
            <text:p>Fit4C 89.58 90.42 1.24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.5" calcext:value-type="float">
            <text:p>2.5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r0_0.00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8.000000;1693.000000;1461.000000;1695.000000;1468.000000;494.000000;245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13_03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1]=2; -1; IF([.D311]=[.C311];0;IF([.C31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35" calcext:value-type="float">
            <text:p>-87.35</text:p>
          </table:table-cell>
          <table:table-cell office:value-type="string" calcext:value-type="string">
            <text:p>Fit4C 89.58 90.38 0.94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4.5" calcext:value-type="float">
            <text:p>4.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0.000000;1713.000000;1469.000000;1701.000000;1459.000000;488.000000;229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28_02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2]=2; -1; IF([.D312]=[.C312];0;IF([.C31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1" calcext:value-type="float">
            <text:p>-82.51</text:p>
          </table:table-cell>
          <table:table-cell office:value-type="string" calcext:value-type="string">
            <text:p>Fit4C 89.49 90.49 1.24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0_0.00</text:p>
          </table:table-cell>
          <table:table-cell office:value-type="float" office:value="6.1" calcext:value-type="float">
            <text:p>6.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Ci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.000000;1660.000000;1468.000000;1691.000000;1503.000000;485.000000;278.000000;43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39_39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3]=2; -1; IF([.D313]=[.C313];0;IF([.C31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27" calcext:value-type="float">
            <text:p>-77.27</text:p>
          </table:table-cell>
          <table:table-cell office:value-type="string" calcext:value-type="string">
            <text:p>Fit4C 89.40 90.60 1.23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4.23" calcext:value-type="float">
            <text:p>4.2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16.000000;1689.000000;1445.000000;1698.000000;1456.000000;490.000000;227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52_08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4]=2; -1; IF([.D314]=[.C314];0;IF([.C31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05" calcext:value-type="float">
            <text:p>-87.05</text:p>
          </table:table-cell>
          <table:table-cell office:value-type="string" calcext:value-type="string">
            <text:p>Fit4C 89.54 90.41 0.86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Lw0_0.00</text:p>
          </table:table-cell>
          <table:table-cell office:value-type="float" office:value="2.67" calcext:value-type="float">
            <text:p>2.6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26.000000;1706.000000;1459.000000;1711.000000;1465.000000;493.000000;231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5_05_56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5]=2; -1; IF([.D315]=[.C315];0;IF([.C31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68" calcext:value-type="float">
            <text:p>-85.68</text:p>
          </table:table-cell>
          <table:table-cell office:value-type="string" calcext:value-type="string">
            <text:p>Fit4C 89.49 90.45 1.08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4.44" calcext:value-type="float">
            <text:p>4.44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1.000000;1707.000000;1467.000000;1724.000000;1487.000000;517.000000;260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5_21_43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6]=2; -1; IF([.D316]=[.C316];0;IF([.C31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87" calcext:value-type="float">
            <text:p>-78.87</text:p>
          </table:table-cell>
          <table:table-cell office:value-type="string" calcext:value-type="string">
            <text:p>Fit4C 89.44 90.51 1.32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8" calcext:value-type="float">
            <text:p>4.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713.000000;1473.000000;1711.000000;1476.000000;504.000000;248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5_38_15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7]=2; -1; IF([.D317]=[.C317];0;IF([.C31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24" calcext:value-type="float">
            <text:p>-86.24</text:p>
          </table:table-cell>
          <table:table-cell office:value-type="string" calcext:value-type="string">
            <text:p>Fit4C 89.54 90.27 0.82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Lw0_0.00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r0_0.00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1_0.00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3.000000;1708.000000;1477.000000;1715.000000;1486.000000;493.000000;248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6_05_91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8]=2; -1; IF([.D318]=[.C318];0;IF([.C31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06" calcext:value-type="float">
            <text:p>-78.06</text:p>
          </table:table-cell>
          <table:table-cell office:value-type="string" calcext:value-type="string">
            <text:p>Fit4C 89.39 90.56 1.24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Lw0_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16.000000;1705.000000;1442.000000;1703.000000;1443.000000;496.000000;216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6_19_24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9]=2; -1; IF([.D319]=[.C319];0;IF([.C3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48" calcext:value-type="float">
            <text:p>-83.48</text:p>
          </table:table-cell>
          <table:table-cell office:value-type="string" calcext:value-type="string">
            <text:p>Fit4C 89.39 90.56 1.32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Lw0_0.00</text:p>
          </table:table-cell>
          <table:table-cell office:value-type="float" office:value="2.87" calcext:value-type="float">
            <text:p>2.87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Tr0_0.00</text:p>
          </table:table-cell>
          <table:table-cell office:value-type="float" office:value="4.22" calcext:value-type="float">
            <text:p>4.2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1_0.00</text:p>
          </table:table-cell>
          <table:table-cell office:value-type="float" office:value="4.9" calcext:value-type="float">
            <text:p>4.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Ci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4.000000;1707.000000;1478.000000;1706.000000;1481.000000;502.000000;256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6_32_40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0]=2; -1; IF([.D320]=[.C320];0;IF([.C32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12" calcext:value-type="float">
            <text:p>-86.12</text:p>
          </table:table-cell>
          <table:table-cell office:value-type="string" calcext:value-type="string">
            <text:p>Fit4C 89.58 90.33 0.78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ShC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0_0.00</text:p>
          </table:table-cell>
          <table:table-cell office:value-type="float" office:value="5.27" calcext:value-type="float">
            <text:p>5.27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1_0.00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1.000000;1720.000000;1474.000000;1717.000000;1473.000000;497.000000;238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6_46_95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1]=2; -1; IF([.D321]=[.C321];0;IF([.C32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83" calcext:value-type="float">
            <text:p>-80.83</text:p>
          </table:table-cell>
          <table:table-cell office:value-type="string" calcext:value-type="string">
            <text:p>Fit4C 89.58 90.37 1.15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5.4" calcext:value-type="float">
            <text:p>5.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</text:p>
          </table:table-cell>
          <table:table-cell office:value-type="float" office:value="3.38" calcext:value-type="float">
            <text:p>3.3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2.000000;1705.000000;1479.000000;1702.000000;1482.000000;494.000000;254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01_93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2]=2; -1; IF([.D322]=[.C322];0;IF([.C32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1" calcext:value-type="float">
            <text:p>-82.01</text:p>
          </table:table-cell>
          <table:table-cell office:value-type="string" calcext:value-type="string">
            <text:p>Fit4C 89.49 90.50 1.32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3.25" calcext:value-type="float">
            <text:p>3.2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2.33" calcext:value-type="float">
            <text:p>2.3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1_0.00</text:p>
          </table:table-cell>
          <table:table-cell office:value-type="float" office:value="4.13" calcext:value-type="float">
            <text:p>4.1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42" calcext:value-type="float">
            <text:p>3.4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9.000000;1726.000000;1474.000000;1740.000000;1493.000000;538.000000;268.000000;50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14_92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3]=2; -1; IF([.D323]=[.C323];0;IF([.C32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86" calcext:value-type="float">
            <text:p>-87.86</text:p>
          </table:table-cell>
          <table:table-cell office:value-type="string" calcext:value-type="string">
            <text:p>Fit4C 89.58 90.33 0.94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4.14" calcext:value-type="float">
            <text:p>4.1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24" calcext:value-type="float">
            <text:p>3.2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19.000000;1763.000000;1453.000000;1756.000000;1448.000000;537.000000;212.000000;53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28_4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4]=2; -1; IF([.D324]=[.C324];0;IF([.C3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43" calcext:value-type="float">
            <text:p>-80.43</text:p>
          </table:table-cell>
          <table:table-cell office:value-type="string" calcext:value-type="string">
            <text:p>Fit4C 89.49 90.50 1.15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5.26" calcext:value-type="float">
            <text:p>5.2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9.000000;1693.000000;1467.000000;1711.000000;1488.000000;501.000000;260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41_54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5]=2; -1; IF([.D325]=[.C325];0;IF([.C32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23" calcext:value-type="float">
            <text:p>-80.23</text:p>
          </table:table-cell>
          <table:table-cell office:value-type="string" calcext:value-type="string">
            <text:p>Fit4C 89.40 90.50 1.16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3.24" calcext:value-type="float">
            <text:p>3.2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Ci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1.000000;1700.000000;1470.000000;1713.000000;1486.000000;504.000000;255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59_21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6]=2; -1; IF([.D326]=[.C326];0;IF([.C32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49" calcext:value-type="float">
            <text:p>-84.49</text:p>
          </table:table-cell>
          <table:table-cell office:value-type="string" calcext:value-type="string">
            <text:p>Fit4C 89.59 90.36 0.90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0.000000;1732.000000;1504.000000;1748.000000;1521.000000;529.000000;286.000000;5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8_24_90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7]=2; -1; IF([.D327]=[.C327];0;IF([.C32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2" calcext:value-type="float">
            <text:p>-83.72</text:p>
          </table:table-cell>
          <table:table-cell office:value-type="string" calcext:value-type="string">
            <text:p>Fit4C 89.58 90.46 1.07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Lw0_0.00</text:p>
          </table:table-cell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23.000000;1712.000000;1446.000000;1724.000000;1461.000000;518.000000;239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8_48_68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8]=2; -1; IF([.D328]=[.C328];0;IF([.C32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16" calcext:value-type="float">
            <text:p>-78.16</text:p>
          </table:table-cell>
          <table:table-cell office:value-type="string" calcext:value-type="string">
            <text:p>Fit4C 89.34 90.62 1.23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Lw0_0.00</text:p>
          </table:table-cell>
          <table:table-cell office:value-type="float" office:value="2.58" calcext:value-type="float">
            <text:p>2.58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Tr0_0.00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4.07" calcext:value-type="float">
            <text:p>4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4.000000;1723.000000;1484.000000;1707.000000;1470.000000;498.000000;239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02_42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9]=2; -1; IF([.D329]=[.C329];0;IF([.C32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69" calcext:value-type="float">
            <text:p>-86.69</text:p>
          </table:table-cell>
          <table:table-cell office:value-type="string" calcext:value-type="string">
            <text:p>Fit4C 89.49 90.42 0.65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6.000000;1710.000000;1482.000000;1694.000000;1465.000000;469.000000;227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15_82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0]=2; -1; IF([.D330]=[.C330];0;IF([.C33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87" calcext:value-type="float">
            <text:p>-83.87</text:p>
          </table:table-cell>
          <table:table-cell office:value-type="string" calcext:value-type="string">
            <text:p>Fit4C 89.35 90.56 1.24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4.42" calcext:value-type="float">
            <text:p>4.4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0.000000;1714.000000;1475.000000;1710.000000;1474.000000;503.000000;247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29_49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1]=2; -1; IF([.D331]=[.C331];0;IF([.C33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37" calcext:value-type="float">
            <text:p>-81.37</text:p>
          </table:table-cell>
          <table:table-cell office:value-type="string" calcext:value-type="string">
            <text:p>Fit4C 89.49 90.47 1.07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Lw0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0_0.00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4.52" calcext:value-type="float">
            <text:p>4.52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9.000000;1719.000000;1466.000000;1715.000000;1465.000000;505.000000;237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43_48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2]=2; -1; IF([.D332]=[.C332];0;IF([.C3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5" calcext:value-type="float">
            <text:p>-83.5</text:p>
          </table:table-cell>
          <table:table-cell office:value-type="string" calcext:value-type="string">
            <text:p>Fit4C 89.40 90.56 0.98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w0_0.00</text:p>
          </table:table-cell>
          <table:table-cell office:value-type="float" office:value="2.72" calcext:value-type="float">
            <text:p>2.72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Tr0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79" calcext:value-type="float">
            <text:p>3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04.000000;1672.000000;1437.000000;1674.000000;1439.000000;457.000000;205.000000;44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59_99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3]=2; -1; IF([.D333]=[.C333];0;IF([.C33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6" calcext:value-type="float">
            <text:p>-83.16</text:p>
          </table:table-cell>
          <table:table-cell office:value-type="string" calcext:value-type="string">
            <text:p>Fit4C 89.49 90.50 1.32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4.99" calcext:value-type="float">
            <text:p>4.99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5.000000;1694.000000;1463.000000;1705.000000;1479.000000;499.000000;251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0_18_95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4]=2; -1; IF([.D334]=[.C334];0;IF([.C33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43" calcext:value-type="float">
            <text:p>-82.43</text:p>
          </table:table-cell>
          <table:table-cell office:value-type="string" calcext:value-type="string">
            <text:p>Fit4C 89.44 90.52 0.99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3.74" calcext:value-type="float">
            <text:p>3.7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73" calcext:value-type="float">
            <text:p>3.7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60.000000;1705.000000;1485.000000;1691.000000;1472.000000;481.000000;246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0_33_94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5]=2; -1; IF([.D335]=[.C335];0;IF([.C33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05" calcext:value-type="float">
            <text:p>-85.05</text:p>
          </table:table-cell>
          <table:table-cell office:value-type="string" calcext:value-type="string">
            <text:p>Fit4C 89.35 90.61 1.30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68" calcext:value-type="float">
            <text:p>4.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59" calcext:value-type="float">
            <text:p>3.5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0.000000;1736.000000;1486.000000;1721.000000;1474.000000;496.000000;227.000000;4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0_57_32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6]=2; -1; IF([.D336]=[.C336];0;IF([.C33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06" calcext:value-type="float">
            <text:p>-83.06</text:p>
          </table:table-cell>
          <table:table-cell office:value-type="string" calcext:value-type="string">
            <text:p>Fit4C 89.44 90.56 1.24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5.62" calcext:value-type="float">
            <text:p>5.6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42" calcext:value-type="float">
            <text:p>2.42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1_0.00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3.000000;1719.000000;1471.000000;1718.000000;1473.000000;511.000000;245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1_24_20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7]=2; -1; IF([.D337]=[.C337];0;IF([.C33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95" calcext:value-type="float">
            <text:p>-79.95</text:p>
          </table:table-cell>
          <table:table-cell office:value-type="string" calcext:value-type="string">
            <text:p>Fit4C 89.48 90.42 1.16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Lw0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6.000000;1712.000000;1481.000000;1707.000000;1479.000000;501.000000;252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1_38_96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8]=2; -1; IF([.D338]=[.C338];0;IF([.C33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77" calcext:value-type="float">
            <text:p>-87.77</text:p>
          </table:table-cell>
          <table:table-cell office:value-type="string" calcext:value-type="string">
            <text:p>Fit4C 89.44 90.47 1.10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4.32" calcext:value-type="float">
            <text:p>4.3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8.000000;1716.000000;1499.000000;1699.000000;1485.000000;477.000000;242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2_08_91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9]=2; -1; IF([.D339]=[.C339];0;IF([.C33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93" calcext:value-type="float">
            <text:p>-79.93</text:p>
          </table:table-cell>
          <table:table-cell office:value-type="string" calcext:value-type="string">
            <text:p>Fit4C 89.35 90.66 1.40</text:p>
          </table:table-cell>
          <table:table-cell office:value-type="string" calcext:value-type="string">
            <text:p>ShC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Lw0_0.00</text:p>
          </table:table-cell>
          <table:table-cell office:value-type="float" office:value="2.67" calcext:value-type="float">
            <text:p>2.6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Tr0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2.000000;1695.000000;1471.000000;1683.000000;1462.000000;477.000000;233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2_22_27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0]=2; -1; IF([.D340]=[.C340];0;IF([.C3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1" calcext:value-type="float">
            <text:p>-83.71</text:p>
          </table:table-cell>
          <table:table-cell office:value-type="string" calcext:value-type="string">
            <text:p>Fit4C 89.39 90.60 1.11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Lw0_0.00</text:p>
          </table:table-cell>
          <table:table-cell office:value-type="float" office:value="2.97" calcext:value-type="float">
            <text:p>2.9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Tr0_0.00</text:p>
          </table:table-cell>
          <table:table-cell office:value-type="float" office:value="4.51" calcext:value-type="float">
            <text:p>4.5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0.000000;1700.000000;1460.000000;1701.000000;1461.000000;491.000000;231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2_35_33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1]=2; -1; IF([.D341]=[.C341];0;IF([.C34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35" calcext:value-type="float">
            <text:p>-82.35</text:p>
          </table:table-cell>
          <table:table-cell office:value-type="string" calcext:value-type="string">
            <text:p>Fit4C 89.21 90.70 1.38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4.03" calcext:value-type="float">
            <text:p>4.0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47" calcext:value-type="float">
            <text:p>3.4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5.000000;1729.000000;1516.000000;1710.000000;1499.000000;487.000000;256.000000;48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3_08_69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2]=2; -1; IF([.D342]=[.C342];0;IF([.C3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39" calcext:value-type="float">
            <text:p>-78.39</text:p>
          </table:table-cell>
          <table:table-cell office:value-type="string" calcext:value-type="string">
            <text:p>Fit4C 89.49 90.49 1.48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9.000000;1711.000000;1468.000000;1724.000000;1488.000000;519.000000;259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3_24_39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3]=2; -1; IF([.D343]=[.C343];0;IF([.C3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72" calcext:value-type="float">
            <text:p>-79.72</text:p>
          </table:table-cell>
          <table:table-cell office:value-type="string" calcext:value-type="string">
            <text:p>Fit4C 89.30 90.66 1.40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Lw0_0.00</text:p>
          </table:table-cell>
          <table:table-cell office:value-type="float" office:value="2.44" calcext:value-type="float">
            <text:p>2.44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3.92" calcext:value-type="float">
            <text:p>3.9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25" calcext:value-type="float">
            <text:p>3.2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2.000000;1724.000000;1447.000000;1719.000000;1445.000000;513.000000;219.000000;5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3_37_89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4]=2; -1; IF([.D344]=[.C344];0;IF([.C34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52" calcext:value-type="float">
            <text:p>-84.52</text:p>
          </table:table-cell>
          <table:table-cell office:value-type="string" calcext:value-type="string">
            <text:p>Fit4C 89.31 90.66 1.30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0_0.00</text:p>
          </table:table-cell>
          <table:table-cell office:value-type="float" office:value="4.97" calcext:value-type="float">
            <text:p>4.9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1_0.00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0.000000;1728.000000;1488.000000;1699.000000;1461.000000;471.000000;212.000000;4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4_23_98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5]=2; -1; IF([.D345]=[.C345];0;IF([.C3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53" calcext:value-type="float">
            <text:p>-77.53</text:p>
          </table:table-cell>
          <table:table-cell office:value-type="string" calcext:value-type="string">
            <text:p>Fit4C 89.49 90.50 1.32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5.41" calcext:value-type="float">
            <text:p>5.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2.000000;1709.000000;1479.000000;1724.000000;1499.000000;518.000000;272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4_37_32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6]=2; -1; IF([.D346]=[.C346];0;IF([.C3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93" calcext:value-type="float">
            <text:p>-80.93</text:p>
          </table:table-cell>
          <table:table-cell office:value-type="string" calcext:value-type="string">
            <text:p>Fit4C 89.48 90.43 1.07</text:p>
          </table:table-cell>
          <table:table-cell office:value-type="string" calcext:value-type="string">
            <text:p>Sh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Lw0_0.00</text:p>
          </table:table-cell>
          <table:table-cell office:value-type="float" office:value="2.62" calcext:value-type="float">
            <text:p>2.6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0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4.02" calcext:value-type="float">
            <text:p>4.0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37.000000;1712.000000;1463.000000;1696.000000;1451.000000;487.000000;223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4_49_93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7]=2; -1; IF([.D347]=[.C347];0;IF([.C34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23" calcext:value-type="float">
            <text:p>-80.23</text:p>
          </table:table-cell>
          <table:table-cell office:value-type="string" calcext:value-type="string">
            <text:p>Fit4C 89.42 90.59 1.45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ShC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Lw0_0.00</text:p>
          </table:table-cell>
          <table:table-cell office:value-type="float" office:value="2.46" calcext:value-type="float">
            <text:p>2.46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r0_0.00</text:p>
          </table:table-cell>
          <table:table-cell office:value-type="float" office:value="4.25" calcext:value-type="float">
            <text:p>4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22" calcext:value-type="float">
            <text:p>2.2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07.000000;1704.000000;1448.000000;1756.000000;1502.000000;541.000000;262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5_04_23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8]=2; -1; IF([.D348]=[.C348];0;IF([.C3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3" calcext:value-type="float">
            <text:p>-78.3</text:p>
          </table:table-cell>
          <table:table-cell office:value-type="string" calcext:value-type="string">
            <text:p>Fit4C 89.35 90.66 1.48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4.87" calcext:value-type="float">
            <text:p>4.87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1_0.00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9.000000;1707.000000;1482.000000;1693.000000;1472.000000;483.000000;239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5_20_07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9]=2; -1; IF([.D349]=[.C349];0;IF([.C34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08" calcext:value-type="float">
            <text:p>-81.08</text:p>
          </table:table-cell>
          <table:table-cell office:value-type="string" calcext:value-type="string">
            <text:p>Fit4C 89.39 90.56 1.03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0.000000;1719.000000;1471.000000;1715.000000;1467.000000;502.000000;235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5_33_94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0]=2; -1; IF([.D350]=[.C350];0;IF([.C35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73" calcext:value-type="float">
            <text:p>-84.73</text:p>
          </table:table-cell>
          <table:table-cell office:value-type="string" calcext:value-type="string">
            <text:p>Fit4C 89.08 90.74 1.38</text:p>
          </table:table-cell>
          <table:table-cell office:value-type="string" calcext:value-type="string">
            <text:p>Sh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Ci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0.000000;1742.000000;1490.000000;1728.000000;1477.000000;499.000000;223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5_48_1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1]=2; -1; IF([.D351]=[.C351];0;IF([.C35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33" calcext:value-type="float">
            <text:p>-80.33</text:p>
          </table:table-cell>
          <table:table-cell office:value-type="string" calcext:value-type="string">
            <text:p>Fit4C 89.35 90.65 1.48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0_0.00</text:p>
          </table:table-cell>
          <table:table-cell office:value-type="float" office:value="4.84" calcext:value-type="float">
            <text:p>4.84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1.000000;1704.000000;1484.000000;1696.000000;1480.000000;486.000000;247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6_00_55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2]=2; -1; IF([.D352]=[.C352];0;IF([.C35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98" calcext:value-type="float">
            <text:p>-82.98</text:p>
          </table:table-cell>
          <table:table-cell office:value-type="string" calcext:value-type="string">
            <text:p>Fit4C 89.34 90.57 1.15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Lw0_0.00</text:p>
          </table:table-cell>
          <table:table-cell office:value-type="float" office:value="2.43" calcext:value-type="float">
            <text:p>2.4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i</text:p>
          </table:table-cell>
          <table:table-cell office:value-type="float" office:value="3.85" calcext:value-type="float">
            <text:p>3.8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4.000000;1715.000000;1472.000000;1698.000000;1457.000000;488.000000;227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6_14_82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3]=2; -1; IF([.D353]=[.C353];0;IF([.C35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26" calcext:value-type="float">
            <text:p>-81.26</text:p>
          </table:table-cell>
          <table:table-cell office:value-type="string" calcext:value-type="string">
            <text:p>Fit4C 89.22 90.73 1.29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51" calcext:value-type="float">
            <text:p>4.5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1.000000;1700.000000;1511.000000;1705.000000;1516.000000;476.000000;265.000000;4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6_30_00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4]=2; -1; IF([.D354]=[.C354];0;IF([.C35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44" calcext:value-type="float">
            <text:p>-78.44</text:p>
          </table:table-cell>
          <table:table-cell office:value-type="string" calcext:value-type="string">
            <text:p>Fit4C 89.40 90.56 1.31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4.86" calcext:value-type="float">
            <text:p>4.8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3.000000;1690.000000;1475.000000;1688.000000;1477.000000;477.000000;244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6_46_23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5]=2; -1; IF([.D355]=[.C355];0;IF([.C35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75" calcext:value-type="float">
            <text:p>-81.75</text:p>
          </table:table-cell>
          <table:table-cell office:value-type="string" calcext:value-type="string">
            <text:p>Fit4C 89.39 90.56 1.23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Sh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22" calcext:value-type="float">
            <text:p>4.2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2.000000;1693.000000;1490.000000;1683.000000;1483.000000;471.000000;254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7_05_08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6]=2; -1; IF([.D356]=[.C356];0;IF([.C35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78" calcext:value-type="float">
            <text:p>-84.78</text:p>
          </table:table-cell>
          <table:table-cell office:value-type="string" calcext:value-type="string">
            <text:p>Fit4C 89.36 90.58 1.53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5.05" calcext:value-type="float">
            <text:p>5.0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0.000000;1730.000000;1484.000000;1738.000000;1498.000000;508.000000;243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7_23_45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7]=2; -1; IF([.D357]=[.C357];0;IF([.C35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72" calcext:value-type="float">
            <text:p>-79.72</text:p>
          </table:table-cell>
          <table:table-cell office:value-type="string" calcext:value-type="string">
            <text:p>Fit4C 89.44 90.51 1.31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6.000000;1729.000000;1469.000000;1724.000000;1469.000000;513.000000;235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7_37_48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8]=2; -1; IF([.D358]=[.C358];0;IF([.C35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3" calcext:value-type="float">
            <text:p>-82.03</text:p>
          </table:table-cell>
          <table:table-cell office:value-type="string" calcext:value-type="string">
            <text:p>Fit4C 89.35 90.60 0.90</text:p>
          </table:table-cell>
          <table:table-cell office:value-type="string" calcext:value-type="string">
            <text:p>ShC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w0_0.00</text:p>
          </table:table-cell>
          <table:table-cell office:value-type="float" office:value="2.33" calcext:value-type="float">
            <text:p>2.3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0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r1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23.000000;1666.000000;1454.000000;1673.000000;1459.000000;457.000000;227.000000;43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7_56_62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9]=2; -1; IF([.D359]=[.C359];0;IF([.C35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81" calcext:value-type="float">
            <text:p>-81.81</text:p>
          </table:table-cell>
          <table:table-cell office:value-type="string" calcext:value-type="string">
            <text:p>Fit4C 89.31 90.60 1.21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ShC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4.55" calcext:value-type="float">
            <text:p>4.5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2.000000;1722.000000;1491.000000;1718.000000;1489.000000;490.000000;238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8_15_01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0]=2; -1; IF([.D360]=[.C360];0;IF([.C36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22" calcext:value-type="float">
            <text:p>-78.22</text:p>
          </table:table-cell>
          <table:table-cell office:value-type="string" calcext:value-type="string">
            <text:p>Fit4C 89.54 90.42 1.23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26" calcext:value-type="float">
            <text:p>4.2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1.000000;1706.000000;1471.000000;1704.000000;1475.000000;495.000000;244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8_33_64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1]=2; -1; IF([.D361]=[.C361];0;IF([.C36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2" calcext:value-type="float">
            <text:p>-82.52</text:p>
          </table:table-cell>
          <table:table-cell office:value-type="string" calcext:value-type="string">
            <text:p>Fit4C 89.40 90.49 1.25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6.000000;1697.000000;1463.000000;1716.000000;1485.000000;510.000000;256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8_51_59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2]=2; -1; IF([.D362]=[.C362];0;IF([.C36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86" calcext:value-type="float">
            <text:p>-84.86</text:p>
          </table:table-cell>
          <table:table-cell office:value-type="string" calcext:value-type="string">
            <text:p>Fit4C 89.27 90.64 1.46</text:p>
          </table:table-cell>
          <table:table-cell office:value-type="string" calcext:value-type="string">
            <text:p>ShC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hC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Lw0_0.00</text:p>
          </table:table-cell>
          <table:table-cell office:value-type="float" office:value="2.56" calcext:value-type="float">
            <text:p>2.5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14" calcext:value-type="float">
            <text:p>3.1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4.000000;1731.000000;1480.000000;1726.000000;1479.000000;499.000000;231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9_09_39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3]=2; -1; IF([.D363]=[.C363];0;IF([.C36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92" calcext:value-type="float">
            <text:p>-79.92</text:p>
          </table:table-cell>
          <table:table-cell office:value-type="string" calcext:value-type="string">
            <text:p>Fit4C 89.48 90.48 1.32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Lw0_0.00</text:p>
          </table:table-cell>
          <table:table-cell office:value-type="float" office:value="1.57" calcext:value-type="float">
            <text:p>1.57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0_0.00</text:p>
          </table:table-cell>
          <table:table-cell office:value-type="float" office:value="5.61" calcext:value-type="float">
            <text:p>5.6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0.000000;1741.000000;1499.000000;1724.000000;1487.000000;518.000000;257.000000;52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9_33_86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4]=2; -1; IF([.D364]=[.C364];0;IF([.C36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3" calcext:value-type="float">
            <text:p>-83.73</text:p>
          </table:table-cell>
          <table:table-cell office:value-type="string" calcext:value-type="string">
            <text:p>Fit4C 89.35 90.61 1.15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1_0.0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3.000000;1720.000000;1459.000000;1719.000000;1459.000000;512.000000;232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9_47_56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5]=2; -1; IF([.D365]=[.C365];0;IF([.C36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82" calcext:value-type="float">
            <text:p>-82.82</text:p>
          </table:table-cell>
          <table:table-cell office:value-type="string" calcext:value-type="string">
            <text:p>Fit4C 89.31 90.61 1.14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4.78" calcext:value-type="float">
            <text:p>4.7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6.000000;1725.000000;1497.000000;1708.000000;1481.000000;482.000000;238.000000;4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0_00_80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6]=2; -1; IF([.D366]=[.C366];0;IF([.C36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92" calcext:value-type="float">
            <text:p>-77.92</text:p>
          </table:table-cell>
          <table:table-cell office:value-type="string" calcext:value-type="string">
            <text:p>Fit4C 89.49 90.47 1.32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4.04" calcext:value-type="float">
            <text:p>4.0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4.75" calcext:value-type="float">
            <text:p>4.7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7.000000;1692.000000;1477.000000;1676.000000;1467.000000;468.000000;236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0_14_99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7]=2; -1; IF([.D367]=[.C367];0;IF([.C36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28" calcext:value-type="float">
            <text:p>-82.28</text:p>
          </table:table-cell>
          <table:table-cell office:value-type="string" calcext:value-type="string">
            <text:p>Fit4C 89.53 90.48 0.99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Lw0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1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20.000000;1467.000000;1706.000000;1455.000000;500.000000;232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0_29_67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8]=2; -1; IF([.D368]=[.C368];0;IF([.C36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9" calcext:value-type="float">
            <text:p>-82.09</text:p>
          </table:table-cell>
          <table:table-cell office:value-type="string" calcext:value-type="string">
            <text:p>Fit4C 89.22 90.63 1.54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r0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6" calcext:value-type="float">
            <text:p>2.0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4.000000;1729.000000;1494.000000;1731.000000;1501.000000;504.000000;248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0_48_80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9]=2; -1; IF([.D369]=[.C369];0;IF([.C36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28" calcext:value-type="float">
            <text:p>-82.28</text:p>
          </table:table-cell>
          <table:table-cell office:value-type="string" calcext:value-type="string">
            <text:p>Fit4C 89.54 90.50 1.15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33" calcext:value-type="float">
            <text:p>2.3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1_0.00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0.000000;1692.000000;1449.000000;1704.000000;1464.000000;495.000000;236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1_02_59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0]=2; -1; IF([.D370]=[.C370];0;IF([.C37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64" calcext:value-type="float">
            <text:p>-83.64</text:p>
          </table:table-cell>
          <table:table-cell office:value-type="string" calcext:value-type="string">
            <text:p>Fit4C 89.35 90.60 1.04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Lw0_0.00</text:p>
          </table:table-cell>
          <table:table-cell office:value-type="float" office:value="2.09" calcext:value-type="float">
            <text:p>2.09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89" calcext:value-type="float">
            <text:p>1.8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3.000000;1688.000000;1470.000000;1696.000000;1477.000000;487.000000;249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1_19_38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1]=2; -1; IF([.D371]=[.C371];0;IF([.C37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11" calcext:value-type="float">
            <text:p>-86.11</text:p>
          </table:table-cell>
          <table:table-cell office:value-type="string" calcext:value-type="string">
            <text:p>Fit4C 89.46 90.44 1.27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Lw0_0.00</text:p>
          </table:table-cell>
          <table:table-cell office:value-type="float" office:value="2.63" calcext:value-type="float">
            <text:p>2.6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0_0.00</text:p>
          </table:table-cell>
          <table:table-cell office:value-type="float" office:value="4.58" calcext:value-type="float">
            <text:p>4.5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8.000000;1704.000000;1482.000000;1722.000000;1503.000000;499.000000;257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1_34_37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2]=2; -1; IF([.D372]=[.C372];0;IF([.C37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76" calcext:value-type="float">
            <text:p>-80.76</text:p>
          </table:table-cell>
          <table:table-cell office:value-type="string" calcext:value-type="string">
            <text:p>Fit4C 89.49 90.49 1.07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4.4" calcext:value-type="float">
            <text:p>4.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96" calcext:value-type="float">
            <text:p>3.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62.000000;1666.000000;1489.000000;1700.000000;1525.000000;491.000000;298.000000;44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1_48_33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3]=2; -1; IF([.D373]=[.C373];0;IF([.C37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41" calcext:value-type="float">
            <text:p>-82.41</text:p>
          </table:table-cell>
          <table:table-cell office:value-type="string" calcext:value-type="string">
            <text:p>Fit4C 89.40 90.54 1.08</text:p>
          </table:table-cell>
          <table:table-cell office:value-type="string" calcext:value-type="string">
            <text:p>ShC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Lw0_0.00</text:p>
          </table:table-cell>
          <table:table-cell office:value-type="float" office:value="2.86" calcext:value-type="float">
            <text:p>2.8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Tr0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1_0.00</text:p>
          </table:table-cell>
          <table:table-cell office:value-type="float" office:value="3.86" calcext:value-type="float">
            <text:p>3.8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65.000000;1699.000000;1491.000000;1727.000000;1520.000000;520.000000;293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2_02_80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4]=2; -1; IF([.D374]=[.C374];0;IF([.C37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29" calcext:value-type="float">
            <text:p>-85.29</text:p>
          </table:table-cell>
          <table:table-cell office:value-type="string" calcext:value-type="string">
            <text:p>Fit4C 89.40 90.57 1.22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0.000000;1708.000000;1496.000000;1685.000000;1476.000000;459.000000;229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2_32_72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5]=2; -1; IF([.D375]=[.C375];0;IF([.C37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5.95" calcext:value-type="float">
            <text:p>-75.95</text:p>
          </table:table-cell>
          <table:table-cell office:value-type="string" calcext:value-type="string">
            <text:p>Fit4C 89.44 90.50 1.32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.52" calcext:value-type="float">
            <text:p>2.52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Tr1_0.00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14" calcext:value-type="float">
            <text:p>3.1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8.000000;1698.000000;1467.000000;1702.000000;1476.000000;495.000000;246.000000;4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2_52_98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6]=2; -1; IF([.D376]=[.C376];0;IF([.C37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37" calcext:value-type="float">
            <text:p>-82.37</text:p>
          </table:table-cell>
          <table:table-cell office:value-type="string" calcext:value-type="string">
            <text:p>Fit4C 89.44 90.55 1.07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4.42" calcext:value-type="float">
            <text:p>4.4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29.000000;1700.000000;1454.000000;1714.000000;1469.000000;508.000000;244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3_06_77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7]=2; -1; IF([.D377]=[.C377];0;IF([.C37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78" calcext:value-type="float">
            <text:p>-84.78</text:p>
          </table:table-cell>
          <table:table-cell office:value-type="string" calcext:value-type="string">
            <text:p>Fit4C 89.54 90.47 1.22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Lw0_0.00</text:p>
          </table:table-cell>
          <table:table-cell office:value-type="float" office:value="2.42" calcext:value-type="float">
            <text:p>2.4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Ci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6.000000;1720.000000;1495.000000;1702.000000;1482.000000;483.000000;243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3_24_20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8]=2; -1; IF([.D378]=[.C378];0;IF([.C37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3" calcext:value-type="float">
            <text:p>-82.03</text:p>
          </table:table-cell>
          <table:table-cell office:value-type="string" calcext:value-type="string">
            <text:p>Fit4C 89.53 90.37 1.16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.81" calcext:value-type="float">
            <text:p>2.8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Tr0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47" calcext:value-type="float">
            <text:p>3.4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5.000000;1734.000000;1469.000000;1727.000000;1468.000000;523.000000;242.000000;5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3_37_91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9]=2; -1; IF([.D379]=[.C379];0;IF([.C37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42" calcext:value-type="float">
            <text:p>-83.42</text:p>
          </table:table-cell>
          <table:table-cell office:value-type="string" calcext:value-type="string">
            <text:p>Fit4C 89.49 90.45 1.12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11" calcext:value-type="float">
            <text:p>5.1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9.000000;1700.000000;1453.000000;1717.000000;1472.000000;512.000000;247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3_52_99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0]=2; -1; IF([.D380]=[.C380];0;IF([.C38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65" calcext:value-type="float">
            <text:p>-84.65</text:p>
          </table:table-cell>
          <table:table-cell office:value-type="string" calcext:value-type="string">
            <text:p>Fit4C 89.48 90.53 1.47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Lw0_0.00</text:p>
          </table:table-cell>
          <table:table-cell office:value-type="float" office:value="2.33" calcext:value-type="float">
            <text:p>2.3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0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17.000000;1741.000000;1459.000000;1714.000000;1435.000000;497.000000;193.000000;51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4_10_93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1]=2; -1; IF([.D381]=[.C381];0;IF([.C38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69" calcext:value-type="float">
            <text:p>-84.69</text:p>
          </table:table-cell>
          <table:table-cell office:value-type="string" calcext:value-type="string">
            <text:p>Fit4C 89.49 90.50 1.15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2.87" calcext:value-type="float">
            <text:p>2.8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.000000;1676.000000;1457.000000;1687.000000;1471.000000;480.000000;244.000000;4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4_26_81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2]=2; -1; IF([.D382]=[.C382];0;IF([.C38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5" calcext:value-type="float">
            <text:p>-79.5</text:p>
          </table:table-cell>
          <table:table-cell office:value-type="string" calcext:value-type="string">
            <text:p>Fit4C 89.49 90.46 1.24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Lw0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4.04" calcext:value-type="float">
            <text:p>4.0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4.45" calcext:value-type="float">
            <text:p>4.4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29.000000;1758.000000;1453.000000;1764.000000;1462.000000;561.000000;237.000000;54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4_41_91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3]=2; -1; IF([.D383]=[.C383];0;IF([.C38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8" calcext:value-type="float">
            <text:p>-83.78</text:p>
          </table:table-cell>
          <table:table-cell office:value-type="string" calcext:value-type="string">
            <text:p>Fit4C 89.40 90.61 1.14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C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5.68" calcext:value-type="float">
            <text:p>5.68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Ci</text:p>
          </table:table-cell>
          <table:table-cell office:value-type="float" office:value="3.17" calcext:value-type="float">
            <text:p>3.1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8.000000;1748.000000;1480.000000;1730.000000;1463.000000;508.000000;221.000000;51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4_57_76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4]=2; -1; IF([.D384]=[.C384];0;IF([.C38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46" calcext:value-type="float">
            <text:p>-84.46</text:p>
          </table:table-cell>
          <table:table-cell office:value-type="string" calcext:value-type="string">
            <text:p>Fit4C 89.44 90.51 1.40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6.35" calcext:value-type="float">
            <text:p>6.3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2.97" calcext:value-type="float">
            <text:p>2.9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4.000000;1710.000000;1459.000000;1709.000000;1464.000000;504.000000;238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5_14_66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5]=2; -1; IF([.D385]=[.C385];0;IF([.C38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3" calcext:value-type="float">
            <text:p>-82.53</text:p>
          </table:table-cell>
          <table:table-cell office:value-type="string" calcext:value-type="string">
            <text:p>Fit4C 89.44 90.56 0.99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Lw0_0.00</text:p>
          </table:table-cell>
          <table:table-cell office:value-type="float" office:value="2.53" calcext:value-type="float">
            <text:p>2.53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Tr0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66" calcext:value-type="float">
            <text:p>1.66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Tr1_0.00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2.000000;1707.000000;1465.000000;1708.000000;1466.000000;503.000000;243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5_31_3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6]=2; -1; IF([.D386]=[.C386];0;IF([.C38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7" calcext:value-type="float">
            <text:p>-83.17</text:p>
          </table:table-cell>
          <table:table-cell office:value-type="string" calcext:value-type="string">
            <text:p>Fit4C 89.39 90.61 1.22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Lw0_0.00</text:p>
          </table:table-cell>
          <table:table-cell office:value-type="float" office:value="2.5" calcext:value-type="float">
            <text:p>2.5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r0_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0.000000;1742.000000;1469.000000;1725.000000;1454.000000;508.000000;215.000000;51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5_50_60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7]=2; -1; IF([.D387]=[.C387];0;IF([.C38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37" calcext:value-type="float">
            <text:p>-78.37</text:p>
          </table:table-cell>
          <table:table-cell office:value-type="string" calcext:value-type="string">
            <text:p>Fit4C 89.53 90.43 1.24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4.35" calcext:value-type="float">
            <text:p>4.3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60.000000;1707.000000;1486.000000;1691.000000;1476.000000;486.000000;249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6_07_07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8]=2; -1; IF([.D388]=[.C388];0;IF([.C38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6" calcext:value-type="float">
            <text:p>-83.6</text:p>
          </table:table-cell>
          <table:table-cell office:value-type="string" calcext:value-type="string">
            <text:p>Fit4C 89.44 90.56 0.99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9.000000;1705.000000;1473.000000;1711.000000;1479.000000;505.000000;255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6_23_3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9]=2; -1; IF([.D389]=[.C389];0;IF([.C38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63" calcext:value-type="float">
            <text:p>-83.63</text:p>
          </table:table-cell>
          <table:table-cell office:value-type="string" calcext:value-type="string">
            <text:p>Fit4C 89.49 90.47 1.31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Lw0_0.00</text:p>
          </table:table-cell>
          <table:table-cell office:value-type="float" office:value="2.85" calcext:value-type="float">
            <text:p>2.8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r0_0.00</text:p>
          </table:table-cell>
          <table:table-cell office:value-type="float" office:value="6.68" calcext:value-type="float">
            <text:p>6.6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Lw1_0.00</text:p>
          </table:table-cell>
          <table:table-cell office:value-type="float" office:value="2.28" calcext:value-type="float">
            <text:p>2.2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r1_0.00</text:p>
          </table:table-cell>
          <table:table-cell office:value-type="float" office:value="4.31" calcext:value-type="float">
            <text:p>4.3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2.000000;1770.000000;1470.000000;1758.000000;1464.000000;542.000000;225.000000;53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6_57_11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0]=2; -1; IF([.D390]=[.C390];0;IF([.C39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34" calcext:value-type="float">
            <text:p>-82.34</text:p>
          </table:table-cell>
          <table:table-cell office:value-type="string" calcext:value-type="string">
            <text:p>Fit4C 89.53 90.46 1.24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1_0.00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7.000000;1701.000000;1463.000000;1703.000000;1470.000000;498.000000;244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7_12_1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1]=2; -1; IF([.D391]=[.C391];0;IF([.C39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4" calcext:value-type="float">
            <text:p>-84.4</text:p>
          </table:table-cell>
          <table:table-cell office:value-type="string" calcext:value-type="string">
            <text:p>Fit4C 89.49 90.46 1.12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44.000000;1713.000000;1467.000000;1722.000000;1478.000000;518.000000;254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7_27_4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2]=2; -1; IF([.D392]=[.C392];0;IF([.C39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98" calcext:value-type="float">
            <text:p>-82.98</text:p>
          </table:table-cell>
          <table:table-cell office:value-type="string" calcext:value-type="string">
            <text:p>Fit4C 89.49 90.51 1.22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Lw0_0.00</text:p>
          </table:table-cell>
          <table:table-cell office:value-type="float" office:value="2.53" calcext:value-type="float">
            <text:p>2.53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Tr0_0.00</text:p>
          </table:table-cell>
          <table:table-cell office:value-type="float" office:value="6.15" calcext:value-type="float">
            <text:p>6.15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6.000000;1715.000000;1496.000000;1708.000000;1493.000000;489.000000;253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7_41_84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3]=2; -1; IF([.D393]=[.C393];0;IF([.C39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82" calcext:value-type="float">
            <text:p>-82.82</text:p>
          </table:table-cell>
          <table:table-cell office:value-type="string" calcext:value-type="string">
            <text:p>Fit4C 89.58 90.51 1.24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7.000000;1695.000000;1462.000000;1699.000000;1470.000000;495.000000;247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7_59_91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4]=2; -1; IF([.D394]=[.C394];0;IF([.C39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3" calcext:value-type="float">
            <text:p>-83.13</text:p>
          </table:table-cell>
          <table:table-cell office:value-type="string" calcext:value-type="string">
            <text:p>Fit4C 89.39 90.57 0.99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Lw0_0.00</text:p>
          </table:table-cell>
          <table:table-cell office:value-type="float" office:value="2.79" calcext:value-type="float">
            <text:p>2.7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Tr0_0.00</text:p>
          </table:table-cell>
          <table:table-cell office:value-type="float" office:value="3.24" calcext:value-type="float">
            <text:p>3.2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39" calcext:value-type="float">
            <text:p>1.3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r1_0.00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08" calcext:value-type="float">
            <text:p>1.0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3.000000;1701.000000;1476.000000;1689.000000;1464.000000;482.000000;240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8_13_01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5]=2; -1; IF([.D395]=[.C395];0;IF([.C39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34" calcext:value-type="float">
            <text:p>-82.34</text:p>
          </table:table-cell>
          <table:table-cell office:value-type="string" calcext:value-type="string">
            <text:p>Fit4C 89.49 90.51 1.10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8.000000;1700.000000;1486.000000;1695.000000;1483.000000;477.000000;245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8_27_36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6]=2; -1; IF([.D396]=[.C396];0;IF([.C39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18" calcext:value-type="float">
            <text:p>-81.18</text:p>
          </table:table-cell>
          <table:table-cell office:value-type="string" calcext:value-type="string">
            <text:p>Fit4C 89.62 90.43 1.15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Lw0_0.00</text:p>
          </table:table-cell>
          <table:table-cell office:value-type="float" office:value="2.32" calcext:value-type="float">
            <text:p>2.32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0_0.00</text:p>
          </table:table-cell>
          <table:table-cell office:value-type="float" office:value="4.74" calcext:value-type="float">
            <text:p>4.7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2.96" calcext:value-type="float">
            <text:p>2.9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3.000000;1728.000000;1468.000000;1716.000000;1461.000000;511.000000;237.000000;50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8_41_92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7]=2; -1; IF([.D397]=[.C397];0;IF([.C39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41" calcext:value-type="float">
            <text:p>-80.41</text:p>
          </table:table-cell>
          <table:table-cell office:value-type="string" calcext:value-type="string">
            <text:p>Fit4C 89.34 90.52 1.07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Lw0_0.00</text:p>
          </table:table-cell>
          <table:table-cell office:value-type="float" office:value="2.62" calcext:value-type="float">
            <text:p>2.6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0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63" calcext:value-type="float">
            <text:p>1.63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1_0.00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5.000000;1707.000000;1469.000000;1694.000000;1458.000000;488.000000;231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8_57_19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8]=2; -1; IF([.D398]=[.C398];0;IF([.C39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8" calcext:value-type="float">
            <text:p>-83.8</text:p>
          </table:table-cell>
          <table:table-cell office:value-type="string" calcext:value-type="string">
            <text:p>Fit4C 89.54 90.46 1.06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0_0.00</text:p>
          </table:table-cell>
          <table:table-cell office:value-type="float" office:value="4.42" calcext:value-type="float">
            <text:p>4.4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1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17" calcext:value-type="float">
            <text:p>3.1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9.000000;1711.000000;1487.000000;1710.000000;1489.000000;490.000000;251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9_18_5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9]=2; -1; IF([.D399]=[.C399];0;IF([.C39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8" calcext:value-type="float">
            <text:p>-82.08</text:p>
          </table:table-cell>
          <table:table-cell office:value-type="string" calcext:value-type="string">
            <text:p>Fit4C 89.53 90.37 1.16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4.77" calcext:value-type="float">
            <text:p>4.7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1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13.000000;1469.000000;1708.000000;1470.000000;503.000000;243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9_34_59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0]=2; -1; IF([.D400]=[.C400];0;IF([.C40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2" calcext:value-type="float">
            <text:p>-83.72</text:p>
          </table:table-cell>
          <table:table-cell office:value-type="string" calcext:value-type="string">
            <text:p>Fit4C 89.43 90.53 0.99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0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</text:p>
          </table:table-cell>
          <table:table-cell office:value-type="float" office:value="3.13" calcext:value-type="float">
            <text:p>3.1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52.000000;1693.000000;1476.000000;1669.000000;1453.000000;462.000000;228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9_50_38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1]=2; -1; IF([.D401]=[.C401];0;IF([.C40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02" calcext:value-type="float">
            <text:p>-84.02</text:p>
          </table:table-cell>
          <table:table-cell office:value-type="string" calcext:value-type="string">
            <text:p>Fit4C 89.49 90.46 1.14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7.000000;1726.000000;1476.000000;1722.000000;1475.000000;503.000000;235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0_04_68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2]=2; -1; IF([.D402]=[.C402];0;IF([.C40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5" calcext:value-type="float">
            <text:p>-77.5</text:p>
          </table:table-cell>
          <table:table-cell office:value-type="string" calcext:value-type="string">
            <text:p>Fit4C 89.49 90.51 1.15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Lw0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0_0.00</text:p>
          </table:table-cell>
          <table:table-cell office:value-type="float" office:value="5.38" calcext:value-type="float">
            <text:p>5.3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3.09" calcext:value-type="float">
            <text:p>3.0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28.000000;1688.000000;1455.000000;1691.000000;1461.000000;484.000000;234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0_18_94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3]=2; -1; IF([.D403]=[.C403];0;IF([.C40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36" calcext:value-type="float">
            <text:p>-84.36</text:p>
          </table:table-cell>
          <table:table-cell office:value-type="string" calcext:value-type="string">
            <text:p>Fit4C 89.58 90.37 0.99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Lw0_0.00</text:p>
          </table:table-cell>
          <table:table-cell office:value-type="float" office:value="2.97" calcext:value-type="float">
            <text:p>2.9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Tr0_0.00</text:p>
          </table:table-cell>
          <table:table-cell office:value-type="float" office:value="4.88" calcext:value-type="float">
            <text:p>4.8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22" calcext:value-type="float">
            <text:p>2.2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4.47" calcext:value-type="float">
            <text:p>4.47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81.000000;1717.000000;1500.000000;1729.000000;1516.000000;524.000000;296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0_33_11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4]=2; -1; IF([.D404]=[.C404];0;IF([.C40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99" calcext:value-type="float">
            <text:p>-83.99</text:p>
          </table:table-cell>
          <table:table-cell office:value-type="string" calcext:value-type="string">
            <text:p>Fit4C 89.49 90.46 1.14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47" calcext:value-type="float">
            <text:p>1.4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1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3.000000;1705.000000;1488.000000;1701.000000;1488.000000;484.000000;252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0_49_44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5]=2; -1; IF([.D405]=[.C405];0;IF([.C40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5" calcext:value-type="float">
            <text:p>-82.05</text:p>
          </table:table-cell>
          <table:table-cell office:value-type="string" calcext:value-type="string">
            <text:p>Fit4C 89.49 90.55 1.32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r0_0.00</text:p>
          </table:table-cell>
          <table:table-cell office:value-type="float" office:value="2.98" calcext:value-type="float">
            <text:p>2.9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6.000000;1688.000000;1471.000000;1702.000000;1489.000000;498.000000;265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1_05_8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6]=2; -1; IF([.D406]=[.C406];0;IF([.C40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47" calcext:value-type="float">
            <text:p>-81.47</text:p>
          </table:table-cell>
          <table:table-cell office:value-type="string" calcext:value-type="string">
            <text:p>Fit4C 89.39 90.53 0.99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0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09" calcext:value-type="float">
            <text:p>2.09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8.000000;1700.000000;1461.000000;1676.000000;1438.000000;468.000000;213.000000;4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1_22_24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7]=2; -1; IF([.D407]=[.C407];0;IF([.C40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58" calcext:value-type="float">
            <text:p>-80.58</text:p>
          </table:table-cell>
          <table:table-cell office:value-type="string" calcext:value-type="string">
            <text:p>Fit4C 89.35 90.55 1.11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0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4.000000;1710.000000;1492.000000;1713.000000;1496.000000;494.000000;256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1_40_38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8]=2; -1; IF([.D408]=[.C408];0;IF([.C40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5" calcext:value-type="float">
            <text:p>-77.5</text:p>
          </table:table-cell>
          <table:table-cell office:value-type="string" calcext:value-type="string">
            <text:p>Fit4C 89.53 90.46 1.12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0_0.00</text:p>
          </table:table-cell>
          <table:table-cell office:value-type="float" office:value="5.97" calcext:value-type="float">
            <text:p>5.9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Ci</text:p>
          </table:table-cell>
          <table:table-cell office:value-type="float" office:value="3.47" calcext:value-type="float">
            <text:p>3.4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1.000000;1716.000000;1458.000000;1718.000000;1463.000000;511.000000;236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2_01_08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9]=2; -1; IF([.D409]=[.C409];0;IF([.C40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Fit4C 89.48 90.48 1.16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0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5.000000;1713.000000;1476.000000;1700.000000;1467.000000;496.000000;245.000000;4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2_19_89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0]=2; -1; IF([.D410]=[.C410];0;IF([.C41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4" calcext:value-type="float">
            <text:p>-83.14</text:p>
          </table:table-cell>
          <table:table-cell office:value-type="string" calcext:value-type="string">
            <text:p>Fit4C 89.49 90.59 1.30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0_0.00</text:p>
          </table:table-cell>
          <table:table-cell office:value-type="float" office:value="6.37" calcext:value-type="float">
            <text:p>6.3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2.32" calcext:value-type="float">
            <text:p>2.32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1_0.00</text:p>
          </table:table-cell>
          <table:table-cell office:value-type="float" office:value="4.26" calcext:value-type="float">
            <text:p>4.2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6.000000;1709.000000;1489.000000;1718.000000;1501.000000;497.000000;260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2_34_37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1]=2; -1; IF([.D411]=[.C411];0;IF([.C41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67" calcext:value-type="float">
            <text:p>-82.67</text:p>
          </table:table-cell>
          <table:table-cell office:value-type="string" calcext:value-type="string">
            <text:p>Fit4C 89.58 90.47 1.24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14" calcext:value-type="float">
            <text:p>4.1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37" calcext:value-type="float">
            <text:p>2.3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4.000000;1709.000000;1462.000000;1706.000000;1464.000000;499.000000;237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2_48_99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2]=2; -1; IF([.D412]=[.C412];0;IF([.C41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66" calcext:value-type="float">
            <text:p>-80.66</text:p>
          </table:table-cell>
          <table:table-cell office:value-type="string" calcext:value-type="string">
            <text:p>Fit4C 89.39 90.51 0.99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Lw0_0.00</text:p>
          </table:table-cell>
          <table:table-cell office:value-type="float" office:value="2.48" calcext:value-type="float">
            <text:p>2.48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4.75" calcext:value-type="float">
            <text:p>4.7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8.000000;1680.000000;1472.000000;1679.000000;1472.000000;472.000000;246.000000;4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3_03_54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3]=2; -1; IF([.D413]=[.C413];0;IF([.C41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79" calcext:value-type="float">
            <text:p>-81.79</text:p>
          </table:table-cell>
          <table:table-cell office:value-type="string" calcext:value-type="string">
            <text:p>Fit4C 89.31 90.70 1.54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4.21" calcext:value-type="float">
            <text:p>4.2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4.04" calcext:value-type="float">
            <text:p>4.0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0.000000;1736.000000;1487.000000;1725.000000;1480.000000;502.000000;233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26_32_232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4]=2; -1; IF([.D414]=[.C414];0;IF([.C41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68.92" calcext:value-type="float">
            <text:p>-68.92</text:p>
          </table:table-cell>
          <table:table-cell office:value-type="string" calcext:value-type="string">
            <text:p>Fit4C 89.54 90.46 0.73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Tr0_0.00</text:p>
          </table:table-cell>
          <table:table-cell office:value-type="float" office:value="1.13" calcext:value-type="float">
            <text:p>1.13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Tr1_0.00</text:p>
          </table:table-cell>
          <table:table-cell office:value-type="float" office:value="0.15" calcext:value-type="float">
            <text:p>0.15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Ci_Lw</text:p>
          </table:table-cell>
          <table:table-cell office:value-type="float" office:value="0.51" calcext:value-type="float">
            <text:p>0.51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Ci</text:p>
          </table:table-cell>
          <table:table-cell office:value-type="float" office:value="0.15" calcext:value-type="float">
            <text:p>0.15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237.000000;1725.000000;1475.000000;1727.000000;1476.000000;499.000000;238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2_56_501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5]=2; -1; IF([.D415]=[.C415];0;IF([.C41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" calcext:value-type="float">
            <text:p>-82.5</text:p>
          </table:table-cell>
          <table:table-cell office:value-type="string" calcext:value-type="string">
            <text:p>Fit4C 89.21 90.56 1.15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Lw0_0.00</text:p>
          </table:table-cell>
          <table:table-cell office:value-type="float" office:value="1.29" calcext:value-type="float">
            <text:p>1.2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Tr0_0.00</text:p>
          </table:table-cell>
          <table:table-cell office:value-type="float" office:value="1.17" calcext:value-type="float">
            <text:p>1.17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Lw1_0.00</text:p>
          </table:table-cell>
          <table:table-cell office:value-type="float" office:value="0.04" calcext:value-type="float">
            <text:p>0.04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Tr1_0.00</text:p>
          </table:table-cell>
          <table:table-cell office:value-type="float" office:value="0.39" calcext:value-type="float">
            <text:p>0.39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Ci_Lw</text:p>
          </table:table-cell>
          <table:table-cell office:value-type="float" office:value="0.4" calcext:value-type="float">
            <text:p>0.4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Ci</text:p>
          </table:table-cell>
          <table:table-cell office:value-type="float" office:value="0.11" calcext:value-type="float">
            <text:p>0.11</text:p>
          </table:table-cell>
          <table:table-cell office:value-type="float" office:value="-4.78" calcext:value-type="float">
            <text:p>-4.78</text:p>
          </table:table-cell>
          <table:table-cell office:value-type="string" calcext:value-type="string">
            <text:p>251.000000;1722.000000;1480.000000;1718.000000;1478.000000;503.000000;244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3_12_623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6]=2; -1; IF([.D416]=[.C416];0;IF([.C416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8.38" calcext:value-type="float">
            <text:p>-88.38</text:p>
          </table:table-cell>
          <table:table-cell office:value-type="string" calcext:value-type="string">
            <text:p>Fit4C 89.96 90.04 0.64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Lw0_0.00</text:p>
          </table:table-cell>
          <table:table-cell office:value-type="float" office:value="1.29" calcext:value-type="float">
            <text:p>1.2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Tr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Lw1_0.00</text:p>
          </table:table-cell>
          <table:table-cell office:value-type="float" office:value="0.2" calcext:value-type="float">
            <text:p>0.2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Tr1_0.00</text:p>
          </table:table-cell>
          <table:table-cell office:value-type="float" office:value="0.3" calcext:value-type="float">
            <text:p>0.3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Ci_Lw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i</text:p>
          </table:table-cell>
          <table:table-cell office:value-type="float" office:value="0.04" calcext:value-type="float">
            <text:p>0.04</text:p>
          </table:table-cell>
          <table:table-cell office:value-type="float" office:value="-4.93" calcext:value-type="float">
            <text:p>-4.93</text:p>
          </table:table-cell>
          <table:table-cell office:value-type="string" calcext:value-type="string">
            <text:p>228.000000;1735.000000;1488.000000;1750.000000;1502.000000;498.000000;242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3_41_889_marci.samsung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17]=2; -1; IF([.D417]=[.C417];0;IF([.C41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60.8" calcext:value-type="float">
            <text:p>-60.8</text:p>
          </table:table-cell>
          <table:table-cell office:value-type="string" calcext:value-type="string">
            <text:p>Fit4C 87.98 91.00 2.85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s7\copy\spactick_2017_10_09_16_44_13_307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8]=2; -1; IF([.D418]=[.C418];0;IF([.C418]=0;2;1)))" office:value-type="float" office:value="0" calcext:value-type="float">
            <text:p>0</text:p>
          </table:table-cell>
          <table:table-cell office:value-type="string" calcext:value-type="string">
            <text:p>Lw1_0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39" calcext:value-type="float">
            <text:p>-83.39</text:p>
          </table:table-cell>
          <table:table-cell office:value-type="string" calcext:value-type="string">
            <text:p>Fit4C 89.07 90.82 1.23</text:p>
          </table:table-cell>
          <table:table-cell office:value-type="string" calcext:value-type="string">
            <text:p>ShC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Lw0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w1_0.00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Tr1_0.00</text:p>
          </table:table-cell>
          <table:table-cell office:value-type="float" office:value="0.37" calcext:value-type="float">
            <text:p>0.37</text:p>
          </table:table-cell>
          <table:table-cell office:value-type="float" office:value="-1.63" calcext:value-type="float">
            <text:p>-1.63</text:p>
          </table:table-cell>
          <table:table-cell office:value-type="string" calcext:value-type="string">
            <text:p>Ci_Lw</text:p>
          </table:table-cell>
          <table:table-cell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i</text:p>
          </table:table-cell>
          <table:table-cell office:value-type="float" office:value="0.6" calcext:value-type="float">
            <text:p>0.6</text:p>
          </table:table-cell>
          <table:table-cell office:value-type="float" office:value="-3.8" calcext:value-type="float">
            <text:p>-3.8</text:p>
          </table:table-cell>
          <table:table-cell office:value-type="string" calcext:value-type="string">
            <text:p>241.000000;1707.000000;1463.000000;1740.000000;1493.000000;535.000000;269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4_42_131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9]=2; -1; IF([.D419]=[.C419];0;IF([.C4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67.59" calcext:value-type="float">
            <text:p>-67.59</text:p>
          </table:table-cell>
          <table:table-cell office:value-type="string" calcext:value-type="string">
            <text:p>Fit4C 89.21 90.70 1.06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Lw0_0.00</text:p>
          </table:table-cell>
          <table:table-cell office:value-type="float" office:value="0.77" calcext:value-type="float">
            <text:p>0.7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Tr0_0.00</text:p>
          </table:table-cell>
          <table:table-cell office:value-type="float" office:value="1.27" calcext:value-type="float">
            <text:p>1.27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Lw1_0.00</text:p>
          </table:table-cell>
          <table:table-cell office:value-type="float" office:value="-0.03" calcext:value-type="float">
            <text:p>-0.03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Tr1_0.00</text:p>
          </table:table-cell>
          <table:table-cell office:value-type="float" office:value="0.28" calcext:value-type="float">
            <text:p>0.28</text:p>
          </table:table-cell>
          <table:table-cell office:value-type="float" office:value="-1.72" calcext:value-type="float">
            <text:p>-1.72</text:p>
          </table:table-cell>
          <table:table-cell office:value-type="string" calcext:value-type="string">
            <text:p>Ci_Lw</text:p>
          </table:table-cell>
          <table:table-cell office:value-type="float" office:value="0.67" calcext:value-type="float">
            <text:p>0.67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Ci</text:p>
          </table:table-cell>
          <table:table-cell office:value-type="float" office:value="0.72" calcext:value-type="float">
            <text:p>0.72</text:p>
          </table:table-cell>
          <table:table-cell office:value-type="float" office:value="-3.55" calcext:value-type="float">
            <text:p>-3.55</text:p>
          </table:table-cell>
          <table:table-cell office:value-type="string" calcext:value-type="string">
            <text:p>247.000000;1717.000000;1479.000000;1720.000000;1480.000000;502.000000;246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6_30_506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0]=2; -1; IF([.D420]=[.C420];0;IF([.C42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65.64" calcext:value-type="float">
            <text:p>-65.64</text:p>
          </table:table-cell>
          <table:table-cell office:value-type="string" calcext:value-type="string">
            <text:p>Fit4C 89.17 90.70 1.06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Tr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Lw1_0.00</text:p>
          </table:table-cell>
          <table:table-cell office:value-type="float" office:value="0.08" calcext:value-type="float">
            <text:p>0.08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Tr1_0.00</text:p>
          </table:table-cell>
          <table:table-cell office:value-type="float" office:value="0.23" calcext:value-type="float">
            <text:p>0.23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Ci_Lw</text:p>
          </table:table-cell>
          <table:table-cell office:value-type="float" office:value="0.18" calcext:value-type="float">
            <text:p>0.18</text:p>
          </table:table-cell>
          <table:table-cell office:value-type="float" office:value="-2.28" calcext:value-type="float">
            <text:p>-2.28</text:p>
          </table:table-cell>
          <table:table-cell office:value-type="string" calcext:value-type="string">
            <text:p>Ci</text:p>
          </table:table-cell>
          <table:table-cell office:value-type="float" office:value="0.21" calcext:value-type="float">
            <text:p>0.21</text:p>
          </table:table-cell>
          <table:table-cell office:value-type="float" office:value="-4.57" calcext:value-type="float">
            <text:p>-4.57</text:p>
          </table:table-cell>
          <table:table-cell office:value-type="string" calcext:value-type="string">
            <text:p>254.000000;1723.000000;1488.000000;1721.000000;1484.000000;500.000000;247.000000;48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53_43_663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1]=2; -1; IF([.D421]=[.C421];0;IF([.C42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25" calcext:value-type="float">
            <text:p>-79.25</text:p>
          </table:table-cell>
          <table:table-cell office:value-type="string" calcext:value-type="string">
            <text:p>Fit4C 89.30 90.56 1.39</text:p>
          </table:table-cell>
          <table:table-cell office:value-type="string" calcext:value-type="string">
            <text:p>ShC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Lw0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95" calcext:value-type="float">
            <text:p>-1.95</text:p>
          </table:table-cell>
          <table:table-cell office:value-type="string" calcext:value-type="string">
            <text:p>Tr0_0.00</text:p>
          </table:table-cell>
          <table:table-cell office:value-type="float" office:value="0.25" calcext:value-type="float">
            <text:p>0.25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Lw1_0.00</text:p>
          </table:table-cell>
          <table:table-cell office:value-type="float" office:value="0.08" calcext:value-type="float">
            <text:p>0.08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Tr1_0.00</text:p>
          </table:table-cell>
          <table:table-cell office:value-type="float" office:value="0.46" calcext:value-type="float">
            <text:p>0.46</text:p>
          </table:table-cell>
          <table:table-cell office:value-type="float" office:value="-1.54" calcext:value-type="float">
            <text:p>-1.54</text:p>
          </table:table-cell>
          <table:table-cell office:value-type="string" calcext:value-type="string">
            <text:p>Ci_Lw</text:p>
          </table:table-cell>
          <table:table-cell office:value-type="float" office:value="0.51" calcext:value-type="float">
            <text:p>0.51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Ci</text:p>
          </table:table-cell>
          <table:table-cell office:value-type="float" office:value="0.14" calcext:value-type="float">
            <text:p>0.14</text:p>
          </table:table-cell>
          <table:table-cell office:value-type="float" office:value="-4.72" calcext:value-type="float">
            <text:p>-4.72</text:p>
          </table:table-cell>
          <table:table-cell office:value-type="string" calcext:value-type="string">
            <text:p>184.000000;1741.000000;1416.000000;1731.000000;1411.000000;516.000000;176.000000;50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54_29_971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2]=2; -1; IF([.D422]=[.C422];0;IF([.C42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65" calcext:value-type="float">
            <text:p>-78.65</text:p>
          </table:table-cell>
          <table:table-cell office:value-type="string" calcext:value-type="string">
            <text:p>Fit4C 89.44 90.51 1.06</text:p>
          </table:table-cell>
          <table:table-cell office:value-type="string" calcext:value-type="string">
            <text:p>ShC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Lw0_0.00</text:p>
          </table:table-cell>
          <table:table-cell office:value-type="float" office:value="0.27" calcext:value-type="float">
            <text:p>0.27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Tr0_0.00</text:p>
          </table:table-cell>
          <table:table-cell office:value-type="float" office:value="0.65" calcext:value-type="float">
            <text:p>0.65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Lw1_0.0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1_0.00</text:p>
          </table:table-cell>
          <table:table-cell office:value-type="float" office:value="0.39" calcext:value-type="float">
            <text:p>0.39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Ci_Lw</text:p>
          </table:table-cell>
          <table:table-cell office:value-type="float" office:value="0.27" calcext:value-type="float">
            <text:p>0.27</text:p>
          </table:table-cell>
          <table:table-cell office:value-type="float" office:value="-1.92" calcext:value-type="float">
            <text:p>-1.92</text:p>
          </table:table-cell>
          <table:table-cell office:value-type="string" calcext:value-type="string">
            <text:p>Ci</text:p>
          </table:table-cell>
          <table:table-cell office:value-type="float" office:value="0.21" calcext:value-type="float">
            <text:p>0.21</text:p>
          </table:table-cell>
          <table:table-cell office:value-type="float" office:value="-4.59" calcext:value-type="float">
            <text:p>-4.59</text:p>
          </table:table-cell>
          <table:table-cell office:value-type="string" calcext:value-type="string">
            <text:p>241.000000;1714.000000;1473.000000;1710.000000;1471.000000;494.000000;238.000000;4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copy\spactick_2017_09_26_15_51_07_890_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3]=2; -1; IF([.D423]=[.C423];0;IF([.C42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N910C</text:p>
          </table:table-cell>
          <table:table-cell office:value-type="string" calcext:value-type="string">
            <text:p>fitrot</text:p>
          </table:table-cell>
          <table:table-cell office:value-type="float" office:value="-75.5" calcext:value-type="float">
            <text:p>-75.5</text:p>
          </table:table-cell>
          <table:table-cell office:value-type="string" calcext:value-type="string">
            <text:p>Fit4C 89.80 90.20 0.57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ShC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Lw0_0.00</text:p>
          </table:table-cell>
          <table:table-cell office:value-type="float" office:value="0.8" calcext:value-type="float">
            <text:p>0.8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Tr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Tr1_0.00</text:p>
          </table:table-cell>
          <table:table-cell office:value-type="float" office:value="0.17" calcext:value-type="float">
            <text:p>0.17</text:p>
          </table:table-cell>
          <table:table-cell office:value-type="float" office:value="-1.83" calcext:value-type="float">
            <text:p>-1.83</text:p>
          </table:table-cell>
          <table:table-cell office:value-type="string" calcext:value-type="string">
            <text:p>Ci_Lw</text:p>
          </table:table-cell>
          <table:table-cell office:value-type="float" office:value="0.11" calcext:value-type="float">
            <text:p>0.11</text:p>
          </table:table-cell>
          <table:table-cell office:value-type="float" office:value="-2.56" calcext:value-type="float">
            <text:p>-2.56</text:p>
          </table:table-cell>
          <table:table-cell office:value-type="string" calcext:value-type="string">
            <text:p>Ci</text:p>
          </table:table-cell>
          <table:table-cell office:value-type="float" office:value="0.26" calcext:value-type="float">
            <text:p>0.26</text:p>
          </table:table-cell>
          <table:table-cell office:value-type="float" office:value="-4.48" calcext:value-type="float">
            <text:p>-4.48</text:p>
          </table:table-cell>
          <table:table-cell office:value-type="string" calcext:value-type="string">
            <text:p>299.000000;1982.000000;1723.000000;1993.000000;1729.000000;577.000000;305.000000;5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copy\spactick_2017_09_26_15_51_35_364_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4]=2; -1; IF([.D424]=[.C424];0;IF([.C4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N910C</text:p>
          </table:table-cell>
          <table:table-cell office:value-type="string" calcext:value-type="string">
            <text:p>fitrot</text:p>
          </table:table-cell>
          <table:table-cell office:value-type="float" office:value="-72.44" calcext:value-type="float">
            <text:p>-72.44</text:p>
          </table:table-cell>
          <table:table-cell office:value-type="string" calcext:value-type="string">
            <text:p>Fit4C 89.96 90.04 0.41</text:p>
          </table:table-cell>
          <table:table-cell office:value-type="string" calcext:value-type="string">
            <text:p>ShC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Lw0_0.00</text:p>
          </table:table-cell>
          <table:table-cell office:value-type="float" office:value="0.78" calcext:value-type="float">
            <text:p>0.78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Tr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Lw1_0.00</text:p>
          </table:table-cell>
          <table:table-cell office:value-type="float" office:value="0.07" calcext:value-type="float">
            <text:p>0.07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Tr1_0.00</text:p>
          </table:table-cell>
          <table:table-cell office:value-type="float" office:value="0.23" calcext:value-type="float">
            <text:p>0.23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Ci_Lw</text:p>
          </table:table-cell>
          <table:table-cell office:value-type="float" office:value="0.11" calcext:value-type="float">
            <text:p>0.11</text:p>
          </table:table-cell>
          <table:table-cell office:value-type="float" office:value="-2.57" calcext:value-type="float">
            <text:p>-2.57</text:p>
          </table:table-cell>
          <table:table-cell office:value-type="string" calcext:value-type="string">
            <text:p>Ci</text:p>
          </table:table-cell>
          <table:table-cell office:value-type="float" office:value="0.21" calcext:value-type="float">
            <text:p>0.21</text:p>
          </table:table-cell>
          <table:table-cell office:value-type="float" office:value="-4.58" calcext:value-type="float">
            <text:p>-4.58</text:p>
          </table:table-cell>
          <table:table-cell office:value-type="string" calcext:value-type="string">
            <text:p>297.000000;2033.000000;1760.000000;2027.000000;1755.000000;570.000000;292.000000;5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copy\spactick_2017_09_26_15_52_00_463_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5]=2; -1; IF([.D425]=[.C425];0;IF([.C42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N910C</text:p>
          </table:table-cell>
          <table:table-cell office:value-type="string" calcext:value-type="string">
            <text:p>fitrot</text:p>
          </table:table-cell>
          <table:table-cell office:value-type="float" office:value="-68.62" calcext:value-type="float">
            <text:p>-68.62</text:p>
          </table:table-cell>
          <table:table-cell office:value-type="string" calcext:value-type="string">
            <text:p>Fit4C 89.85 90.15 0.27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Lw0_0.00</text:p>
          </table:table-cell>
          <table:table-cell office:value-type="float" office:value="0.84" calcext:value-type="float">
            <text:p>0.84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Tr0_0.00</text:p>
          </table:table-cell>
          <table:table-cell office:value-type="float" office:value="1.46" calcext:value-type="float">
            <text:p>1.46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Lw1_0.00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Tr1_0.00</text:p>
          </table:table-cell>
          <table:table-cell office:value-type="float" office:value="0.23" calcext:value-type="float">
            <text:p>0.23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Ci_Lw</text:p>
          </table:table-cell>
          <table:table-cell office:value-type="float" office:value="0.25" calcext:value-type="float">
            <text:p>0.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i</text:p>
          </table:table-cell>
          <table:table-cell office:value-type="float" office:value="0.36" calcext:value-type="float">
            <text:p>0.36</text:p>
          </table:table-cell>
          <table:table-cell office:value-type="float" office:value="-4.28" calcext:value-type="float">
            <text:p>-4.28</text:p>
          </table:table-cell>
          <table:table-cell office:value-type="string" calcext:value-type="string">
            <text:p>314.000000;2022.000000;1732.000000;1996.000000;1702.000000;568.000000;284.000000;5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4_33_46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6]=2; -1; IF([.D426]=[.C426];0;IF([.C42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06" calcext:value-type="float">
            <text:p>-77.06</text:p>
          </table:table-cell>
          <table:table-cell office:value-type="string" calcext:value-type="string">
            <text:p>Fit4C 89.69 90.25 0.38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0_0.00</text:p>
          </table:table-cell>
          <table:table-cell office:value-type="float" office:value="4.72" calcext:value-type="float">
            <text:p>4.7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6.54" calcext:value-type="float">
            <text:p>6.54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5" calcext:value-type="float">
            <text:p>1.5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i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03.000000;1215.000000;1112.000000;1217.000000;1112.000000;309.000000;202.000000;30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00_298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7]=2; -1; IF([.D427]=[.C427];0;IF([.C42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29" calcext:value-type="float">
            <text:p>-75.29</text:p>
          </table:table-cell>
          <table:table-cell office:value-type="string" calcext:value-type="string">
            <text:p>Fit4C 89.44 90.52 1.55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0_0.00</text:p>
          </table:table-cell>
          <table:table-cell office:value-type="float" office:value="5.33" calcext:value-type="float">
            <text:p>5.3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1_0.00</text:p>
          </table:table-cell>
          <table:table-cell office:value-type="float" office:value="5.85" calcext:value-type="float">
            <text:p>5.8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44" calcext:value-type="float">
            <text:p>1.44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98.000000;1269.000000;1109.000000;1250.000000;1096.000000;355.000000;188.000000;36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13_55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8]=2; -1; IF([.D428]=[.C428];0;IF([.C42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1.24" calcext:value-type="float">
            <text:p>-81.24</text:p>
          </table:table-cell>
          <table:table-cell office:value-type="string" calcext:value-type="string">
            <text:p>Fit4C 89.55 90.33 1.41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4.56" calcext:value-type="float">
            <text:p>4.5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5.84" calcext:value-type="float">
            <text:p>5.8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0.000000;1311.000000;1037.000000;1296.000000;1026.000000;415.000000;127.000000;42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25_36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9]=2; -1; IF([.D429]=[.C429];0;IF([.C42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73" calcext:value-type="float">
            <text:p>-77.73</text:p>
          </table:table-cell>
          <table:table-cell office:value-type="string" calcext:value-type="string">
            <text:p>Fit4C 89.39 90.43 1.41</text:p>
          </table:table-cell>
          <table:table-cell office:value-type="string" calcext:value-type="string">
            <text:p>ShC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ShC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5.43" calcext:value-type="float">
            <text:p>5.4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6" calcext:value-type="float">
            <text:p>5.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43" calcext:value-type="float">
            <text:p>1.43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95.000000;1310.000000;1027.000000;1306.000000;1029.000000;389.000000;94.000000;3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36_661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0]=2; -1; IF([.D430]=[.C430];0;IF([.C43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Fit4C 89.43 90.75 2.00</text:p>
          </table:table-cell>
          <table:table-cell office:value-type="string" calcext:value-type="string">
            <text:p>ShC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ShC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Sh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hC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0_0.00</text:p>
          </table:table-cell>
          <table:table-cell office:value-type="float" office:value="6.29" calcext:value-type="float">
            <text:p>6.2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56.000000;1253.000000;1069.000000;1251.000000;1073.000000;359.000000;163.000000;34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53_248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1]=2; -1; IF([.D431]=[.C431];0;IF([.C43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2.44" calcext:value-type="float">
            <text:p>-82.44</text:p>
          </table:table-cell>
          <table:table-cell office:value-type="string" calcext:value-type="string">
            <text:p>Fit4C 89.43 90.38 0.89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4.84" calcext:value-type="float">
            <text:p>4.84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61" calcext:value-type="float">
            <text:p>1.6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8.000000;1246.000000;1074.000000;1251.000000;1081.000000;363.000000;182.000000;35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6_06_76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2]=2; -1; IF([.D432]=[.C432];0;IF([.C4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it4C 89.25 90.70 2.09</text:p>
          </table:table-cell>
          <table:table-cell office:value-type="string" calcext:value-type="string">
            <text:p>ShC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0_0.00</text:p>
          </table:table-cell>
          <table:table-cell office:value-type="float" office:value="5.19" calcext:value-type="float">
            <text:p>5.1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6.87" calcext:value-type="float">
            <text:p>6.8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77.000000;1275.000000;1097.000000;1259.000000;1089.000000;361.000000;168.000000;35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6_27_81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3]=2; -1; IF([.D433]=[.C433];0;IF([.C43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0.58" calcext:value-type="float">
            <text:p>-70.58</text:p>
          </table:table-cell>
          <table:table-cell office:value-type="string" calcext:value-type="string">
            <text:p>Fit4C 89.04 90.56 1.81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0_0.00</text:p>
          </table:table-cell>
          <table:table-cell office:value-type="float" office:value="5.13" calcext:value-type="float">
            <text:p>5.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6.14" calcext:value-type="float">
            <text:p>6.14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4.000000;1200.000000;1060.000000;1207.000000;1074.000000;337.000000;182.000000;31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6_42_61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4]=2; -1; IF([.D434]=[.C434];0;IF([.C43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57" calcext:value-type="float">
            <text:p>-75.57</text:p>
          </table:table-cell>
          <table:table-cell office:value-type="string" calcext:value-type="string">
            <text:p>Fit4C 89.42 90.45 1.31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5.29" calcext:value-type="float">
            <text:p>5.2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22" calcext:value-type="float">
            <text:p>2.2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4.97" calcext:value-type="float">
            <text:p>4.9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7.000000;1260.000000;1038.000000;1254.000000;1039.000000;381.000000;150.000000;3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6_56_411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5]=2; -1; IF([.D435]=[.C435];0;IF([.C43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84" calcext:value-type="float">
            <text:p>-76.84</text:p>
          </table:table-cell>
          <table:table-cell office:value-type="string" calcext:value-type="string">
            <text:p>Fit4C 89.43 90.46 1.23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03.000000;1286.000000;1011.000000;1292.000000;1024.000000;399.000000;118.000000;3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7_06_707_original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36]=2; -1; IF([.D436]=[.C436];0;IF([.C43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97" calcext:value-type="float">
            <text:p>-77.97</text:p>
          </table:table-cell>
          <table:table-cell office:value-type="string" calcext:value-type="string">
            <text:p>Fit4C 89.08 90.92 2.79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7_21_39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7]=2; -1; IF([.D437]=[.C437];0;IF([.C43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35" calcext:value-type="float">
            <text:p>-79.35</text:p>
          </table:table-cell>
          <table:table-cell office:value-type="string" calcext:value-type="string">
            <text:p>Fit4C 89.57 90.35 1.19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0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37" calcext:value-type="float">
            <text:p>2.3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5.87" calcext:value-type="float">
            <text:p>5.87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Ci</text:p>
          </table:table-cell>
          <table:table-cell office:value-type="float" office:value="4.42" calcext:value-type="float">
            <text:p>4.4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61.000000;1310.000000;1087.000000;1280.000000;1063.000000;366.000000;138.000000;3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7_33_49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8]=2; -1; IF([.D438]=[.C438];0;IF([.C43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05" calcext:value-type="float">
            <text:p>-78.05</text:p>
          </table:table-cell>
          <table:table-cell office:value-type="string" calcext:value-type="string">
            <text:p>Fit4C 89.32 90.45 1.55</text:p>
          </table:table-cell>
          <table:table-cell office:value-type="string" calcext:value-type="string">
            <text:p>ShC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4.15" calcext:value-type="float">
            <text:p>4.1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5.85" calcext:value-type="float">
            <text:p>5.8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70.000000;1258.000000;1092.000000;1244.000000;1085.000000;345.000000;167.000000;34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7_49_03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9]=2; -1; IF([.D439]=[.C439];0;IF([.C439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21" calcext:value-type="float">
            <text:p>-77.21</text:p>
          </table:table-cell>
          <table:table-cell office:value-type="string" calcext:value-type="string">
            <text:p>Fit4C 89.64 90.36 1.47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Lw0_0.00</text:p>
          </table:table-cell>
          <table:table-cell office:value-type="float" office:value="1.27" calcext:value-type="float">
            <text:p>1.2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r0_0.00</text:p>
          </table:table-cell>
          <table:table-cell office:value-type="float" office:value="5.66" calcext:value-type="float">
            <text:p>5.6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4.75" calcext:value-type="float">
            <text:p>4.7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48" calcext:value-type="float">
            <text:p>1.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i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49.000000;1229.000000;1082.000000;1235.000000;1091.000000;320.000000;158.000000;30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06_28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0]=2; -1; IF([.D440]=[.C440];0;IF([.C4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41" calcext:value-type="float">
            <text:p>-78.41</text:p>
          </table:table-cell>
          <table:table-cell office:value-type="string" calcext:value-type="string">
            <text:p>Fit4C 89.50 90.50 1.42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0_0.00</text:p>
          </table:table-cell>
          <table:table-cell office:value-type="float" office:value="4.96" calcext:value-type="float">
            <text:p>4.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1_0.00</text:p>
          </table:table-cell>
          <table:table-cell office:value-type="float" office:value="6.94" calcext:value-type="float">
            <text:p>6.94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76.000000;1274.000000;1098.000000;1266.000000;1095.000000;360.000000;176.000000;3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21_53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1]=2; -1; IF([.D441]=[.C441];0;IF([.C44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34" calcext:value-type="float">
            <text:p>-80.34</text:p>
          </table:table-cell>
          <table:table-cell office:value-type="string" calcext:value-type="string">
            <text:p>Fit4C 89.55 90.46 1.37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97" calcext:value-type="float">
            <text:p>4.9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Ci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88.000000;1267.000000;1073.000000;1253.000000;1064.000000;386.000000;181.000000;3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31_77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2]=2; -1; IF([.D442]=[.C442];0;IF([.C4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24" calcext:value-type="float">
            <text:p>-80.24</text:p>
          </table:table-cell>
          <table:table-cell office:value-type="string" calcext:value-type="string">
            <text:p>Fit4C 89.56 90.38 1.21</text:p>
          </table:table-cell>
          <table:table-cell office:value-type="string" calcext:value-type="string">
            <text:p>ShC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ShC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6.38" calcext:value-type="float">
            <text:p>6.3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1_0.00</text:p>
          </table:table-cell>
          <table:table-cell office:value-type="float" office:value="4.59" calcext:value-type="float">
            <text:p>4.5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53.000000;1243.000000;1071.000000;1236.000000;1069.000000;334.000000;153.000000;3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45_30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3]=2; -1; IF([.D443]=[.C443];0;IF([.C4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71" calcext:value-type="float">
            <text:p>-76.71</text:p>
          </table:table-cell>
          <table:table-cell office:value-type="string" calcext:value-type="string">
            <text:p>Fit4C 89.26 90.48 1.55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4.04" calcext:value-type="float">
            <text:p>4.0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6.09" calcext:value-type="float">
            <text:p>6.09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44" calcext:value-type="float">
            <text:p>1.44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Ci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50.000000;1271.000000;1073.000000;1253.000000;1063.000000;353.000000;144.000000;35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54_89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4]=2; -1; IF([.D444]=[.C444];0;IF([.C44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48" calcext:value-type="float">
            <text:p>-77.48</text:p>
          </table:table-cell>
          <table:table-cell office:value-type="string" calcext:value-type="string">
            <text:p>Fit4C 89.32 90.62 1.96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46" calcext:value-type="float">
            <text:p>2.46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r1_0.00</text:p>
          </table:table-cell>
          <table:table-cell office:value-type="float" office:value="5.35" calcext:value-type="float">
            <text:p>5.3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43" calcext:value-type="float">
            <text:p>1.4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78.000000;1264.000000;1108.000000;1255.000000;1107.000000;345.000000;176.000000;33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08_56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5]=2; -1; IF([.D445]=[.C445];0;IF([.C4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09" calcext:value-type="float">
            <text:p>-80.09</text:p>
          </table:table-cell>
          <table:table-cell office:value-type="string" calcext:value-type="string">
            <text:p>Fit4C 89.38 90.43 1.41</text:p>
          </table:table-cell>
          <table:table-cell office:value-type="string" calcext:value-type="string">
            <text:p>ShC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2" calcext:value-type="float">
            <text:p>2.2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r1_0.00</text:p>
          </table:table-cell>
          <table:table-cell office:value-type="float" office:value="7.35" calcext:value-type="float">
            <text:p>7.35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i_Lw</text:p>
          </table:table-cell>
          <table:table-cell office:value-type="float" office:value="1.44" calcext:value-type="float">
            <text:p>1.44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61.000000;1231.000000;1091.000000;1227.000000;1094.000000;311.000000;167.000000;3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21_55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6]=2; -1; IF([.D446]=[.C446];0;IF([.C4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23" calcext:value-type="float">
            <text:p>-76.23</text:p>
          </table:table-cell>
          <table:table-cell office:value-type="string" calcext:value-type="string">
            <text:p>Fit4C 89.38 90.44 1.31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4.4" calcext:value-type="float">
            <text:p>4.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39" calcext:value-type="float">
            <text:p>2.39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6" calcext:value-type="float">
            <text:p>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0.000000;1263.000000;1053.000000;1250.000000;1045.000000;344.000000;127.000000;34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31_76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7]=2; -1; IF([.D447]=[.C447];0;IF([.C44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42" calcext:value-type="float">
            <text:p>-78.42</text:p>
          </table:table-cell>
          <table:table-cell office:value-type="string" calcext:value-type="string">
            <text:p>Fit4C 89.56 90.30 0.78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5.26" calcext:value-type="float">
            <text:p>5.2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5.47" calcext:value-type="float">
            <text:p>5.4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16.000000;1226.000000;1117.000000;1204.000000;1100.000000;314.000000;201.000000;32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47_59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8]=2; -1; IF([.D448]=[.C448];0;IF([.C4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3.62" calcext:value-type="float">
            <text:p>-83.62</text:p>
          </table:table-cell>
          <table:table-cell office:value-type="string" calcext:value-type="string">
            <text:p>Fit4C 89.39 90.42 1.19</text:p>
          </table:table-cell>
          <table:table-cell office:value-type="string" calcext:value-type="string">
            <text:p>ShC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6.12" calcext:value-type="float">
            <text:p>6.1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5.97" calcext:value-type="float">
            <text:p>5.9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00.000000;1266.000000;1032.000000;1247.000000;1020.000000;332.000000;91.000000;34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57_31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9]=2; -1; IF([.D449]=[.C449];0;IF([.C44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98" calcext:value-type="float">
            <text:p>-80.98</text:p>
          </table:table-cell>
          <table:table-cell office:value-type="string" calcext:value-type="string">
            <text:p>Fit4C 89.55 90.44 1.47</text:p>
          </table:table-cell>
          <table:table-cell office:value-type="string" calcext:value-type="string">
            <text:p>ShC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4.5" calcext:value-type="float">
            <text:p>4.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17" calcext:value-type="float">
            <text:p>5.17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71.000000;1251.000000;1069.000000;1249.000000;1073.000000;370.000000;176.000000;35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0_18_65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0]=2; -1; IF([.D450]=[.C450];0;IF([.C45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71" calcext:value-type="float">
            <text:p>-75.71</text:p>
          </table:table-cell>
          <table:table-cell office:value-type="string" calcext:value-type="string">
            <text:p>Fit4C 89.42 90.38 1.02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0_0.00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54" calcext:value-type="float">
            <text:p>2.54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Tr1_0.00</text:p>
          </table:table-cell>
          <table:table-cell office:value-type="float" office:value="6.35" calcext:value-type="float">
            <text:p>6.3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4.000000;1301.000000;1125.000000;1292.000000;1122.000000;414.000000;234.000000;41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0_29_46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1]=2; -1; IF([.D451]=[.C451];0;IF([.C45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76" calcext:value-type="float">
            <text:p>-79.76</text:p>
          </table:table-cell>
          <table:table-cell office:value-type="string" calcext:value-type="string">
            <text:p>Fit4C 89.43 90.39 1.35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Lw0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4.45" calcext:value-type="float">
            <text:p>4.4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6.21" calcext:value-type="float">
            <text:p>6.21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i</text:p>
          </table:table-cell>
          <table:table-cell office:value-type="float" office:value="3.28" calcext:value-type="float">
            <text:p>3.2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11.000000;1281.000000;1112.000000;1264.000000;1101.000000;381.000000;203.000000;3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0_39_42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2]=2; -1; IF([.D452]=[.C452];0;IF([.C452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56" calcext:value-type="float">
            <text:p>-79.56</text:p>
          </table:table-cell>
          <table:table-cell office:value-type="string" calcext:value-type="string">
            <text:p>Fit4C 89.75 90.25 0.44</text:p>
          </table:table-cell>
          <table:table-cell office:value-type="string" calcext:value-type="string">
            <text:p>ShC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Lw0_0.00</text:p>
          </table:table-cell>
          <table:table-cell office:value-type="float" office:value="1.49" calcext:value-type="float">
            <text:p>1.4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0_0.00</text:p>
          </table:table-cell>
          <table:table-cell office:value-type="float" office:value="7.14" calcext:value-type="float">
            <text:p>7.1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Lw1_0.00</text:p>
          </table:table-cell>
          <table:table-cell office:value-type="float" office:value="2.46" calcext:value-type="float">
            <text:p>2.46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r1_0.00</text:p>
          </table:table-cell>
          <table:table-cell office:value-type="float" office:value="5.23" calcext:value-type="float">
            <text:p>5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55" calcext:value-type="float">
            <text:p>1.5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92.000000;1276.000000;1115.000000;1270.000000;1113.000000;353.000000;190.000000;3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0_50_63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3]=2; -1; IF([.D453]=[.C453];0;IF([.C45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29" calcext:value-type="float">
            <text:p>-79.29</text:p>
          </table:table-cell>
          <table:table-cell office:value-type="string" calcext:value-type="string">
            <text:p>Fit4C 89.68 90.40 0.68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0_0.00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1_0.00</text:p>
          </table:table-cell>
          <table:table-cell office:value-type="float" office:value="5.56" calcext:value-type="float">
            <text:p>5.5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66.000000;1263.000000;1048.000000;1245.000000;1029.000000;363.000000;153.000000;3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1_01_37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4]=2; -1; IF([.D454]=[.C454];0;IF([.C45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87" calcext:value-type="float">
            <text:p>-80.87</text:p>
          </table:table-cell>
          <table:table-cell office:value-type="string" calcext:value-type="string">
            <text:p>Fit4C 89.45 90.23 0.98</text:p>
          </table:table-cell>
          <table:table-cell office:value-type="string" calcext:value-type="string">
            <text:p>ShC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ShC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50.000000;1281.000000;1080.000000;1263.000000;1066.000000;348.000000;141.000000;35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1_21_69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5]=2; -1; IF([.D455]=[.C455];0;IF([.C45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94" calcext:value-type="float">
            <text:p>-79.94</text:p>
          </table:table-cell>
          <table:table-cell office:value-type="string" calcext:value-type="string">
            <text:p>Fit4C 89.37 90.45 1.33</text:p>
          </table:table-cell>
          <table:table-cell office:value-type="string" calcext:value-type="string">
            <text:p>Sh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64" calcext:value-type="float">
            <text:p>5.6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6.2" calcext:value-type="float">
            <text:p>6.2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55.000000;1249.000000;1066.000000;1253.000000;1077.000000;357.000000;169.000000;34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1_36_27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6]=2; -1; IF([.D456]=[.C456];0;IF([.C45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14" calcext:value-type="float">
            <text:p>-79.14</text:p>
          </table:table-cell>
          <table:table-cell office:value-type="string" calcext:value-type="string">
            <text:p>Fit4C 89.50 90.50 0.88</text:p>
          </table:table-cell>
          <table:table-cell office:value-type="string" calcext:value-type="string">
            <text:p>ShC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ShC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0_0.00</text:p>
          </table:table-cell>
          <table:table-cell office:value-type="float" office:value="6.21" calcext:value-type="float">
            <text:p>6.21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30.000000;1261.000000;1044.000000;1265.000000;1048.000000;360.000000;134.000000;34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1_46_73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7]=2; -1; IF([.D457]=[.C457];0;IF([.C45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0.83" calcext:value-type="float">
            <text:p>-70.83</text:p>
          </table:table-cell>
          <table:table-cell office:value-type="string" calcext:value-type="string">
            <text:p>Fit4C 89.51 90.49 1.41</text:p>
          </table:table-cell>
          <table:table-cell office:value-type="string" calcext:value-type="string">
            <text:p>ShC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ShC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1.52" calcext:value-type="float">
            <text:p>1.5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0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95" calcext:value-type="float">
            <text:p>5.9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52" calcext:value-type="float">
            <text:p>1.5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Ci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71.000000;1266.000000;1103.000000;1265.000000;1107.000000;351.000000;175.000000;33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00_61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8]=2; -1; IF([.D458]=[.C458];0;IF([.C45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92" calcext:value-type="float">
            <text:p>-78.92</text:p>
          </table:table-cell>
          <table:table-cell office:value-type="string" calcext:value-type="string">
            <text:p>Fit4C 89.61 90.44 1.07</text:p>
          </table:table-cell>
          <table:table-cell office:value-type="string" calcext:value-type="string">
            <text:p>ShC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ShC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6.98" calcext:value-type="float">
            <text:p>6.98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75" calcext:value-type="float">
            <text:p>4.7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79.000000;1237.000000;1078.000000;1242.000000;1085.000000;359.000000;190.000000;34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12_181_original_1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9]=2; -1; IF([.D459]=[.C459];0;IF([.C45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14" calcext:value-type="float">
            <text:p>-80.14</text:p>
          </table:table-cell>
          <table:table-cell office:value-type="string" calcext:value-type="string">
            <text:p>Fit4C 89.43 90.57 2.01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4.32" calcext:value-type="float">
            <text:p>4.3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6.72" calcext:value-type="float">
            <text:p>6.72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59.000000;1228.000000;1065.000000;1221.000000;1067.000000;334.000000;161.000000;32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24_98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0]=2; -1; IF([.D460]=[.C460];0;IF([.C46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91" calcext:value-type="float">
            <text:p>-77.91</text:p>
          </table:table-cell>
          <table:table-cell office:value-type="string" calcext:value-type="string">
            <text:p>Fit4C 89.30 90.44 1.36</text:p>
          </table:table-cell>
          <table:table-cell office:value-type="string" calcext:value-type="string">
            <text:p>ShC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6.01" calcext:value-type="float">
            <text:p>6.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i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44.000000;1265.000000;1040.000000;1253.000000;1035.000000;375.000000;143.000000;3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34_208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1]=2; -1; IF([.D461]=[.C461];0;IF([.C46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63" calcext:value-type="float">
            <text:p>-80.63</text:p>
          </table:table-cell>
          <table:table-cell office:value-type="string" calcext:value-type="string">
            <text:p>Fit4C 89.42 90.52 1.70</text:p>
          </table:table-cell>
          <table:table-cell office:value-type="string" calcext:value-type="string">
            <text:p>ShC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ShC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5.41" calcext:value-type="float">
            <text:p>5.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4.43" calcext:value-type="float">
            <text:p>4.4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Ci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81.000000;1237.000000;1075.000000;1225.000000;1070.000000;349.000000;175.000000;34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49_34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2]=2; -1; IF([.D462]=[.C462];0;IF([.C462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08" calcext:value-type="float">
            <text:p>-76.08</text:p>
          </table:table-cell>
          <table:table-cell office:value-type="string" calcext:value-type="string">
            <text:p>Fit4C 89.62 90.37 1.21</text:p>
          </table:table-cell>
          <table:table-cell office:value-type="string" calcext:value-type="string">
            <text:p>ShC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ShC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Lw0_0.00</text:p>
          </table:table-cell>
          <table:table-cell office:value-type="float" office:value="1.22" calcext:value-type="float">
            <text:p>1.22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Tr0_0.00</text:p>
          </table:table-cell>
          <table:table-cell office:value-type="float" office:value="4.4" calcext:value-type="float">
            <text:p>4.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8.64" calcext:value-type="float">
            <text:p>8.64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i_Lw</text:p>
          </table:table-cell>
          <table:table-cell office:value-type="float" office:value="1.5" calcext:value-type="float">
            <text:p>1.5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11.000000;1244.000000;1029.000000;1249.000000;1039.000000;344.000000;122.000000;32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00_93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3]=2; -1; IF([.D463]=[.C463];0;IF([.C46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1.28" calcext:value-type="float">
            <text:p>-81.28</text:p>
          </table:table-cell>
          <table:table-cell office:value-type="string" calcext:value-type="string">
            <text:p>Fit4C 89.45 90.60 1.84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4.85" calcext:value-type="float">
            <text:p>4.8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96" calcext:value-type="float">
            <text:p>5.9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39.000000;1266.000000;1078.000000;1267.000000;1086.000000;350.000000;149.000000;33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12_96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4]=2; -1; IF([.D464]=[.C464];0;IF([.C46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17" calcext:value-type="float">
            <text:p>-77.17</text:p>
          </table:table-cell>
          <table:table-cell office:value-type="string" calcext:value-type="string">
            <text:p>Fit4C 89.37 90.51 1.66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5.32" calcext:value-type="float">
            <text:p>5.3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5.36" calcext:value-type="float">
            <text:p>5.3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69.000000;1259.000000;1082.000000;1244.000000;1074.000000;345.000000;159.000000;34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25_06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5]=2; -1; IF([.D465]=[.C465];0;IF([.C46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97" calcext:value-type="float">
            <text:p>-76.97</text:p>
          </table:table-cell>
          <table:table-cell office:value-type="string" calcext:value-type="string">
            <text:p>Fit4C 89.35 90.63 1.72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Lw0_0.00</text:p>
          </table:table-cell>
          <table:table-cell office:value-type="float" office:value="1.5" calcext:value-type="float">
            <text:p>1.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0_0.00</text:p>
          </table:table-cell>
          <table:table-cell office:value-type="float" office:value="5.95" calcext:value-type="float">
            <text:p>5.9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7.06" calcext:value-type="float">
            <text:p>7.06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63.000000;1231.000000;1045.000000;1240.000000;1059.000000;374.000000;177.000000;35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35_20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6]=2; -1; IF([.D466]=[.C466];0;IF([.C46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06" calcext:value-type="float">
            <text:p>-77.06</text:p>
          </table:table-cell>
          <table:table-cell office:value-type="string" calcext:value-type="string">
            <text:p>Fit4C 89.44 90.54 1.86</text:p>
          </table:table-cell>
          <table:table-cell office:value-type="string" calcext:value-type="string">
            <text:p>ShC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4.8" calcext:value-type="float">
            <text:p>4.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7.57" calcext:value-type="float">
            <text:p>7.57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_Lw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66.000000;1265.000000;1097.000000;1268.000000;1108.000000;360.000000;178.000000;34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53_952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7]=2; -1; IF([.D467]=[.C467];0;IF([.C46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58" calcext:value-type="float">
            <text:p>-80.58</text:p>
          </table:table-cell>
          <table:table-cell office:value-type="string" calcext:value-type="string">
            <text:p>Fit4C 89.57 90.43 1.42</text:p>
          </table:table-cell>
          <table:table-cell office:value-type="string" calcext:value-type="string">
            <text:p>ShC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ShC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0_0.00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6.35" calcext:value-type="float">
            <text:p>6.3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_Lw</text:p>
          </table:table-cell>
          <table:table-cell office:value-type="float" office:value="1.58" calcext:value-type="float">
            <text:p>1.5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2.000000;1265.000000;1096.000000;1263.000000;1100.000000;354.000000;176.000000;34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4_12_52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8]=2; -1; IF([.D468]=[.C468];0;IF([.C46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21" calcext:value-type="float">
            <text:p>-78.21</text:p>
          </table:table-cell>
          <table:table-cell office:value-type="string" calcext:value-type="string">
            <text:p>Fit4C 89.82 90.25 0.71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5.01" calcext:value-type="float">
            <text:p>5.0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6.01" calcext:value-type="float">
            <text:p>6.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83.000000;1253.000000;1107.000000;1245.000000;1100.000000;331.000000;178.000000;3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4_26_54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9]=2; -1; IF([.D469]=[.C469];0;IF([.C46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4.69" calcext:value-type="float">
            <text:p>-74.69</text:p>
          </table:table-cell>
          <table:table-cell office:value-type="string" calcext:value-type="string">
            <text:p>Fit4C 89.44 90.37 0.98</text:p>
          </table:table-cell>
          <table:table-cell office:value-type="string" calcext:value-type="string">
            <text:p>ShC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ShC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14" calcext:value-type="float">
            <text:p>4.1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5.38" calcext:value-type="float">
            <text:p>5.3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11.000000;1214.000000;1042.000000;1209.000000;1043.000000;292.000000;115.000000;2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4_36_808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0]=2; -1; IF([.D470]=[.C470];0;IF([.C470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1" calcext:value-type="float">
            <text:p>-79.1</text:p>
          </table:table-cell>
          <table:table-cell office:value-type="string" calcext:value-type="string">
            <text:p>Fit4C 89.40 90.55 1.60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ShC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ShC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Lw0_0.00</text:p>
          </table:table-cell>
          <table:table-cell office:value-type="float" office:value="1.38" calcext:value-type="float">
            <text:p>1.3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r0_0.00</text:p>
          </table:table-cell>
          <table:table-cell office:value-type="float" office:value="5.77" calcext:value-type="float">
            <text:p>5.7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1.48" calcext:value-type="float">
            <text:p>1.4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1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49.000000;1299.000000;1105.000000;1290.000000;1102.000000;358.000000;150.000000;35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4_55_192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1]=2; -1; IF([.D471]=[.C471];0;IF([.C47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09" calcext:value-type="float">
            <text:p>-78.09</text:p>
          </table:table-cell>
          <table:table-cell office:value-type="string" calcext:value-type="string">
            <text:p>Fit4C 89.63 90.38 0.87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Lw0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0_0.00</text:p>
          </table:table-cell>
          <table:table-cell office:value-type="float" office:value="4.35" calcext:value-type="float">
            <text:p>4.3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3.96" calcext:value-type="float">
            <text:p>3.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4.31" calcext:value-type="float">
            <text:p>4.3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231.000000;1280.000000;1157.000000;1268.000000;1147.000000;353.000000;221.000000;35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5_14_28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2]=2; -1; IF([.D472]=[.C472];0;IF([.C47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47" calcext:value-type="float">
            <text:p>-77.47</text:p>
          </table:table-cell>
          <table:table-cell office:value-type="string" calcext:value-type="string">
            <text:p>Fit4C 89.38 90.50 1.42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Lw0_0.00</text:p>
          </table:table-cell>
          <table:table-cell office:value-type="float" office:value="2.21" calcext:value-type="float">
            <text:p>2.2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r0_0.00</text:p>
          </table:table-cell>
          <table:table-cell office:value-type="float" office:value="3.96" calcext:value-type="float">
            <text:p>3.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6.92" calcext:value-type="float">
            <text:p>6.9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73.000000;1295.000000;1100.000000;1291.000000;1101.000000;382.000000;179.000000;3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5_27_46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3]=2; -1; IF([.D473]=[.C473];0;IF([.C47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29" calcext:value-type="float">
            <text:p>-78.29</text:p>
          </table:table-cell>
          <table:table-cell office:value-type="string" calcext:value-type="string">
            <text:p>Fit4C 89.11 90.51 1.23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5.32" calcext:value-type="float">
            <text:p>5.3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66.000000;1254.000000;1071.000000;1247.000000;1072.000000;357.000000;173.000000;35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5_42_221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4]=2; -1; IF([.D474]=[.C474];0;IF([.C47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44" calcext:value-type="float">
            <text:p>-77.44</text:p>
          </table:table-cell>
          <table:table-cell office:value-type="string" calcext:value-type="string">
            <text:p>Fit4C 89.56 90.49 1.43</text:p>
          </table:table-cell>
          <table:table-cell office:value-type="string" calcext:value-type="string">
            <text:p>ShC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4.55" calcext:value-type="float">
            <text:p>4.5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37" calcext:value-type="float">
            <text:p>2.3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7.89" calcext:value-type="float">
            <text:p>7.89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Ci_Lw</text:p>
          </table:table-cell>
          <table:table-cell office:value-type="float" office:value="1.52" calcext:value-type="float">
            <text:p>1.52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i</text:p>
          </table:table-cell>
          <table:table-cell office:value-type="float" office:value="3.99" calcext:value-type="float">
            <text:p>3.9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58.000000;1263.000000;1075.000000;1268.000000;1085.000000;367.000000;170.000000;34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6_00_93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5]=2; -1; IF([.D475]=[.C475];0;IF([.C47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Fit4C 89.35 90.76 1.73</text:p>
          </table:table-cell>
          <table:table-cell office:value-type="string" calcext:value-type="string">
            <text:p>ShC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Lw0_0.00</text:p>
          </table:table-cell>
          <table:table-cell office:value-type="float" office:value="1.52" calcext:value-type="float">
            <text:p>1.52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0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36" calcext:value-type="float">
            <text:p>2.3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1_0.00</text:p>
          </table:table-cell>
          <table:table-cell office:value-type="float" office:value="5.64" calcext:value-type="float">
            <text:p>5.6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9.000000;1194.000000;1063.000000;1202.000000;1074.000000;339.000000;192.000000;3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6_15_254_original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76]=2; -1; IF([.D476]=[.C476];0;IF([.C47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64.14" calcext:value-type="float">
            <text:p>-64.14</text:p>
          </table:table-cell>
          <table:table-cell office:value-type="string" calcext:value-type="string">
            <text:p>Fit4C 89.17 90.91 2.54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6_49_43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7]=2; -1; IF([.D477]=[.C477];0;IF([.C47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29" calcext:value-type="float">
            <text:p>-79.29</text:p>
          </table:table-cell>
          <table:table-cell office:value-type="string" calcext:value-type="string">
            <text:p>Fit4C 89.55 90.38 1.14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ShC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5.1" calcext:value-type="float">
            <text:p>5.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6.2" calcext:value-type="float">
            <text:p>6.2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70.000000;1282.000000;1057.000000;1295.000000;1074.000000;419.000000;190.000000;3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6_59_86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8]=2; -1; IF([.D478]=[.C478];0;IF([.C47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88" calcext:value-type="float">
            <text:p>-77.88</text:p>
          </table:table-cell>
          <table:table-cell office:value-type="string" calcext:value-type="string">
            <text:p>Fit4C 89.22 90.45 0.74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r0_0.00</text:p>
          </table:table-cell>
          <table:table-cell office:value-type="float" office:value="3.86" calcext:value-type="float">
            <text:p>3.8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6.16" calcext:value-type="float">
            <text:p>6.1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85.000000;1198.000000;1064.000000;1207.000000;1072.000000;331.000000;188.000000;3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7_18_36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9]=2; -1; IF([.D479]=[.C479];0;IF([.C47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66" calcext:value-type="float">
            <text:p>-78.66</text:p>
          </table:table-cell>
          <table:table-cell office:value-type="string" calcext:value-type="string">
            <text:p>Fit4C 89.50 90.19 0.66</text:p>
          </table:table-cell>
          <table:table-cell office:value-type="string" calcext:value-type="string">
            <text:p>ShC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ShC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0_0.00</text:p>
          </table:table-cell>
          <table:table-cell office:value-type="float" office:value="5.79" calcext:value-type="float">
            <text:p>5.79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1_0.00</text:p>
          </table:table-cell>
          <table:table-cell office:value-type="float" office:value="4.89" calcext:value-type="float">
            <text:p>4.8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40.000000;1265.000000;1054.000000;1267.000000;1058.000000;359.000000;139.000000;35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7_28_34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0]=2; -1; IF([.D480]=[.C480];0;IF([.C48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Fit4C 89.74 90.26 0.45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ShC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5.51" calcext:value-type="float">
            <text:p>5.5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32" calcext:value-type="float">
            <text:p>2.32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1_0.00</text:p>
          </table:table-cell>
          <table:table-cell office:value-type="float" office:value="6.12" calcext:value-type="float">
            <text:p>6.1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43" calcext:value-type="float">
            <text:p>1.43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Ci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78.000000;1215.000000;1074.000000;1208.000000;1067.000000;315.000000;171.000000;31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7_45_98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1]=2; -1; IF([.D481]=[.C481];0;IF([.C48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09" calcext:value-type="float">
            <text:p>-78.09</text:p>
          </table:table-cell>
          <table:table-cell office:value-type="string" calcext:value-type="string">
            <text:p>Fit4C 89.67 90.19 0.57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4.95" calcext:value-type="float">
            <text:p>4.9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21" calcext:value-type="float">
            <text:p>5.2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99" calcext:value-type="float">
            <text:p>3.9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92.000000;1181.000000;1069.000000;1183.000000;1073.000000;308.000000;194.000000;3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7_57_88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2]=2; -1; IF([.D482]=[.C482];0;IF([.C48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85" calcext:value-type="float">
            <text:p>-76.85</text:p>
          </table:table-cell>
          <table:table-cell office:value-type="string" calcext:value-type="string">
            <text:p>Fit4C 89.34 90.49 1.61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6.12" calcext:value-type="float">
            <text:p>6.1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4.89" calcext:value-type="float">
            <text:p>4.8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8.000000;1239.000000;1126.000000;1215.000000;1110.000000;346.000000;218.000000;35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8_09_751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3]=2; -1; IF([.D483]=[.C483];0;IF([.C48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33" calcext:value-type="float">
            <text:p>-79.33</text:p>
          </table:table-cell>
          <table:table-cell office:value-type="string" calcext:value-type="string">
            <text:p>Fit4C 89.87 90.13 0.45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5.82" calcext:value-type="float">
            <text:p>5.8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2.22" calcext:value-type="float">
            <text:p>2.2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6.24" calcext:value-type="float">
            <text:p>6.24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69.000000;1242.000000;1053.000000;1249.000000;1061.000000;371.000000;178.000000;3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8_23_97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4]=2; -1; IF([.D484]=[.C484];0;IF([.C48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57" calcext:value-type="float">
            <text:p>-78.57</text:p>
          </table:table-cell>
          <table:table-cell office:value-type="string" calcext:value-type="string">
            <text:p>Fit4C 89.36 90.51 0.78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26" calcext:value-type="float">
            <text:p>4.2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5.96" calcext:value-type="float">
            <text:p>5.9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91.000000;1280.000000;1081.000000;1268.000000;1065.000000;376.000000;171.000000;3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8_42_07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5]=2; -1; IF([.D485]=[.C485];0;IF([.C48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54" calcext:value-type="float">
            <text:p>-77.54</text:p>
          </table:table-cell>
          <table:table-cell office:value-type="string" calcext:value-type="string">
            <text:p>Fit4C 89.42 90.66 1.83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6.32" calcext:value-type="float">
            <text:p>6.3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1_0.00</text:p>
          </table:table-cell>
          <table:table-cell office:value-type="float" office:value="6.53" calcext:value-type="float">
            <text:p>6.53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56" calcext:value-type="float">
            <text:p>1.5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94.000000;1214.000000;1083.000000;1201.000000;1076.000000;334.000000;190.000000;33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8_54_06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6]=2; -1; IF([.D486]=[.C486];0;IF([.C48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4.21" calcext:value-type="float">
            <text:p>-74.21</text:p>
          </table:table-cell>
          <table:table-cell office:value-type="string" calcext:value-type="string">
            <text:p>Fit4C 89.62 90.43 1.22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5.63" calcext:value-type="float">
            <text:p>5.6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10.000000;1248.000000;1124.000000;1258.000000;1138.000000;357.000000;226.000000;33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06_12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7]=2; -1; IF([.D487]=[.C487];0;IF([.C48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41" calcext:value-type="float">
            <text:p>-75.41</text:p>
          </table:table-cell>
          <table:table-cell office:value-type="string" calcext:value-type="string">
            <text:p>Fit4C 89.61 90.26 1.02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5.13" calcext:value-type="float">
            <text:p>5.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5.66" calcext:value-type="float">
            <text:p>5.6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3.000000;1256.000000;1068.000000;1248.000000;1064.000000;365.000000;167.000000;36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17_75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8]=2; -1; IF([.D488]=[.C488];0;IF([.C48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7" calcext:value-type="float">
            <text:p>-75.7</text:p>
          </table:table-cell>
          <table:table-cell office:value-type="string" calcext:value-type="string">
            <text:p>Fit4C 89.37 90.62 1.88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ShC</text:p>
          </table:table-cell>
          <table:table-cell office:value-type="float" office:value="0.644" calcext:value-type="float">
            <text:p>0.644</text:p>
          </table:table-cell>
          <table:table-cell office:value-type="string" calcext:value-type="string">
            <text:p>ShC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Lw0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0_0.00</text:p>
          </table:table-cell>
          <table:table-cell office:value-type="float" office:value="4.54" calcext:value-type="float">
            <text:p>4.54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r1_0.00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2.82" calcext:value-type="float">
            <text:p>2.82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170.000000;1290.000000;1084.000000;1289.000000;1090.000000;391.000000;176.000000;3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28_49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9]=2; -1; IF([.D489]=[.C489];0;IF([.C48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39" calcext:value-type="float">
            <text:p>-77.39</text:p>
          </table:table-cell>
          <table:table-cell office:value-type="string" calcext:value-type="string">
            <text:p>Fit4C 89.61 90.44 1.25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5.84" calcext:value-type="float">
            <text:p>5.8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4.000000;1260.000000;1064.000000;1264.000000;1072.000000;388.000000;183.000000;3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40_092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0]=2; -1; IF([.D490]=[.C490];0;IF([.C49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85" calcext:value-type="float">
            <text:p>-76.85</text:p>
          </table:table-cell>
          <table:table-cell office:value-type="string" calcext:value-type="string">
            <text:p>Fit4C 89.31 90.43 1.33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Lw0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5.96" calcext:value-type="float">
            <text:p>5.96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Ci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55.000000;1295.000000;1067.000000;1293.000000;1070.000000;396.000000;154.000000;3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50_18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1]=2; -1; IF([.D491]=[.C491];0;IF([.C49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42" calcext:value-type="float">
            <text:p>-75.42</text:p>
          </table:table-cell>
          <table:table-cell office:value-type="string" calcext:value-type="string">
            <text:p>Fit4C 89.32 90.52 1.77</text:p>
          </table:table-cell>
          <table:table-cell office:value-type="string" calcext:value-type="string">
            <text:p>Sh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5.26" calcext:value-type="float">
            <text:p>5.2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1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42" calcext:value-type="float">
            <text:p>1.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57.000000;1315.000000;1075.000000;1291.000000;1059.000000;397.000000;144.000000;40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20_03_85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2]=2; -1; IF([.D492]=[.C492];0;IF([.C49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09" calcext:value-type="float">
            <text:p>-80.09</text:p>
          </table:table-cell>
          <table:table-cell office:value-type="string" calcext:value-type="string">
            <text:p>Fit4C 89.62 90.38 1.13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ShC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Lw0_0.00</text:p>
          </table:table-cell>
          <table:table-cell office:value-type="float" office:value="1.66" calcext:value-type="float">
            <text:p>1.66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Tr0_0.00</text:p>
          </table:table-cell>
          <table:table-cell office:value-type="float" office:value="5.24" calcext:value-type="float">
            <text:p>5.2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6.37" calcext:value-type="float">
            <text:p>6.3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72.000000;1261.000000;1065.000000;1259.000000;1067.000000;377.000000;174.000000;3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20_20_76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3]=2; -1; IF([.D493]=[.C493];0;IF([.C49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61" calcext:value-type="float">
            <text:p>-78.61</text:p>
          </table:table-cell>
          <table:table-cell office:value-type="string" calcext:value-type="string">
            <text:p>Fit4C 89.43 90.50 1.08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4.81" calcext:value-type="float">
            <text:p>4.8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i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69.000000;1247.000000;1064.000000;1258.000000;1075.000000;376.000000;179.000000;35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20_34_342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4]=2; -1; IF([.D494]=[.C494];0;IF([.C49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3.81" calcext:value-type="float">
            <text:p>-73.81</text:p>
          </table:table-cell>
          <table:table-cell office:value-type="string" calcext:value-type="string">
            <text:p>Fit4C 89.44 90.61 1.88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5.47" calcext:value-type="float">
            <text:p>5.4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43" calcext:value-type="float">
            <text:p>2.4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1_0.00</text:p>
          </table:table-cell>
          <table:table-cell office:value-type="float" office:value="7.04" calcext:value-type="float">
            <text:p>7.0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87.000000;1307.000000;1102.000000;1284.000000;1089.000000;389.000000;173.000000;3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rig\spactick_2017_09_20_15_16_13_55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5]=2; -1; IF([.D495]=[.C495];0;IF([.C49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36" calcext:value-type="float">
            <text:p>-79.36</text:p>
          </table:table-cell>
          <table:table-cell office:value-type="string" calcext:value-type="string">
            <text:p>Fit4C 89.30 90.32 0.78</text:p>
          </table:table-cell>
          <table:table-cell office:value-type="string" calcext:value-type="string">
            <text:p>ShC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1_0.00</text:p>
          </table:table-cell>
          <table:table-cell office:value-type="float" office:value="5.23" calcext:value-type="float">
            <text:p>5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03.000000;1217.000000;1111.000000;1208.000000;1106.000000;313.000000;205.000000;3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rig\spactick_2017_09_26_15_49_52_285_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96]=2; -1; IF([.D496]=[.C496];0;IF([.C496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!![Bl]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1.8" calcext:value-type="float">
            <text:p>-71.8</text:p>
          </table:table-cell>
          <table:table-cell office:value-type="string" calcext:value-type="string">
            <text:p>Fit4C 89.04 90.71 1.14</text:p>
          </table:table-cell>
          <table:table-cell office:value-type="string" calcext:value-type="string">
            <text:p>ShC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5.84" calcext:value-type="float">
            <text:p>5.8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0.67" calcext:value-type="float">
            <text:p>0.6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Ci</text:p>
          </table:table-cell>
          <table:table-cell office:value-type="float" office:value="2.15" calcext:value-type="float">
            <text:p>2.15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240.000000;1303.000000;1133.000000;1282.000000;1117.000000;405.000000;234.000000;422.000000;</text:p>
          </table:table-cell>
          <table:table-cell office:value-type="string" calcext:value-type="string">
            <text:p>Merged</text:p>
          </table:table-cell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4"/>
          <table:table-cell table:formula="of:=COUNT([.E1:.E496])" office:value-type="float" office:value="496" calcext:value-type="float">
            <text:p>496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4:23:35.3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dc:date>2017-12-08T14:46:41.220000000</dc:date>
    <meta:editing-duration>PT28M53S</meta:editing-duration>
    <meta:editing-cycles>3</meta:editing-cycles>
    <meta:document-statistic meta:table-count="1" meta:cell-count="21466" meta:object-count="0"/>
  </office:meta>
</office:document-meta>
</file>